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08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1.35in"/>
    </style:style>
    <style:style style:name="co4" style:family="table-column">
      <style:table-column-properties fo:break-before="auto" style:column-width="1.4992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0.4335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da01_lzbench_nvcomp_all" table:style-name="ta1">
        <table:shapes>
          <draw:frame draw:z-index="0" draw:style-name="gr1" draw:text-style-name="P1" svg:width="7.2063in" svg:height="3.5429in" svg:x="10.9504in" svg:y="0.5413in">
            <draw:object draw:notify-on-update-of-ranges="cuda01_lzbench_nvcomp_all.A3:cuda01_lzbench_nvcomp_all.A3 cuda01_lzbench_nvcomp_all.H3:cuda01_lzbench_nvcomp_all.H16 cuda01_lzbench_nvcomp_all.C3:cuda01_lzbench_nvcomp_all.C16 cuda01_lzbench_nvcomp_all.A17:cuda01_lzbench_nvcomp_all.A17 cuda01_lzbench_nvcomp_all.H17:cuda01_lzbench_nvcomp_all.H31 cuda01_lzbench_nvcomp_all.C17:cuda01_lzbench_nvcomp_all.C31 cuda01_lzbench_nvcomp_all.A32:cuda01_lzbench_nvcomp_all.A32 cuda01_lzbench_nvcomp_all.H32:cuda01_lzbench_nvcomp_all.H46 cuda01_lzbench_nvcomp_all.C32:cuda01_lzbench_nvcomp_all.C46 cuda01_lzbench_nvcomp_all.A47:cuda01_lzbench_nvcomp_all.A47 cuda01_lzbench_nvcomp_all.H47:cuda01_lzbench_nvcomp_all.H50 cuda01_lzbench_nvcomp_all.C47:cuda01_lzbench_nvcomp_all.C50 cuda01_lzbench_nvcomp_all.A51:cuda01_lzbench_nvcomp_all.A51 cuda01_lzbench_nvcomp_all.H51:cuda01_lzbench_nvcomp_all.H54 cuda01_lzbench_nvcomp_all.C51:cuda01_lzbench_nvcomp_all.C54 cuda01_lzbench_nvcomp_all.A55:cuda01_lzbench_nvcomp_all.A55 cuda01_lzbench_nvcomp_all.H54:cuda01_lzbench_nvcomp_all.H57 cuda01_lzbench_nvcomp_all.C55:cuda01_lzbench_nvcomp_all.C58 cuda01_lzbench_nvcomp_all.A59:cuda01_lzbench_nvcomp_all.A59 cuda01_lzbench_nvcomp_all.H59:cuda01_lzbench_nvcomp_all.H62 cuda01_lzbench_nvcomp_all.C59:cuda01_lzbench_nvcomp_all.C62 cuda01_lzbench_nvcomp_all.A63:cuda01_lzbench_nvcomp_all.A63 cuda01_lzbench_nvcomp_all.H63:cuda01_lzbench_nvcomp_all.H66 cuda01_lzbench_nvcomp_all.C63:cuda01_lzbench_nvcomp_all.C66 cuda01_lzbench_nvcomp_all.A67:cuda01_lzbench_nvcomp_all.A67 cuda01_lzbench_nvcomp_all.H67:cuda01_lzbench_nvcomp_all.H70 cuda01_lzbench_nvcomp_all.C67:cuda01_lzbench_nvcomp_all.C70 cuda01_lzbench_nvcomp_all.A71:cuda01_lzbench_nvcomp_all.A71 cuda01_lzbench_nvcomp_all.H71:cuda01_lzbench_nvcomp_all.H88 cuda01_lzbench_nvcomp_all.C71:cuda01_lzbench_nvcomp_all.C88 cuda01_lzbench_nvcomp_all.A89:cuda01_lzbench_nvcomp_all.A89 cuda01_lzbench_nvcomp_all.H89:cuda01_lzbench_nvcomp_all.H106 cuda01_lzbench_nvcomp_all.C89:cuda01_lzbench_nvcomp_all.C106 cuda01_lzbench_nvcomp_all.A107:cuda01_lzbench_nvcomp_all.A107 cuda01_lzbench_nvcomp_all.H107:cuda01_lzbench_nvcomp_all.H122 cuda01_lzbench_nvcomp_all.C107:cuda01_lzbench_nvcomp_all.C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mpressor name</text:p>
          </table:table-cell>
          <table:table-cell office:value-type="string" calcext:value-type="string">
            <text:p><text:s/>Args</text:p>
          </table:table-cell>
          <table:table-cell office:value-type="string" calcext:value-type="string">
            <text:p>Chunk size</text:p>
          </table:table-cell>
          <table:table-cell office:value-type="string" calcext:value-type="string">
            <text:p>Compression speed</text:p>
          </table:table-cell>
          <table:table-cell office:value-type="string" calcext:value-type="string">
            <text:p>Decompression speed</text:p>
          </table:table-cell>
          <table:table-cell office:value-type="string" calcext:value-type="string">
            <text:p>Original size</text:p>
          </table:table-cell>
          <table:table-cell office:value-type="string" calcext:value-type="string">
            <text:p>Compressed 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Filename</text:p>
          </table:table-cell>
          <table:table-cell/>
        </table:table-row>
        <table:table-row table:style-name="ro1">
          <table:table-cell office:value-type="string" calcext:value-type="string">
            <text:p>memcpy</text:p>
          </table:table-cell>
          <table:table-cell table:number-columns-repeated="2"/>
          <table:table-cell office:value-type="float" office:value="6301.44" calcext:value-type="float">
            <text:p>6301.44</text:p>
          </table:table-cell>
          <table:table-cell office:value-type="float" office:value="6268.59" calcext:value-type="float">
            <text:p>6268.59</text:p>
          </table:table-cell>
          <table:table-cell table:number-columns-repeated="2" office:value-type="float" office:value="211948032" calcext:value-type="float">
            <text:p>2119480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5" calcext:value-type="float">
            <text:p>-5</text:p>
          </table:table-cell>
          <table:table-cell table:formula="of:=BITLSHIFT(1; ABS([.B3])+6)" office:value-type="float" office:value="2048" calcext:value-type="float">
            <text:p>2048</text:p>
          </table:table-cell>
          <table:table-cell office:value-type="float" office:value="4262.41" calcext:value-type="float">
            <text:p>4262.41</text:p>
          </table:table-cell>
          <table:table-cell office:value-type="float" office:value="4308.79" calcext:value-type="float">
            <text:p>4308.7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4549984" calcext:value-type="float">
            <text:p>184549984</text:p>
          </table:table-cell>
          <table:table-cell office:value-type="float" office:value="87.07" calcext:value-type="float">
            <text:p>87.0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6" calcext:value-type="float">
            <text:p>-6</text:p>
          </table:table-cell>
          <table:table-cell table:formula="of:=BITLSHIFT(1; ABS([.B4])+6)" office:value-type="float" office:value="4096" calcext:value-type="float">
            <text:p>4096</text:p>
          </table:table-cell>
          <table:table-cell office:value-type="float" office:value="4290.49" calcext:value-type="float">
            <text:p>4290.49</text:p>
          </table:table-cell>
          <table:table-cell office:value-type="float" office:value="5126.54" calcext:value-type="float">
            <text:p>5126.5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61361408" calcext:value-type="float">
            <text:p>161361408</text:p>
          </table:table-cell>
          <table:table-cell office:value-type="float" office:value="76.13" calcext:value-type="float">
            <text:p>76.1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7" calcext:value-type="float">
            <text:p>-7</text:p>
          </table:table-cell>
          <table:table-cell table:formula="of:=BITLSHIFT(1; ABS([.B5])+6)" office:value-type="float" office:value="8192" calcext:value-type="float">
            <text:p>8192</text:p>
          </table:table-cell>
          <table:table-cell office:value-type="float" office:value="4447.27" calcext:value-type="float">
            <text:p>4447.27</text:p>
          </table:table-cell>
          <table:table-cell office:value-type="float" office:value="5109.23" calcext:value-type="float">
            <text:p>5109.2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49983368" calcext:value-type="float">
            <text:p>149983368</text:p>
          </table:table-cell>
          <table:table-cell office:value-type="float" office:value="70.76" calcext:value-type="float">
            <text:p>70.7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8" calcext:value-type="float">
            <text:p>-8</text:p>
          </table:table-cell>
          <table:table-cell table:formula="of:=BITLSHIFT(1; ABS([.B6])+6)" office:value-type="float" office:value="16384" calcext:value-type="float">
            <text:p>16384</text:p>
          </table:table-cell>
          <table:table-cell office:value-type="float" office:value="4649.23" calcext:value-type="float">
            <text:p>4649.23</text:p>
          </table:table-cell>
          <table:table-cell office:value-type="float" office:value="5598.75" calcext:value-type="float">
            <text:p>5598.75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9862080" calcext:value-type="float">
            <text:p>139862080</text:p>
          </table:table-cell>
          <table:table-cell office:value-type="float" office:value="65.99" calcext:value-type="float">
            <text:p>65.9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9" calcext:value-type="float">
            <text:p>-9</text:p>
          </table:table-cell>
          <table:table-cell table:formula="of:=BITLSHIFT(1; ABS([.B7])+6)" office:value-type="float" office:value="32768" calcext:value-type="float">
            <text:p>32768</text:p>
          </table:table-cell>
          <table:table-cell office:value-type="float" office:value="5116.99" calcext:value-type="float">
            <text:p>5116.99</text:p>
          </table:table-cell>
          <table:table-cell office:value-type="float" office:value="5603.99" calcext:value-type="float">
            <text:p>5603.9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5279088" calcext:value-type="float">
            <text:p>135279088</text:p>
          </table:table-cell>
          <table:table-cell office:value-type="float" office:value="63.83" calcext:value-type="float">
            <text:p>63.8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10" calcext:value-type="float">
            <text:p>-10</text:p>
          </table:table-cell>
          <table:table-cell table:formula="of:=BITLSHIFT(1; ABS([.B8])+6)" office:value-type="float" office:value="65536" calcext:value-type="float">
            <text:p>65536</text:p>
          </table:table-cell>
          <table:table-cell office:value-type="float" office:value="4989.85" calcext:value-type="float">
            <text:p>4989.85</text:p>
          </table:table-cell>
          <table:table-cell office:value-type="float" office:value="5751.68" calcext:value-type="float">
            <text:p>5751.6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3540864" calcext:value-type="float">
            <text:p>133540864</text:p>
          </table:table-cell>
          <table:table-cell office:value-type="float" office:value="63.01" calcext:value-type="float">
            <text:p>63.01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11" calcext:value-type="float">
            <text:p>-11</text:p>
          </table:table-cell>
          <table:table-cell table:formula="of:=BITLSHIFT(1; ABS([.B9])+6)" office:value-type="float" office:value="131072" calcext:value-type="float">
            <text:p>131072</text:p>
          </table:table-cell>
          <table:table-cell office:value-type="float" office:value="5283.8" calcext:value-type="float">
            <text:p>5283.8</text:p>
          </table:table-cell>
          <table:table-cell office:value-type="float" office:value="5901.65" calcext:value-type="float">
            <text:p>5901.65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3303208" calcext:value-type="float">
            <text:p>133303208</text:p>
          </table:table-cell>
          <table:table-cell office:value-type="float" office:value="62.89" calcext:value-type="float">
            <text:p>62.8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12" calcext:value-type="float">
            <text:p>-12</text:p>
          </table:table-cell>
          <table:table-cell table:formula="of:=BITLSHIFT(1; ABS([.B10])+6)" office:value-type="float" office:value="262144" calcext:value-type="float">
            <text:p>262144</text:p>
          </table:table-cell>
          <table:table-cell office:value-type="float" office:value="4702.46" calcext:value-type="float">
            <text:p>4702.46</text:p>
          </table:table-cell>
          <table:table-cell office:value-type="float" office:value="5445.79" calcext:value-type="float">
            <text:p>5445.7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3603464" calcext:value-type="float">
            <text:p>133603464</text:p>
          </table:table-cell>
          <table:table-cell office:value-type="float" office:value="63.04" calcext:value-type="float">
            <text:p>63.04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13" calcext:value-type="float">
            <text:p>-13</text:p>
          </table:table-cell>
          <table:table-cell table:formula="of:=BITLSHIFT(1; ABS([.B11])+6)" office:value-type="float" office:value="524288" calcext:value-type="float">
            <text:p>524288</text:p>
          </table:table-cell>
          <table:table-cell office:value-type="float" office:value="5246.75" calcext:value-type="float">
            <text:p>5246.75</text:p>
          </table:table-cell>
          <table:table-cell office:value-type="float" office:value="5543.96" calcext:value-type="float">
            <text:p>5543.9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4570600" calcext:value-type="float">
            <text:p>134570600</text:p>
          </table:table-cell>
          <table:table-cell office:value-type="float" office:value="63.49" calcext:value-type="float">
            <text:p>63.4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14" calcext:value-type="float">
            <text:p>-14</text:p>
          </table:table-cell>
          <table:table-cell table:formula="of:=BITLSHIFT(1; ABS([.B12])+6)" office:value-type="float" office:value="1048576" calcext:value-type="float">
            <text:p>1048576</text:p>
          </table:table-cell>
          <table:table-cell office:value-type="float" office:value="5118.05" calcext:value-type="float">
            <text:p>5118.05</text:p>
          </table:table-cell>
          <table:table-cell office:value-type="float" office:value="5408.29" calcext:value-type="float">
            <text:p>5408.2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5803000" calcext:value-type="float">
            <text:p>135803000</text:p>
          </table:table-cell>
          <table:table-cell office:value-type="float" office:value="64.07" calcext:value-type="float">
            <text:p>64.0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15" calcext:value-type="float">
            <text:p>-15</text:p>
          </table:table-cell>
          <table:table-cell table:formula="of:=BITLSHIFT(1; ABS([.B13])+6)" office:value-type="float" office:value="2097152" calcext:value-type="float">
            <text:p>2097152</text:p>
          </table:table-cell>
          <table:table-cell office:value-type="float" office:value="4538.58" calcext:value-type="float">
            <text:p>4538.58</text:p>
          </table:table-cell>
          <table:table-cell office:value-type="float" office:value="5362.49" calcext:value-type="float">
            <text:p>5362.4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7054536" calcext:value-type="float">
            <text:p>137054536</text:p>
          </table:table-cell>
          <table:table-cell office:value-type="float" office:value="64.66" calcext:value-type="float">
            <text:p>64.6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16" calcext:value-type="float">
            <text:p>-16</text:p>
          </table:table-cell>
          <table:table-cell table:formula="of:=BITLSHIFT(1; ABS([.B14])+6)" office:value-type="float" office:value="4194304" calcext:value-type="float">
            <text:p>4194304</text:p>
          </table:table-cell>
          <table:table-cell office:value-type="float" office:value="4790.61" calcext:value-type="float">
            <text:p>4790.61</text:p>
          </table:table-cell>
          <table:table-cell office:value-type="float" office:value="5430.87" calcext:value-type="float">
            <text:p>5430.87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9460616" calcext:value-type="float">
            <text:p>139460616</text:p>
          </table:table-cell>
          <table:table-cell office:value-type="float" office:value="65.8" calcext:value-type="float">
            <text:p>65.8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17" calcext:value-type="float">
            <text:p>-17</text:p>
          </table:table-cell>
          <table:table-cell table:formula="of:=BITLSHIFT(1; ABS([.B15])+6)" office:value-type="float" office:value="8388608" calcext:value-type="float">
            <text:p>8388608</text:p>
          </table:table-cell>
          <table:table-cell office:value-type="float" office:value="4467.03" calcext:value-type="float">
            <text:p>4467.03</text:p>
          </table:table-cell>
          <table:table-cell office:value-type="float" office:value="5652.42" calcext:value-type="float">
            <text:p>5652.42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43784736" calcext:value-type="float">
            <text:p>143784736</text:p>
          </table:table-cell>
          <table:table-cell office:value-type="float" office:value="67.84" calcext:value-type="float">
            <text:p>67.84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ans 3.0.5</text:p>
          </table:table-cell>
          <table:table-cell office:value-type="float" office:value="-18" calcext:value-type="float">
            <text:p>-18</text:p>
          </table:table-cell>
          <table:table-cell table:formula="of:=BITLSHIFT(1; ABS([.B16])+6)" office:value-type="float" office:value="16777216" calcext:value-type="float">
            <text:p>16777216</text:p>
          </table:table-cell>
          <table:table-cell office:value-type="float" office:value="4547.74" calcext:value-type="float">
            <text:p>4547.74</text:p>
          </table:table-cell>
          <table:table-cell office:value-type="float" office:value="5377.04" calcext:value-type="float">
            <text:p>5377.0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48345190" calcext:value-type="float">
            <text:p>148345190</text:p>
          </table:table-cell>
          <table:table-cell office:value-type="float" office:value="69.99" calcext:value-type="float">
            <text:p>69.9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4" calcext:value-type="float">
            <text:p>-4</text:p>
          </table:table-cell>
          <table:table-cell table:formula="of:=BITLSHIFT(1; ABS([.B17])+6)" office:value-type="float" office:value="1024" calcext:value-type="float">
            <text:p>1024</text:p>
          </table:table-cell>
          <table:table-cell office:value-type="float" office:value="4165.58" calcext:value-type="float">
            <text:p>4165.58</text:p>
          </table:table-cell>
          <table:table-cell office:value-type="float" office:value="3931.71" calcext:value-type="float">
            <text:p>3931.7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92792804" calcext:value-type="float">
            <text:p>192792804</text:p>
          </table:table-cell>
          <table:table-cell office:value-type="float" office:value="90.96" calcext:value-type="float">
            <text:p>90.9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5" calcext:value-type="float">
            <text:p>-5</text:p>
          </table:table-cell>
          <table:table-cell table:formula="of:=BITLSHIFT(1; ABS([.B18])+6)" office:value-type="float" office:value="2048" calcext:value-type="float">
            <text:p>2048</text:p>
          </table:table-cell>
          <table:table-cell office:value-type="float" office:value="4681.96" calcext:value-type="float">
            <text:p>4681.96</text:p>
          </table:table-cell>
          <table:table-cell office:value-type="float" office:value="4271.57" calcext:value-type="float">
            <text:p>4271.57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3762164" calcext:value-type="float">
            <text:p>183762164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6" calcext:value-type="float">
            <text:p>-6</text:p>
          </table:table-cell>
          <table:table-cell table:formula="of:=BITLSHIFT(1; ABS([.B19])+6)" office:value-type="float" office:value="4096" calcext:value-type="float">
            <text:p>4096</text:p>
          </table:table-cell>
          <table:table-cell office:value-type="float" office:value="4257.35" calcext:value-type="float">
            <text:p>4257.35</text:p>
          </table:table-cell>
          <table:table-cell office:value-type="float" office:value="5078.8" calcext:value-type="float">
            <text:p>5078.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9244964" calcext:value-type="float">
            <text:p>179244964</text:p>
          </table:table-cell>
          <table:table-cell office:value-type="float" office:value="84.57" calcext:value-type="float">
            <text:p>84.5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7" calcext:value-type="float">
            <text:p>-7</text:p>
          </table:table-cell>
          <table:table-cell table:formula="of:=BITLSHIFT(1; ABS([.B20])+6)" office:value-type="float" office:value="8192" calcext:value-type="float">
            <text:p>8192</text:p>
          </table:table-cell>
          <table:table-cell office:value-type="float" office:value="4863.33" calcext:value-type="float">
            <text:p>4863.33</text:p>
          </table:table-cell>
          <table:table-cell office:value-type="float" office:value="4699.49" calcext:value-type="float">
            <text:p>4699.4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6386572" calcext:value-type="float">
            <text:p>176386572</text:p>
          </table:table-cell>
          <table:table-cell office:value-type="float" office:value="83.22" calcext:value-type="float">
            <text:p>83.2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8" calcext:value-type="float">
            <text:p>-8</text:p>
          </table:table-cell>
          <table:table-cell table:formula="of:=BITLSHIFT(1; ABS([.B21])+6)" office:value-type="float" office:value="16384" calcext:value-type="float">
            <text:p>16384</text:p>
          </table:table-cell>
          <table:table-cell office:value-type="float" office:value="4409.13" calcext:value-type="float">
            <text:p>4409.13</text:p>
          </table:table-cell>
          <table:table-cell office:value-type="float" office:value="5083" calcext:value-type="float">
            <text:p>508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5744724" calcext:value-type="float">
            <text:p>175744724</text:p>
          </table:table-cell>
          <table:table-cell office:value-type="float" office:value="82.92" calcext:value-type="float">
            <text:p>82.9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9" calcext:value-type="float">
            <text:p>-9</text:p>
          </table:table-cell>
          <table:table-cell table:formula="of:=BITLSHIFT(1; ABS([.B22])+6)" office:value-type="float" office:value="32768" calcext:value-type="float">
            <text:p>32768</text:p>
          </table:table-cell>
          <table:table-cell office:value-type="float" office:value="4963.16" calcext:value-type="float">
            <text:p>4963.16</text:p>
          </table:table-cell>
          <table:table-cell office:value-type="float" office:value="4587.65" calcext:value-type="float">
            <text:p>4587.65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5423556" calcext:value-type="float">
            <text:p>175423556</text:p>
          </table:table-cell>
          <table:table-cell office:value-type="float" office:value="82.77" calcext:value-type="float">
            <text:p>82.7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10" calcext:value-type="float">
            <text:p>-10</text:p>
          </table:table-cell>
          <table:table-cell table:formula="of:=BITLSHIFT(1; ABS([.B23])+6)" office:value-type="float" office:value="65536" calcext:value-type="float">
            <text:p>65536</text:p>
          </table:table-cell>
          <table:table-cell office:value-type="float" office:value="4856.91" calcext:value-type="float">
            <text:p>4856.91</text:p>
          </table:table-cell>
          <table:table-cell office:value-type="float" office:value="4786.7" calcext:value-type="float">
            <text:p>4786.7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5262860" calcext:value-type="float">
            <text:p>175262860</text:p>
          </table:table-cell>
          <table:table-cell office:value-type="float" office:value="82.69" calcext:value-type="float">
            <text:p>82.6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11" calcext:value-type="float">
            <text:p>-11</text:p>
          </table:table-cell>
          <table:table-cell table:formula="of:=BITLSHIFT(1; ABS([.B24])+6)" office:value-type="float" office:value="131072" calcext:value-type="float">
            <text:p>131072</text:p>
          </table:table-cell>
          <table:table-cell office:value-type="float" office:value="4768.8" calcext:value-type="float">
            <text:p>4768.8</text:p>
          </table:table-cell>
          <table:table-cell office:value-type="float" office:value="4581.18" calcext:value-type="float">
            <text:p>4581.1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5182180" calcext:value-type="float">
            <text:p>175182180</text:p>
          </table:table-cell>
          <table:table-cell office:value-type="float" office:value="82.65" calcext:value-type="float">
            <text:p>82.65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12" calcext:value-type="float">
            <text:p>-12</text:p>
          </table:table-cell>
          <table:table-cell table:formula="of:=BITLSHIFT(1; ABS([.B25])+6)" office:value-type="float" office:value="262144" calcext:value-type="float">
            <text:p>262144</text:p>
          </table:table-cell>
          <table:table-cell office:value-type="float" office:value="4845.82" calcext:value-type="float">
            <text:p>4845.82</text:p>
          </table:table-cell>
          <table:table-cell office:value-type="float" office:value="4792.74" calcext:value-type="float">
            <text:p>4792.7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5141952" calcext:value-type="float">
            <text:p>175141952</text:p>
          </table:table-cell>
          <table:table-cell office:value-type="float" office:value="82.63" calcext:value-type="float">
            <text:p>82.63</text:p>
          </table:table-cell>
          <table:table-cell office:value-type="string" calcext:value-type="string">
            <text:p>../datasets/silesia.tar</text:p>
          </table:table-cell>
          <table:table-cell>
            <draw:frame draw:z-index="1" draw:style-name="gr1" draw:text-style-name="P1" svg:width="7.2063in" svg:height="3.5429in" svg:x="0.0244in" svg:y="0.0055in">
              <draw:object draw:notify-on-update-of-ranges="cuda01_lzbench_nvcomp_all.C3:cuda01_lzbench_nvcomp_all.C16 cuda01_lzbench_nvcomp_all.A3:cuda01_lzbench_nvcomp_all.A3 cuda01_lzbench_nvcomp_all.E3:cuda01_lzbench_nvcomp_all.E16 cuda01_lzbench_nvcomp_all.C17:cuda01_lzbench_nvcomp_all.C31 cuda01_lzbench_nvcomp_all.A17:cuda01_lzbench_nvcomp_all.A17 cuda01_lzbench_nvcomp_all.E17:cuda01_lzbench_nvcomp_all.E31 cuda01_lzbench_nvcomp_all.C32:cuda01_lzbench_nvcomp_all.C46 cuda01_lzbench_nvcomp_all.A32:cuda01_lzbench_nvcomp_all.A32 cuda01_lzbench_nvcomp_all.E32:cuda01_lzbench_nvcomp_all.E46 cuda01_lzbench_nvcomp_all.C47:cuda01_lzbench_nvcomp_all.C50 cuda01_lzbench_nvcomp_all.A47:cuda01_lzbench_nvcomp_all.A47 cuda01_lzbench_nvcomp_all.E47:cuda01_lzbench_nvcomp_all.E50 cuda01_lzbench_nvcomp_all.C51:cuda01_lzbench_nvcomp_all.C54 cuda01_lzbench_nvcomp_all.A51:cuda01_lzbench_nvcomp_all.A51 cuda01_lzbench_nvcomp_all.E51:cuda01_lzbench_nvcomp_all.E54 cuda01_lzbench_nvcomp_all.C55:cuda01_lzbench_nvcomp_all.C58 cuda01_lzbench_nvcomp_all.A55:cuda01_lzbench_nvcomp_all.A55 cuda01_lzbench_nvcomp_all.E55:cuda01_lzbench_nvcomp_all.E58 cuda01_lzbench_nvcomp_all.C59:cuda01_lzbench_nvcomp_all.C62 cuda01_lzbench_nvcomp_all.A59:cuda01_lzbench_nvcomp_all.A59 cuda01_lzbench_nvcomp_all.E59:cuda01_lzbench_nvcomp_all.E62 cuda01_lzbench_nvcomp_all.C63:cuda01_lzbench_nvcomp_all.C66 cuda01_lzbench_nvcomp_all.A63:cuda01_lzbench_nvcomp_all.A63 cuda01_lzbench_nvcomp_all.E63:cuda01_lzbench_nvcomp_all.E66 cuda01_lzbench_nvcomp_all.C67:cuda01_lzbench_nvcomp_all.C70 cuda01_lzbench_nvcomp_all.A67:cuda01_lzbench_nvcomp_all.A67 cuda01_lzbench_nvcomp_all.E67:cuda01_lzbench_nvcomp_all.E70 cuda01_lzbench_nvcomp_all.C71:cuda01_lzbench_nvcomp_all.C88 cuda01_lzbench_nvcomp_all.A71:cuda01_lzbench_nvcomp_all.A71 cuda01_lzbench_nvcomp_all.E71:cuda01_lzbench_nvcomp_all.E88 cuda01_lzbench_nvcomp_all.C89:cuda01_lzbench_nvcomp_all.C106 cuda01_lzbench_nvcomp_all.A89:cuda01_lzbench_nvcomp_all.A89 cuda01_lzbench_nvcomp_all.E89:cuda01_lzbench_nvcomp_all.E106 cuda01_lzbench_nvcomp_all.C107:cuda01_lzbench_nvcomp_all.C122 cuda01_lzbench_nvcomp_all.A107:cuda01_lzbench_nvcomp_all.A107 cuda01_lzbench_nvcomp_all.E107:cuda01_lzbench_nvcomp_all.E1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13" calcext:value-type="float">
            <text:p>-13</text:p>
          </table:table-cell>
          <table:table-cell table:formula="of:=BITLSHIFT(1; ABS([.B26])+6)" office:value-type="float" office:value="524288" calcext:value-type="float">
            <text:p>524288</text:p>
          </table:table-cell>
          <table:table-cell office:value-type="float" office:value="4504.93" calcext:value-type="float">
            <text:p>4504.93</text:p>
          </table:table-cell>
          <table:table-cell office:value-type="float" office:value="5153.76" calcext:value-type="float">
            <text:p>5153.7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5121848" calcext:value-type="float">
            <text:p>175121848</text:p>
          </table:table-cell>
          <table:table-cell office:value-type="float" office:value="82.62" calcext:value-type="float">
            <text:p>82.6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14" calcext:value-type="float">
            <text:p>-14</text:p>
          </table:table-cell>
          <table:table-cell table:formula="of:=BITLSHIFT(1; ABS([.B27])+6)" office:value-type="float" office:value="1048576" calcext:value-type="float">
            <text:p>1048576</text:p>
          </table:table-cell>
          <table:table-cell office:value-type="float" office:value="4358.24" calcext:value-type="float">
            <text:p>4358.24</text:p>
          </table:table-cell>
          <table:table-cell office:value-type="float" office:value="4918.83" calcext:value-type="float">
            <text:p>4918.8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5111760" calcext:value-type="float">
            <text:p>175111760</text:p>
          </table:table-cell>
          <table:table-cell office:value-type="float" office:value="82.62" calcext:value-type="float">
            <text:p>82.6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15" calcext:value-type="float">
            <text:p>-15</text:p>
          </table:table-cell>
          <table:table-cell table:formula="of:=BITLSHIFT(1; ABS([.B28])+6)" office:value-type="float" office:value="2097152" calcext:value-type="float">
            <text:p>2097152</text:p>
          </table:table-cell>
          <table:table-cell office:value-type="float" office:value="4669.14" calcext:value-type="float">
            <text:p>4669.14</text:p>
          </table:table-cell>
          <table:table-cell office:value-type="float" office:value="4938.25" calcext:value-type="float">
            <text:p>4938.25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5106664" calcext:value-type="float">
            <text:p>175106664</text:p>
          </table:table-cell>
          <table:table-cell office:value-type="float" office:value="82.62" calcext:value-type="float">
            <text:p>82.6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16" calcext:value-type="float">
            <text:p>-16</text:p>
          </table:table-cell>
          <table:table-cell table:formula="of:=BITLSHIFT(1; ABS([.B29])+6)" office:value-type="float" office:value="4194304" calcext:value-type="float">
            <text:p>4194304</text:p>
          </table:table-cell>
          <table:table-cell office:value-type="float" office:value="4658.44" calcext:value-type="float">
            <text:p>4658.44</text:p>
          </table:table-cell>
          <table:table-cell office:value-type="float" office:value="4118.38" calcext:value-type="float">
            <text:p>4118.3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5104124" calcext:value-type="float">
            <text:p>175104124</text:p>
          </table:table-cell>
          <table:table-cell office:value-type="float" office:value="82.62" calcext:value-type="float">
            <text:p>82.6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17" calcext:value-type="float">
            <text:p>-17</text:p>
          </table:table-cell>
          <table:table-cell table:formula="of:=BITLSHIFT(1; ABS([.B30])+6)" office:value-type="float" office:value="8388608" calcext:value-type="float">
            <text:p>8388608</text:p>
          </table:table-cell>
          <table:table-cell office:value-type="float" office:value="3979.98" calcext:value-type="float">
            <text:p>3979.98</text:p>
          </table:table-cell>
          <table:table-cell office:value-type="float" office:value="3763.16" calcext:value-type="float">
            <text:p>3763.1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5102908" calcext:value-type="float">
            <text:p>175102908</text:p>
          </table:table-cell>
          <table:table-cell office:value-type="float" office:value="82.62" calcext:value-type="float">
            <text:p>82.6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default 3.0.5</text:p>
          </table:table-cell>
          <table:table-cell office:value-type="float" office:value="-18" calcext:value-type="float">
            <text:p>-18</text:p>
          </table:table-cell>
          <table:table-cell table:formula="of:=BITLSHIFT(1; ABS([.B31])+6)" office:value-type="float" office:value="16777216" calcext:value-type="float">
            <text:p>16777216</text:p>
          </table:table-cell>
          <table:table-cell office:value-type="float" office:value="3777.45" calcext:value-type="float">
            <text:p>3777.45</text:p>
          </table:table-cell>
          <table:table-cell office:value-type="float" office:value="3210.59" calcext:value-type="float">
            <text:p>3210.5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5102240" calcext:value-type="float">
            <text:p>175102240</text:p>
          </table:table-cell>
          <table:table-cell office:value-type="float" office:value="82.62" calcext:value-type="float">
            <text:p>82.6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4" calcext:value-type="float">
            <text:p>-4</text:p>
          </table:table-cell>
          <table:table-cell table:formula="of:=BITLSHIFT(1; ABS([.B32])+6)" office:value-type="float" office:value="1024" calcext:value-type="float">
            <text:p>1024</text:p>
          </table:table-cell>
          <table:table-cell office:value-type="float" office:value="3655.49" calcext:value-type="float">
            <text:p>3655.49</text:p>
          </table:table-cell>
          <table:table-cell office:value-type="float" office:value="3801.15" calcext:value-type="float">
            <text:p>3801.15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208491220" calcext:value-type="float">
            <text:p>208491220</text:p>
          </table:table-cell>
          <table:table-cell office:value-type="float" office:value="98.37" calcext:value-type="float">
            <text:p>98.3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5" calcext:value-type="float">
            <text:p>-5</text:p>
          </table:table-cell>
          <table:table-cell table:formula="of:=BITLSHIFT(1; ABS([.B33])+6)" office:value-type="float" office:value="2048" calcext:value-type="float">
            <text:p>2048</text:p>
          </table:table-cell>
          <table:table-cell office:value-type="float" office:value="3880.83" calcext:value-type="float">
            <text:p>3880.83</text:p>
          </table:table-cell>
          <table:table-cell office:value-type="float" office:value="4040.99" calcext:value-type="float">
            <text:p>4040.9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98887084" calcext:value-type="float">
            <text:p>198887084</text:p>
          </table:table-cell>
          <table:table-cell office:value-type="float" office:value="93.84" calcext:value-type="float">
            <text:p>93.84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6" calcext:value-type="float">
            <text:p>-6</text:p>
          </table:table-cell>
          <table:table-cell table:formula="of:=BITLSHIFT(1; ABS([.B34])+6)" office:value-type="float" office:value="4096" calcext:value-type="float">
            <text:p>4096</text:p>
          </table:table-cell>
          <table:table-cell office:value-type="float" office:value="4154.04" calcext:value-type="float">
            <text:p>4154.04</text:p>
          </table:table-cell>
          <table:table-cell office:value-type="float" office:value="4429.89" calcext:value-type="float">
            <text:p>4429.8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95601764" calcext:value-type="float">
            <text:p>195601764</text:p>
          </table:table-cell>
          <table:table-cell office:value-type="float" office:value="92.29" calcext:value-type="float">
            <text:p>92.2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7" calcext:value-type="float">
            <text:p>-7</text:p>
          </table:table-cell>
          <table:table-cell table:formula="of:=BITLSHIFT(1; ABS([.B35])+6)" office:value-type="float" office:value="8192" calcext:value-type="float">
            <text:p>8192</text:p>
          </table:table-cell>
          <table:table-cell office:value-type="float" office:value="4279.58" calcext:value-type="float">
            <text:p>4279.58</text:p>
          </table:table-cell>
          <table:table-cell office:value-type="float" office:value="4593.39" calcext:value-type="float">
            <text:p>4593.3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9004364" calcext:value-type="float">
            <text:p>189004364</text:p>
          </table:table-cell>
          <table:table-cell office:value-type="float" office:value="89.17" calcext:value-type="float">
            <text:p>89.1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8" calcext:value-type="float">
            <text:p>-8</text:p>
          </table:table-cell>
          <table:table-cell table:formula="of:=BITLSHIFT(1; ABS([.B36])+6)" office:value-type="float" office:value="16384" calcext:value-type="float">
            <text:p>16384</text:p>
          </table:table-cell>
          <table:table-cell office:value-type="float" office:value="4264.74" calcext:value-type="float">
            <text:p>4264.74</text:p>
          </table:table-cell>
          <table:table-cell office:value-type="float" office:value="4583.96" calcext:value-type="float">
            <text:p>4583.9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8365756" calcext:value-type="float">
            <text:p>188365756</text:p>
          </table:table-cell>
          <table:table-cell office:value-type="float" office:value="88.87" calcext:value-type="float">
            <text:p>88.8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9" calcext:value-type="float">
            <text:p>-9</text:p>
          </table:table-cell>
          <table:table-cell table:formula="of:=BITLSHIFT(1; ABS([.B37])+6)" office:value-type="float" office:value="32768" calcext:value-type="float">
            <text:p>32768</text:p>
          </table:table-cell>
          <table:table-cell office:value-type="float" office:value="4251.49" calcext:value-type="float">
            <text:p>4251.49</text:p>
          </table:table-cell>
          <table:table-cell office:value-type="float" office:value="4516.1" calcext:value-type="float">
            <text:p>4516.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8046116" calcext:value-type="float">
            <text:p>188046116</text:p>
          </table:table-cell>
          <table:table-cell office:value-type="float" office:value="88.72" calcext:value-type="float">
            <text:p>88.7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10" calcext:value-type="float">
            <text:p>-10</text:p>
          </table:table-cell>
          <table:table-cell table:formula="of:=BITLSHIFT(1; ABS([.B38])+6)" office:value-type="float" office:value="65536" calcext:value-type="float">
            <text:p>65536</text:p>
          </table:table-cell>
          <table:table-cell office:value-type="float" office:value="4243.86" calcext:value-type="float">
            <text:p>4243.86</text:p>
          </table:table-cell>
          <table:table-cell office:value-type="float" office:value="4538.34" calcext:value-type="float">
            <text:p>4538.3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7886292" calcext:value-type="float">
            <text:p>187886292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11" calcext:value-type="float">
            <text:p>-11</text:p>
          </table:table-cell>
          <table:table-cell table:formula="of:=BITLSHIFT(1; ABS([.B39])+6)" office:value-type="float" office:value="131072" calcext:value-type="float">
            <text:p>131072</text:p>
          </table:table-cell>
          <table:table-cell office:value-type="float" office:value="4277.95" calcext:value-type="float">
            <text:p>4277.95</text:p>
          </table:table-cell>
          <table:table-cell office:value-type="float" office:value="4556.64" calcext:value-type="float">
            <text:p>4556.6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7806156" calcext:value-type="float">
            <text:p>187806156</text:p>
          </table:table-cell>
          <table:table-cell office:value-type="float" office:value="88.61" calcext:value-type="float">
            <text:p>88.61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12" calcext:value-type="float">
            <text:p>-12</text:p>
          </table:table-cell>
          <table:table-cell table:formula="of:=BITLSHIFT(1; ABS([.B40])+6)" office:value-type="float" office:value="262144" calcext:value-type="float">
            <text:p>262144</text:p>
          </table:table-cell>
          <table:table-cell office:value-type="float" office:value="4280.41" calcext:value-type="float">
            <text:p>4280.41</text:p>
          </table:table-cell>
          <table:table-cell office:value-type="float" office:value="4550.51" calcext:value-type="float">
            <text:p>4550.5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7766268" calcext:value-type="float">
            <text:p>187766268</text:p>
          </table:table-cell>
          <table:table-cell office:value-type="float" office:value="88.59" calcext:value-type="float">
            <text:p>88.5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13" calcext:value-type="float">
            <text:p>-13</text:p>
          </table:table-cell>
          <table:table-cell table:formula="of:=BITLSHIFT(1; ABS([.B41])+6)" office:value-type="float" office:value="524288" calcext:value-type="float">
            <text:p>524288</text:p>
          </table:table-cell>
          <table:table-cell office:value-type="float" office:value="4232.68" calcext:value-type="float">
            <text:p>4232.68</text:p>
          </table:table-cell>
          <table:table-cell office:value-type="float" office:value="4495.91" calcext:value-type="float">
            <text:p>4495.9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7746220" calcext:value-type="float">
            <text:p>187746220</text:p>
          </table:table-cell>
          <table:table-cell office:value-type="float" office:value="88.58" calcext:value-type="float">
            <text:p>88.58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14" calcext:value-type="float">
            <text:p>-14</text:p>
          </table:table-cell>
          <table:table-cell table:formula="of:=BITLSHIFT(1; ABS([.B42])+6)" office:value-type="float" office:value="1048576" calcext:value-type="float">
            <text:p>1048576</text:p>
          </table:table-cell>
          <table:table-cell office:value-type="float" office:value="4264.75" calcext:value-type="float">
            <text:p>4264.75</text:p>
          </table:table-cell>
          <table:table-cell office:value-type="float" office:value="4509.98" calcext:value-type="float">
            <text:p>4509.9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7736204" calcext:value-type="float">
            <text:p>187736204</text:p>
          </table:table-cell>
          <table:table-cell office:value-type="float" office:value="88.58" calcext:value-type="float">
            <text:p>88.58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15" calcext:value-type="float">
            <text:p>-15</text:p>
          </table:table-cell>
          <table:table-cell table:formula="of:=BITLSHIFT(1; ABS([.B43])+6)" office:value-type="float" office:value="2097152" calcext:value-type="float">
            <text:p>2097152</text:p>
          </table:table-cell>
          <table:table-cell office:value-type="float" office:value="4279.94" calcext:value-type="float">
            <text:p>4279.94</text:p>
          </table:table-cell>
          <table:table-cell office:value-type="float" office:value="4794.86" calcext:value-type="float">
            <text:p>4794.8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7731180" calcext:value-type="float">
            <text:p>187731180</text:p>
          </table:table-cell>
          <table:table-cell office:value-type="float" office:value="88.57" calcext:value-type="float">
            <text:p>88.5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16" calcext:value-type="float">
            <text:p>-16</text:p>
          </table:table-cell>
          <table:table-cell table:formula="of:=BITLSHIFT(1; ABS([.B44])+6)" office:value-type="float" office:value="4194304" calcext:value-type="float">
            <text:p>4194304</text:p>
          </table:table-cell>
          <table:table-cell office:value-type="float" office:value="4040.75" calcext:value-type="float">
            <text:p>4040.75</text:p>
          </table:table-cell>
          <table:table-cell office:value-type="float" office:value="4404.35" calcext:value-type="float">
            <text:p>4404.35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7728644" calcext:value-type="float">
            <text:p>187728644</text:p>
          </table:table-cell>
          <table:table-cell office:value-type="float" office:value="88.57" calcext:value-type="float">
            <text:p>88.5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17" calcext:value-type="float">
            <text:p>-17</text:p>
          </table:table-cell>
          <table:table-cell table:formula="of:=BITLSHIFT(1; ABS([.B45])+6)" office:value-type="float" office:value="8388608" calcext:value-type="float">
            <text:p>8388608</text:p>
          </table:table-cell>
          <table:table-cell office:value-type="float" office:value="4231.2" calcext:value-type="float">
            <text:p>4231.2</text:p>
          </table:table-cell>
          <table:table-cell office:value-type="float" office:value="4402.56" calcext:value-type="float">
            <text:p>4402.5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7727380" calcext:value-type="float">
            <text:p>187727380</text:p>
          </table:table-cell>
          <table:table-cell office:value-type="float" office:value="88.57" calcext:value-type="float">
            <text:p>88.5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bitcomp_sparse 3.0.5</text:p>
          </table:table-cell>
          <table:table-cell office:value-type="float" office:value="-18" calcext:value-type="float">
            <text:p>-18</text:p>
          </table:table-cell>
          <table:table-cell table:formula="of:=BITLSHIFT(1; ABS([.B46])+6)" office:value-type="float" office:value="16777216" calcext:value-type="float">
            <text:p>16777216</text:p>
          </table:table-cell>
          <table:table-cell office:value-type="float" office:value="3780.27" calcext:value-type="float">
            <text:p>3780.27</text:p>
          </table:table-cell>
          <table:table-cell office:value-type="float" office:value="3863.72" calcext:value-type="float">
            <text:p>3863.72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87726732" calcext:value-type="float">
            <text:p>187726732</text:p>
          </table:table-cell>
          <table:table-cell office:value-type="float" office:value="88.57" calcext:value-type="float">
            <text:p>88.57</text:p>
          </table:table-cell>
          <table:table-cell office:value-type="string" calcext:value-type="string">
            <text:p>../datasets/silesia.tar</text:p>
          </table:table-cell>
          <table:table-cell>
            <draw:frame draw:z-index="2" draw:style-name="gr1" draw:text-style-name="P1" svg:width="7.2063in" svg:height="3.5429in" svg:x="0.0256in" svg:y="0.0004in">
              <draw:object draw:notify-on-update-of-ranges="cuda01_lzbench_nvcomp_all.H3:cuda01_lzbench_nvcomp_all.H16 cuda01_lzbench_nvcomp_all.A3:cuda01_lzbench_nvcomp_all.A3 cuda01_lzbench_nvcomp_all.E3:cuda01_lzbench_nvcomp_all.E16 cuda01_lzbench_nvcomp_all.H17:cuda01_lzbench_nvcomp_all.H31 cuda01_lzbench_nvcomp_all.A17:cuda01_lzbench_nvcomp_all.A17 cuda01_lzbench_nvcomp_all.E17:cuda01_lzbench_nvcomp_all.E31 cuda01_lzbench_nvcomp_all.H32:cuda01_lzbench_nvcomp_all.H46 cuda01_lzbench_nvcomp_all.A32:cuda01_lzbench_nvcomp_all.A32 cuda01_lzbench_nvcomp_all.E32:cuda01_lzbench_nvcomp_all.E46 cuda01_lzbench_nvcomp_all.H47:cuda01_lzbench_nvcomp_all.H50 cuda01_lzbench_nvcomp_all.A47:cuda01_lzbench_nvcomp_all.A47 cuda01_lzbench_nvcomp_all.E47:cuda01_lzbench_nvcomp_all.E50 cuda01_lzbench_nvcomp_all.H51:cuda01_lzbench_nvcomp_all.H54 cuda01_lzbench_nvcomp_all.A51:cuda01_lzbench_nvcomp_all.A51 cuda01_lzbench_nvcomp_all.E51:cuda01_lzbench_nvcomp_all.E54 cuda01_lzbench_nvcomp_all.H55:cuda01_lzbench_nvcomp_all.H58 cuda01_lzbench_nvcomp_all.A55:cuda01_lzbench_nvcomp_all.A55 cuda01_lzbench_nvcomp_all.E55:cuda01_lzbench_nvcomp_all.E58 cuda01_lzbench_nvcomp_all.H59:cuda01_lzbench_nvcomp_all.H62 cuda01_lzbench_nvcomp_all.A59:cuda01_lzbench_nvcomp_all.A59 cuda01_lzbench_nvcomp_all.E59:cuda01_lzbench_nvcomp_all.E62 cuda01_lzbench_nvcomp_all.H63:cuda01_lzbench_nvcomp_all.H66 cuda01_lzbench_nvcomp_all.A63:cuda01_lzbench_nvcomp_all.A63 cuda01_lzbench_nvcomp_all.E63:cuda01_lzbench_nvcomp_all.E66 cuda01_lzbench_nvcomp_all.H67:cuda01_lzbench_nvcomp_all.H70 cuda01_lzbench_nvcomp_all.A67:cuda01_lzbench_nvcomp_all.A67 cuda01_lzbench_nvcomp_all.E67:cuda01_lzbench_nvcomp_all.E70 cuda01_lzbench_nvcomp_all.H71:cuda01_lzbench_nvcomp_all.H88 cuda01_lzbench_nvcomp_all.A71:cuda01_lzbench_nvcomp_all.A71 cuda01_lzbench_nvcomp_all.E71:cuda01_lzbench_nvcomp_all.E88 cuda01_lzbench_nvcomp_all.H89:cuda01_lzbench_nvcomp_all.H106 cuda01_lzbench_nvcomp_all.A89:cuda01_lzbench_nvcomp_all.A89 cuda01_lzbench_nvcomp_all.E89:cuda01_lzbench_nvcomp_all.E106 cuda01_lzbench_nvcomp_all.H107:cuda01_lzbench_nvcomp_all.H122 cuda01_lzbench_nvcomp_all.A107:cuda01_lzbench_nvcomp_all.A107 cuda01_lzbench_nvcomp_all.E107:cuda01_lzbench_nvcomp_all.E12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nvcomp_cascaded 3.0.5</text:p>
          </table:table-cell>
          <table:table-cell office:value-type="float" office:value="-0" calcext:value-type="float">
            <text:p>0</text:p>
          </table:table-cell>
          <table:table-cell table:formula="of:=BITLSHIFT(1; ABS([.B47])+6)" office:value-type="float" office:value="64" calcext:value-type="float">
            <text:p>64</text:p>
          </table:table-cell>
          <table:table-cell office:value-type="float" office:value="3800.13" calcext:value-type="float">
            <text:p>3800.13</text:p>
          </table:table-cell>
          <table:table-cell office:value-type="float" office:value="4179.1" calcext:value-type="float">
            <text:p>4179.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96758216" calcext:value-type="float">
            <text:p>196758216</text:p>
          </table:table-cell>
          <table:table-cell office:value-type="float" office:value="92.83" calcext:value-type="float">
            <text:p>92.8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cascaded 3.0.5</text:p>
          </table:table-cell>
          <table:table-cell office:value-type="float" office:value="-1" calcext:value-type="float">
            <text:p>-1</text:p>
          </table:table-cell>
          <table:table-cell table:formula="of:=BITLSHIFT(1; ABS([.B48])+6)" office:value-type="float" office:value="128" calcext:value-type="float">
            <text:p>128</text:p>
          </table:table-cell>
          <table:table-cell office:value-type="float" office:value="2981.16" calcext:value-type="float">
            <text:p>2981.16</text:p>
          </table:table-cell>
          <table:table-cell office:value-type="float" office:value="3876.74" calcext:value-type="float">
            <text:p>3876.7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203966012" calcext:value-type="float">
            <text:p>203966012</text:p>
          </table:table-cell>
          <table:table-cell office:value-type="float" office:value="96.23" calcext:value-type="float">
            <text:p>96.2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cascaded 3.0.5</text:p>
          </table:table-cell>
          <table:table-cell office:value-type="float" office:value="-2" calcext:value-type="float">
            <text:p>-2</text:p>
          </table:table-cell>
          <table:table-cell table:formula="of:=BITLSHIFT(1; ABS([.B49])+6)" office:value-type="float" office:value="256" calcext:value-type="float">
            <text:p>256</text:p>
          </table:table-cell>
          <table:table-cell office:value-type="float" office:value="3224.34" calcext:value-type="float">
            <text:p>3224.34</text:p>
          </table:table-cell>
          <table:table-cell office:value-type="float" office:value="4264.13" calcext:value-type="float">
            <text:p>4264.1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206995104" calcext:value-type="float">
            <text:p>206995104</text:p>
          </table:table-cell>
          <table:table-cell office:value-type="float" office:value="97.66" calcext:value-type="float">
            <text:p>97.6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cascaded 3.0.5</text:p>
          </table:table-cell>
          <table:table-cell office:value-type="float" office:value="-3" calcext:value-type="float">
            <text:p>-3</text:p>
          </table:table-cell>
          <table:table-cell table:formula="of:=BITLSHIFT(1; ABS([.B50])+6)" office:value-type="float" office:value="512" calcext:value-type="float">
            <text:p>512</text:p>
          </table:table-cell>
          <table:table-cell office:value-type="float" office:value="2784.34" calcext:value-type="float">
            <text:p>2784.34</text:p>
          </table:table-cell>
          <table:table-cell office:value-type="float" office:value="4097.41" calcext:value-type="float">
            <text:p>4097.4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209960612" calcext:value-type="float">
            <text:p>209960612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deflate_compression 3.0.5</text:p>
          </table:table-cell>
          <table:table-cell office:value-type="float" office:value="-7" calcext:value-type="float">
            <text:p>-7</text:p>
          </table:table-cell>
          <table:table-cell table:formula="of:=BITLSHIFT(1; ABS([.B51])+6)" office:value-type="float" office:value="8192" calcext:value-type="float">
            <text:p>8192</text:p>
          </table:table-cell>
          <table:table-cell office:value-type="float" office:value="179.76" calcext:value-type="float">
            <text:p>179.76</text:p>
          </table:table-cell>
          <table:table-cell office:value-type="float" office:value="4028.23" calcext:value-type="float">
            <text:p>4028.2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81375489" calcext:value-type="float">
            <text:p>81375489</text:p>
          </table:table-cell>
          <table:table-cell office:value-type="float" office:value="38.39" calcext:value-type="float">
            <text:p>38.3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deflate_compression 3.0.5</text:p>
          </table:table-cell>
          <table:table-cell office:value-type="float" office:value="-8" calcext:value-type="float">
            <text:p>-8</text:p>
          </table:table-cell>
          <table:table-cell table:formula="of:=BITLSHIFT(1; ABS([.B52])+6)" office:value-type="float" office:value="16384" calcext:value-type="float">
            <text:p>16384</text:p>
          </table:table-cell>
          <table:table-cell office:value-type="float" office:value="171.17" calcext:value-type="float">
            <text:p>171.17</text:p>
          </table:table-cell>
          <table:table-cell office:value-type="float" office:value="4595.3" calcext:value-type="float">
            <text:p>4595.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6281913" calcext:value-type="float">
            <text:p>76281913</text:p>
          </table:table-cell>
          <table:table-cell office:value-type="float" office:value="35.99" calcext:value-type="float">
            <text:p>35.9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deflate_compression 3.0.5</text:p>
          </table:table-cell>
          <table:table-cell office:value-type="float" office:value="-9" calcext:value-type="float">
            <text:p>-9</text:p>
          </table:table-cell>
          <table:table-cell table:formula="of:=BITLSHIFT(1; ABS([.B53])+6)" office:value-type="float" office:value="32768" calcext:value-type="float">
            <text:p>32768</text:p>
          </table:table-cell>
          <table:table-cell office:value-type="float" office:value="158.01" calcext:value-type="float">
            <text:p>158.01</text:p>
          </table:table-cell>
          <table:table-cell office:value-type="float" office:value="4612.47" calcext:value-type="float">
            <text:p>4612.47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2330721" calcext:value-type="float">
            <text:p>72330721</text:p>
          </table:table-cell>
          <table:table-cell office:value-type="float" office:value="34.13" calcext:value-type="float">
            <text:p>34.1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deflate_compression 3.0.5</text:p>
          </table:table-cell>
          <table:table-cell office:value-type="float" office:value="-10" calcext:value-type="float">
            <text:p>-10</text:p>
          </table:table-cell>
          <table:table-cell table:formula="of:=BITLSHIFT(1; ABS([.B54])+6)" office:value-type="float" office:value="65536" calcext:value-type="float">
            <text:p>65536</text:p>
          </table:table-cell>
          <table:table-cell office:value-type="float" office:value="138.19" calcext:value-type="float">
            <text:p>138.19</text:p>
          </table:table-cell>
          <table:table-cell office:value-type="float" office:value="4588.82" calcext:value-type="float">
            <text:p>4588.82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69722641" calcext:value-type="float">
            <text:p>69722641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deflate_throughput 3.0.5</text:p>
          </table:table-cell>
          <table:table-cell office:value-type="float" office:value="-7" calcext:value-type="float">
            <text:p>-7</text:p>
          </table:table-cell>
          <table:table-cell table:formula="of:=BITLSHIFT(1; ABS([.B55])+6)" office:value-type="float" office:value="8192" calcext:value-type="float">
            <text:p>8192</text:p>
          </table:table-cell>
          <table:table-cell office:value-type="float" office:value="1512.36" calcext:value-type="float">
            <text:p>1512.36</text:p>
          </table:table-cell>
          <table:table-cell office:value-type="float" office:value="3746.44" calcext:value-type="float">
            <text:p>3746.4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93680852" calcext:value-type="float">
            <text:p>93680852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deflate_throughput 3.0.5</text:p>
          </table:table-cell>
          <table:table-cell office:value-type="float" office:value="-8" calcext:value-type="float">
            <text:p>-8</text:p>
          </table:table-cell>
          <table:table-cell table:formula="of:=BITLSHIFT(1; ABS([.B56])+6)" office:value-type="float" office:value="16384" calcext:value-type="float">
            <text:p>16384</text:p>
          </table:table-cell>
          <table:table-cell office:value-type="float" office:value="1490.81" calcext:value-type="float">
            <text:p>1490.81</text:p>
          </table:table-cell>
          <table:table-cell office:value-type="float" office:value="4064.79" calcext:value-type="float">
            <text:p>4064.7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90884748" calcext:value-type="float">
            <text:p>90884748</text:p>
          </table:table-cell>
          <table:table-cell office:value-type="float" office:value="42.88" calcext:value-type="float">
            <text:p>42.88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deflate_throughput 3.0.5</text:p>
          </table:table-cell>
          <table:table-cell office:value-type="float" office:value="-9" calcext:value-type="float">
            <text:p>-9</text:p>
          </table:table-cell>
          <table:table-cell table:formula="of:=BITLSHIFT(1; ABS([.B57])+6)" office:value-type="float" office:value="32768" calcext:value-type="float">
            <text:p>32768</text:p>
          </table:table-cell>
          <table:table-cell office:value-type="float" office:value="1455.79" calcext:value-type="float">
            <text:p>1455.79</text:p>
          </table:table-cell>
          <table:table-cell office:value-type="float" office:value="4193.69" calcext:value-type="float">
            <text:p>4193.6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89477948" calcext:value-type="float">
            <text:p>89477948</text:p>
          </table:table-cell>
          <table:table-cell office:value-type="float" office:value="42.22" calcext:value-type="float">
            <text:p>42.2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deflate_throughput 3.0.5</text:p>
          </table:table-cell>
          <table:table-cell office:value-type="float" office:value="-10" calcext:value-type="float">
            <text:p>-10</text:p>
          </table:table-cell>
          <table:table-cell table:formula="of:=BITLSHIFT(1; ABS([.B58])+6)" office:value-type="float" office:value="65536" calcext:value-type="float">
            <text:p>65536</text:p>
          </table:table-cell>
          <table:table-cell office:value-type="float" office:value="1254.96" calcext:value-type="float">
            <text:p>1254.96</text:p>
          </table:table-cell>
          <table:table-cell office:value-type="float" office:value="3950.3" calcext:value-type="float">
            <text:p>3950.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88814908" calcext:value-type="float">
            <text:p>88814908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compression 3.0.5</text:p>
          </table:table-cell>
          <table:table-cell office:value-type="float" office:value="-7" calcext:value-type="float">
            <text:p>-7</text:p>
          </table:table-cell>
          <table:table-cell table:formula="of:=BITLSHIFT(1; ABS([.B59])+6)" office:value-type="float" office:value="8192" calcext:value-type="float">
            <text:p>8192</text:p>
          </table:table-cell>
          <table:table-cell office:value-type="float" office:value="174.85" calcext:value-type="float">
            <text:p>174.85</text:p>
          </table:table-cell>
          <table:table-cell office:value-type="float" office:value="6429.53" calcext:value-type="float">
            <text:p>6429.5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86319012" calcext:value-type="float">
            <text:p>86319012</text:p>
          </table:table-cell>
          <table:table-cell office:value-type="float" office:value="40.73" calcext:value-type="float">
            <text:p>40.7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compression 3.0.5</text:p>
          </table:table-cell>
          <table:table-cell office:value-type="float" office:value="-8" calcext:value-type="float">
            <text:p>-8</text:p>
          </table:table-cell>
          <table:table-cell table:formula="of:=BITLSHIFT(1; ABS([.B60])+6)" office:value-type="float" office:value="16384" calcext:value-type="float">
            <text:p>16384</text:p>
          </table:table-cell>
          <table:table-cell office:value-type="float" office:value="169.57" calcext:value-type="float">
            <text:p>169.57</text:p>
          </table:table-cell>
          <table:table-cell office:value-type="float" office:value="6585.71" calcext:value-type="float">
            <text:p>6585.7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8795756" calcext:value-type="float">
            <text:p>78795756</text:p>
          </table:table-cell>
          <table:table-cell office:value-type="float" office:value="37.18" calcext:value-type="float">
            <text:p>37.18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compression 3.0.5</text:p>
          </table:table-cell>
          <table:table-cell office:value-type="float" office:value="-9" calcext:value-type="float">
            <text:p>-9</text:p>
          </table:table-cell>
          <table:table-cell table:formula="of:=BITLSHIFT(1; ABS([.B61])+6)" office:value-type="float" office:value="32768" calcext:value-type="float">
            <text:p>32768</text:p>
          </table:table-cell>
          <table:table-cell office:value-type="float" office:value="162.19" calcext:value-type="float">
            <text:p>162.19</text:p>
          </table:table-cell>
          <table:table-cell office:value-type="float" office:value="6648.14" calcext:value-type="float">
            <text:p>6648.1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3631668" calcext:value-type="float">
            <text:p>73631668</text:p>
          </table:table-cell>
          <table:table-cell office:value-type="float" office:value="34.74" calcext:value-type="float">
            <text:p>34.74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compression 3.0.5</text:p>
          </table:table-cell>
          <table:table-cell office:value-type="float" office:value="-10" calcext:value-type="float">
            <text:p>-10</text:p>
          </table:table-cell>
          <table:table-cell table:formula="of:=BITLSHIFT(1; ABS([.B62])+6)" office:value-type="float" office:value="65536" calcext:value-type="float">
            <text:p>65536</text:p>
          </table:table-cell>
          <table:table-cell office:value-type="float" office:value="140.36" calcext:value-type="float">
            <text:p>140.36</text:p>
          </table:table-cell>
          <table:table-cell office:value-type="float" office:value="6399.36" calcext:value-type="float">
            <text:p>6399.3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0420492" calcext:value-type="float">
            <text:p>70420492</text:p>
          </table:table-cell>
          <table:table-cell office:value-type="float" office:value="33.23" calcext:value-type="float">
            <text:p>33.2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entropy 3.0.5</text:p>
          </table:table-cell>
          <table:table-cell office:value-type="float" office:value="-7" calcext:value-type="float">
            <text:p>-7</text:p>
          </table:table-cell>
          <table:table-cell table:formula="of:=BITLSHIFT(1; ABS([.B63])+6)" office:value-type="float" office:value="8192" calcext:value-type="float">
            <text:p>8192</text:p>
          </table:table-cell>
          <table:table-cell office:value-type="float" office:value="4390.1" calcext:value-type="float">
            <text:p>4390.1</text:p>
          </table:table-cell>
          <table:table-cell office:value-type="float" office:value="5263.6" calcext:value-type="float">
            <text:p>5263.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5017356" calcext:value-type="float">
            <text:p>135017356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entropy 3.0.5</text:p>
          </table:table-cell>
          <table:table-cell office:value-type="float" office:value="-8" calcext:value-type="float">
            <text:p>-8</text:p>
          </table:table-cell>
          <table:table-cell table:formula="of:=BITLSHIFT(1; ABS([.B64])+6)" office:value-type="float" office:value="16384" calcext:value-type="float">
            <text:p>16384</text:p>
          </table:table-cell>
          <table:table-cell office:value-type="float" office:value="4444.61" calcext:value-type="float">
            <text:p>4444.61</text:p>
          </table:table-cell>
          <table:table-cell office:value-type="float" office:value="5107.81" calcext:value-type="float">
            <text:p>5107.8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2295652" calcext:value-type="float">
            <text:p>132295652</text:p>
          </table:table-cell>
          <table:table-cell office:value-type="float" office:value="62.42" calcext:value-type="float">
            <text:p>62.4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entropy 3.0.5</text:p>
          </table:table-cell>
          <table:table-cell office:value-type="float" office:value="-9" calcext:value-type="float">
            <text:p>-9</text:p>
          </table:table-cell>
          <table:table-cell table:formula="of:=BITLSHIFT(1; ABS([.B65])+6)" office:value-type="float" office:value="32768" calcext:value-type="float">
            <text:p>32768</text:p>
          </table:table-cell>
          <table:table-cell office:value-type="float" office:value="4196.78" calcext:value-type="float">
            <text:p>4196.78</text:p>
          </table:table-cell>
          <table:table-cell office:value-type="float" office:value="5161.68" calcext:value-type="float">
            <text:p>5161.6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1413972" calcext:value-type="float">
            <text:p>13141397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entropy 3.0.5</text:p>
          </table:table-cell>
          <table:table-cell office:value-type="float" office:value="-10" calcext:value-type="float">
            <text:p>-10</text:p>
          </table:table-cell>
          <table:table-cell table:formula="of:=BITLSHIFT(1; ABS([.B66])+6)" office:value-type="float" office:value="65536" calcext:value-type="float">
            <text:p>65536</text:p>
          </table:table-cell>
          <table:table-cell office:value-type="float" office:value="4428.62" calcext:value-type="float">
            <text:p>4428.62</text:p>
          </table:table-cell>
          <table:table-cell office:value-type="float" office:value="5004.74" calcext:value-type="float">
            <text:p>5004.7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1527788" calcext:value-type="float">
            <text:p>131527788</text:p>
          </table:table-cell>
          <table:table-cell office:value-type="float" office:value="62.06" calcext:value-type="float">
            <text:p>62.0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throughput 3.0.5</text:p>
          </table:table-cell>
          <table:table-cell office:value-type="float" office:value="-7" calcext:value-type="float">
            <text:p>-7</text:p>
          </table:table-cell>
          <table:table-cell table:formula="of:=BITLSHIFT(1; ABS([.B67])+6)" office:value-type="float" office:value="8192" calcext:value-type="float">
            <text:p>8192</text:p>
          </table:table-cell>
          <table:table-cell office:value-type="float" office:value="1575.9" calcext:value-type="float">
            <text:p>1575.9</text:p>
          </table:table-cell>
          <table:table-cell office:value-type="float" office:value="5998.96" calcext:value-type="float">
            <text:p>5998.9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98614508" calcext:value-type="float">
            <text:p>98614508</text:p>
          </table:table-cell>
          <table:table-cell office:value-type="float" office:value="46.53" calcext:value-type="float">
            <text:p>46.5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throughput 3.0.5</text:p>
          </table:table-cell>
          <table:table-cell office:value-type="float" office:value="-8" calcext:value-type="float">
            <text:p>-8</text:p>
          </table:table-cell>
          <table:table-cell table:formula="of:=BITLSHIFT(1; ABS([.B68])+6)" office:value-type="float" office:value="16384" calcext:value-type="float">
            <text:p>16384</text:p>
          </table:table-cell>
          <table:table-cell office:value-type="float" office:value="1559.27" calcext:value-type="float">
            <text:p>1559.27</text:p>
          </table:table-cell>
          <table:table-cell office:value-type="float" office:value="5761.71" calcext:value-type="float">
            <text:p>5761.7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93381396" calcext:value-type="float">
            <text:p>93381396</text:p>
          </table:table-cell>
          <table:table-cell office:value-type="float" office:value="44.06" calcext:value-type="float">
            <text:p>44.0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throughput 3.0.5</text:p>
          </table:table-cell>
          <table:table-cell office:value-type="float" office:value="-9" calcext:value-type="float">
            <text:p>-9</text:p>
          </table:table-cell>
          <table:table-cell table:formula="of:=BITLSHIFT(1; ABS([.B69])+6)" office:value-type="float" office:value="32768" calcext:value-type="float">
            <text:p>32768</text:p>
          </table:table-cell>
          <table:table-cell office:value-type="float" office:value="1489.42" calcext:value-type="float">
            <text:p>1489.42</text:p>
          </table:table-cell>
          <table:table-cell office:value-type="float" office:value="5824.37" calcext:value-type="float">
            <text:p>5824.37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90757588" calcext:value-type="float">
            <text:p>90757588</text:p>
          </table:table-cell>
          <table:table-cell office:value-type="float" office:value="42.82" calcext:value-type="float">
            <text:p>42.8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gdeflate_throughput 3.0.5</text:p>
          </table:table-cell>
          <table:table-cell office:value-type="float" office:value="-10" calcext:value-type="float">
            <text:p>-10</text:p>
          </table:table-cell>
          <table:table-cell table:formula="of:=BITLSHIFT(1; ABS([.B70])+6)" office:value-type="float" office:value="65536" calcext:value-type="float">
            <text:p>65536</text:p>
          </table:table-cell>
          <table:table-cell office:value-type="float" office:value="1390.5" calcext:value-type="float">
            <text:p>1390.5</text:p>
          </table:table-cell>
          <table:table-cell office:value-type="float" office:value="5664.95" calcext:value-type="float">
            <text:p>5664.95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89485532" calcext:value-type="float">
            <text:p>89485532</text:p>
          </table:table-cell>
          <table:table-cell office:value-type="float" office:value="42.22" calcext:value-type="float">
            <text:p>42.2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1" calcext:value-type="float">
            <text:p>-1</text:p>
          </table:table-cell>
          <table:table-cell table:formula="of:=BITLSHIFT(1; ABS([.B71])+6)" office:value-type="float" office:value="128" calcext:value-type="float">
            <text:p>128</text:p>
          </table:table-cell>
          <table:table-cell office:value-type="float" office:value="3283.5" calcext:value-type="float">
            <text:p>3283.5</text:p>
          </table:table-cell>
          <table:table-cell office:value-type="float" office:value="3663.26" calcext:value-type="float">
            <text:p>3663.2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209473419" calcext:value-type="float">
            <text:p>209473419</text:p>
          </table:table-cell>
          <table:table-cell office:value-type="float" office:value="98.83" calcext:value-type="float">
            <text:p>98.8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2" calcext:value-type="float">
            <text:p>-2</text:p>
          </table:table-cell>
          <table:table-cell table:formula="of:=BITLSHIFT(1; ABS([.B72])+6)" office:value-type="float" office:value="256" calcext:value-type="float">
            <text:p>256</text:p>
          </table:table-cell>
          <table:table-cell office:value-type="float" office:value="3446" calcext:value-type="float">
            <text:p>3446</text:p>
          </table:table-cell>
          <table:table-cell office:value-type="float" office:value="3976.36" calcext:value-type="float">
            <text:p>3976.3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8854051" calcext:value-type="float">
            <text:p>178854051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3" calcext:value-type="float">
            <text:p>-3</text:p>
          </table:table-cell>
          <table:table-cell table:formula="of:=BITLSHIFT(1; ABS([.B73])+6)" office:value-type="float" office:value="512" calcext:value-type="float">
            <text:p>512</text:p>
          </table:table-cell>
          <table:table-cell office:value-type="float" office:value="3450.78" calcext:value-type="float">
            <text:p>3450.78</text:p>
          </table:table-cell>
          <table:table-cell office:value-type="float" office:value="4552.26" calcext:value-type="float">
            <text:p>4552.2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58759764" calcext:value-type="float">
            <text:p>158759764</text:p>
          </table:table-cell>
          <table:table-cell office:value-type="float" office:value="74.91" calcext:value-type="float">
            <text:p>74.91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4" calcext:value-type="float">
            <text:p>-4</text:p>
          </table:table-cell>
          <table:table-cell table:formula="of:=BITLSHIFT(1; ABS([.B74])+6)" office:value-type="float" office:value="1024" calcext:value-type="float">
            <text:p>1024</text:p>
          </table:table-cell>
          <table:table-cell office:value-type="float" office:value="3515.62" calcext:value-type="float">
            <text:p>3515.62</text:p>
          </table:table-cell>
          <table:table-cell office:value-type="float" office:value="4424.71" calcext:value-type="float">
            <text:p>4424.7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45184284" calcext:value-type="float">
            <text:p>145184284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5" calcext:value-type="float">
            <text:p>-5</text:p>
          </table:table-cell>
          <table:table-cell table:formula="of:=BITLSHIFT(1; ABS([.B75])+6)" office:value-type="float" office:value="2048" calcext:value-type="float">
            <text:p>2048</text:p>
          </table:table-cell>
          <table:table-cell office:value-type="float" office:value="3216.83" calcext:value-type="float">
            <text:p>3216.83</text:p>
          </table:table-cell>
          <table:table-cell office:value-type="float" office:value="4833.84" calcext:value-type="float">
            <text:p>4833.8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5556988" calcext:value-type="float">
            <text:p>135556988</text:p>
          </table:table-cell>
          <table:table-cell office:value-type="float" office:value="63.96" calcext:value-type="float">
            <text:p>63.9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6" calcext:value-type="float">
            <text:p>-6</text:p>
          </table:table-cell>
          <table:table-cell table:formula="of:=BITLSHIFT(1; ABS([.B76])+6)" office:value-type="float" office:value="4096" calcext:value-type="float">
            <text:p>4096</text:p>
          </table:table-cell>
          <table:table-cell office:value-type="float" office:value="2523.7" calcext:value-type="float">
            <text:p>2523.7</text:p>
          </table:table-cell>
          <table:table-cell office:value-type="float" office:value="5049.84" calcext:value-type="float">
            <text:p>5049.8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27684772" calcext:value-type="float">
            <text:p>127684772</text:p>
          </table:table-cell>
          <table:table-cell office:value-type="float" office:value="60.24" calcext:value-type="float">
            <text:p>60.24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7" calcext:value-type="float">
            <text:p>-7</text:p>
          </table:table-cell>
          <table:table-cell table:formula="of:=BITLSHIFT(1; ABS([.B77])+6)" office:value-type="float" office:value="8192" calcext:value-type="float">
            <text:p>8192</text:p>
          </table:table-cell>
          <table:table-cell office:value-type="float" office:value="2062.92" calcext:value-type="float">
            <text:p>2062.92</text:p>
          </table:table-cell>
          <table:table-cell office:value-type="float" office:value="4628.88" calcext:value-type="float">
            <text:p>4628.8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20890364" calcext:value-type="float">
            <text:p>120890364</text:p>
          </table:table-cell>
          <table:table-cell office:value-type="float" office:value="57.04" calcext:value-type="float">
            <text:p>57.04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8" calcext:value-type="float">
            <text:p>-8</text:p>
          </table:table-cell>
          <table:table-cell table:formula="of:=BITLSHIFT(1; ABS([.B78])+6)" office:value-type="float" office:value="16384" calcext:value-type="float">
            <text:p>16384</text:p>
          </table:table-cell>
          <table:table-cell office:value-type="float" office:value="1796.81" calcext:value-type="float">
            <text:p>1796.81</text:p>
          </table:table-cell>
          <table:table-cell office:value-type="float" office:value="5230.77" calcext:value-type="float">
            <text:p>5230.77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15013612" calcext:value-type="float">
            <text:p>115013612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9" calcext:value-type="float">
            <text:p>-9</text:p>
          </table:table-cell>
          <table:table-cell table:formula="of:=BITLSHIFT(1; ABS([.B79])+6)" office:value-type="float" office:value="32768" calcext:value-type="float">
            <text:p>32768</text:p>
          </table:table-cell>
          <table:table-cell office:value-type="float" office:value="1610.33" calcext:value-type="float">
            <text:p>1610.33</text:p>
          </table:table-cell>
          <table:table-cell office:value-type="float" office:value="5416.68" calcext:value-type="float">
            <text:p>5416.6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10797156" calcext:value-type="float">
            <text:p>110797156</text:p>
          </table:table-cell>
          <table:table-cell office:value-type="float" office:value="52.28" calcext:value-type="float">
            <text:p>52.28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10" calcext:value-type="float">
            <text:p>-10</text:p>
          </table:table-cell>
          <table:table-cell table:formula="of:=BITLSHIFT(1; ABS([.B80])+6)" office:value-type="float" office:value="65536" calcext:value-type="float">
            <text:p>65536</text:p>
          </table:table-cell>
          <table:table-cell office:value-type="float" office:value="1452.55" calcext:value-type="float">
            <text:p>1452.55</text:p>
          </table:table-cell>
          <table:table-cell office:value-type="float" office:value="4400.81" calcext:value-type="float">
            <text:p>4400.8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7669628" calcext:value-type="float">
            <text:p>107669628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11" calcext:value-type="float">
            <text:p>-11</text:p>
          </table:table-cell>
          <table:table-cell table:formula="of:=BITLSHIFT(1; ABS([.B81])+6)" office:value-type="float" office:value="131072" calcext:value-type="float">
            <text:p>131072</text:p>
          </table:table-cell>
          <table:table-cell office:value-type="float" office:value="1449.62" calcext:value-type="float">
            <text:p>1449.62</text:p>
          </table:table-cell>
          <table:table-cell office:value-type="float" office:value="4952.43" calcext:value-type="float">
            <text:p>4952.4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6631412" calcext:value-type="float">
            <text:p>106631412</text:p>
          </table:table-cell>
          <table:table-cell office:value-type="float" office:value="50.31" calcext:value-type="float">
            <text:p>50.31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12" calcext:value-type="float">
            <text:p>-12</text:p>
          </table:table-cell>
          <table:table-cell table:formula="of:=BITLSHIFT(1; ABS([.B82])+6)" office:value-type="float" office:value="262144" calcext:value-type="float">
            <text:p>262144</text:p>
          </table:table-cell>
          <table:table-cell office:value-type="float" office:value="1439.93" calcext:value-type="float">
            <text:p>1439.93</text:p>
          </table:table-cell>
          <table:table-cell office:value-type="float" office:value="4462.26" calcext:value-type="float">
            <text:p>4462.2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6001783" calcext:value-type="float">
            <text:p>106001783</text:p>
          </table:table-cell>
          <table:table-cell office:value-type="float" office:value="50.01" calcext:value-type="float">
            <text:p>50.01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13" calcext:value-type="float">
            <text:p>-13</text:p>
          </table:table-cell>
          <table:table-cell table:formula="of:=BITLSHIFT(1; ABS([.B83])+6)" office:value-type="float" office:value="524288" calcext:value-type="float">
            <text:p>524288</text:p>
          </table:table-cell>
          <table:table-cell office:value-type="float" office:value="1083.88" calcext:value-type="float">
            <text:p>1083.88</text:p>
          </table:table-cell>
          <table:table-cell office:value-type="float" office:value="3660.99" calcext:value-type="float">
            <text:p>3660.9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686295" calcext:value-type="float">
            <text:p>105686295</text:p>
          </table:table-cell>
          <table:table-cell office:value-type="float" office:value="49.86" calcext:value-type="float">
            <text:p>49.8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14" calcext:value-type="float">
            <text:p>-14</text:p>
          </table:table-cell>
          <table:table-cell table:formula="of:=BITLSHIFT(1; ABS([.B84])+6)" office:value-type="float" office:value="1048576" calcext:value-type="float">
            <text:p>1048576</text:p>
          </table:table-cell>
          <table:table-cell office:value-type="float" office:value="661.3" calcext:value-type="float">
            <text:p>661.3</text:p>
          </table:table-cell>
          <table:table-cell office:value-type="float" office:value="2604.76" calcext:value-type="float">
            <text:p>2604.7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530415" calcext:value-type="float">
            <text:p>105530415</text:p>
          </table:table-cell>
          <table:table-cell office:value-type="float" office:value="49.79" calcext:value-type="float">
            <text:p>49.7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15" calcext:value-type="float">
            <text:p>-15</text:p>
          </table:table-cell>
          <table:table-cell table:formula="of:=BITLSHIFT(1; ABS([.B85])+6)" office:value-type="float" office:value="2097152" calcext:value-type="float">
            <text:p>2097152</text:p>
          </table:table-cell>
          <table:table-cell office:value-type="float" office:value="375.66" calcext:value-type="float">
            <text:p>375.66</text:p>
          </table:table-cell>
          <table:table-cell office:value-type="float" office:value="1684.78" calcext:value-type="float">
            <text:p>1684.7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434527" calcext:value-type="float">
            <text:p>105434527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16" calcext:value-type="float">
            <text:p>-16</text:p>
          </table:table-cell>
          <table:table-cell table:formula="of:=BITLSHIFT(1; ABS([.B86])+6)" office:value-type="float" office:value="4194304" calcext:value-type="float">
            <text:p>4194304</text:p>
          </table:table-cell>
          <table:table-cell office:value-type="float" office:value="200.91" calcext:value-type="float">
            <text:p>200.91</text:p>
          </table:table-cell>
          <table:table-cell office:value-type="float" office:value="865.77" calcext:value-type="float">
            <text:p>865.77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396145" calcext:value-type="float">
            <text:p>105396145</text:p>
          </table:table-cell>
          <table:table-cell office:value-type="float" office:value="49.73" calcext:value-type="float">
            <text:p>49.7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17" calcext:value-type="float">
            <text:p>-17</text:p>
          </table:table-cell>
          <table:table-cell table:formula="of:=BITLSHIFT(1; ABS([.B87])+6)" office:value-type="float" office:value="8388608" calcext:value-type="float">
            <text:p>8388608</text:p>
          </table:table-cell>
          <table:table-cell office:value-type="float" office:value="114.16" calcext:value-type="float">
            <text:p>114.16</text:p>
          </table:table-cell>
          <table:table-cell office:value-type="float" office:value="527.19" calcext:value-type="float">
            <text:p>527.1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377881" calcext:value-type="float">
            <text:p>105377881</text:p>
          </table:table-cell>
          <table:table-cell office:value-type="float" office:value="49.72" calcext:value-type="float">
            <text:p>49.7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lz4 3.0.5</text:p>
          </table:table-cell>
          <table:table-cell office:value-type="float" office:value="-18" calcext:value-type="float">
            <text:p>-18</text:p>
          </table:table-cell>
          <table:table-cell table:formula="of:=BITLSHIFT(1; ABS([.B88])+6)" office:value-type="float" office:value="16777216" calcext:value-type="float">
            <text:p>16777216</text:p>
          </table:table-cell>
          <table:table-cell office:value-type="float" office:value="78.28" calcext:value-type="float">
            <text:p>78.28</text:p>
          </table:table-cell>
          <table:table-cell office:value-type="float" office:value="292.39" calcext:value-type="float">
            <text:p>292.3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359400" calcext:value-type="float">
            <text:p>105359400</text:p>
          </table:table-cell>
          <table:table-cell office:value-type="float" office:value="49.71" calcext:value-type="float">
            <text:p>49.71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1" calcext:value-type="float">
            <text:p>-1</text:p>
          </table:table-cell>
          <table:table-cell table:formula="of:=BITLSHIFT(1; ABS([.B89])+6)" office:value-type="float" office:value="128" calcext:value-type="float">
            <text:p>128</text:p>
          </table:table-cell>
          <table:table-cell office:value-type="float" office:value="2828.03" calcext:value-type="float">
            <text:p>2828.03</text:p>
          </table:table-cell>
          <table:table-cell office:value-type="float" office:value="3727.06" calcext:value-type="float">
            <text:p>3727.0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204595282" calcext:value-type="float">
            <text:p>204595282</text:p>
          </table:table-cell>
          <table:table-cell office:value-type="float" office:value="96.53" calcext:value-type="float">
            <text:p>96.5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2" calcext:value-type="float">
            <text:p>-2</text:p>
          </table:table-cell>
          <table:table-cell table:formula="of:=BITLSHIFT(1; ABS([.B90])+6)" office:value-type="float" office:value="256" calcext:value-type="float">
            <text:p>256</text:p>
          </table:table-cell>
          <table:table-cell office:value-type="float" office:value="3141.96" calcext:value-type="float">
            <text:p>3141.96</text:p>
          </table:table-cell>
          <table:table-cell office:value-type="float" office:value="4130.33" calcext:value-type="float">
            <text:p>4130.3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73375504" calcext:value-type="float">
            <text:p>173375504</text:p>
          </table:table-cell>
          <table:table-cell office:value-type="float" office:value="81.8" calcext:value-type="float">
            <text:p>81.8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3" calcext:value-type="float">
            <text:p>-3</text:p>
          </table:table-cell>
          <table:table-cell table:formula="of:=BITLSHIFT(1; ABS([.B91])+6)" office:value-type="float" office:value="512" calcext:value-type="float">
            <text:p>512</text:p>
          </table:table-cell>
          <table:table-cell office:value-type="float" office:value="3158.04" calcext:value-type="float">
            <text:p>3158.04</text:p>
          </table:table-cell>
          <table:table-cell office:value-type="float" office:value="4443.63" calcext:value-type="float">
            <text:p>4443.6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53226004" calcext:value-type="float">
            <text:p>153226004</text:p>
          </table:table-cell>
          <table:table-cell office:value-type="float" office:value="72.29" calcext:value-type="float">
            <text:p>72.2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4" calcext:value-type="float">
            <text:p>-4</text:p>
          </table:table-cell>
          <table:table-cell table:formula="of:=BITLSHIFT(1; ABS([.B92])+6)" office:value-type="float" office:value="1024" calcext:value-type="float">
            <text:p>1024</text:p>
          </table:table-cell>
          <table:table-cell office:value-type="float" office:value="3278.11" calcext:value-type="float">
            <text:p>3278.11</text:p>
          </table:table-cell>
          <table:table-cell office:value-type="float" office:value="4757.41" calcext:value-type="float">
            <text:p>4757.4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9260868" calcext:value-type="float">
            <text:p>139260868</text:p>
          </table:table-cell>
          <table:table-cell office:value-type="float" office:value="65.71" calcext:value-type="float">
            <text:p>65.71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5" calcext:value-type="float">
            <text:p>-5</text:p>
          </table:table-cell>
          <table:table-cell table:formula="of:=BITLSHIFT(1; ABS([.B93])+6)" office:value-type="float" office:value="2048" calcext:value-type="float">
            <text:p>2048</text:p>
          </table:table-cell>
          <table:table-cell office:value-type="float" office:value="3211.32" calcext:value-type="float">
            <text:p>3211.32</text:p>
          </table:table-cell>
          <table:table-cell office:value-type="float" office:value="5099.31" calcext:value-type="float">
            <text:p>5099.3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29034996" calcext:value-type="float">
            <text:p>129034996</text:p>
          </table:table-cell>
          <table:table-cell office:value-type="float" office:value="60.88" calcext:value-type="float">
            <text:p>60.88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6" calcext:value-type="float">
            <text:p>-6</text:p>
          </table:table-cell>
          <table:table-cell table:formula="of:=BITLSHIFT(1; ABS([.B94])+6)" office:value-type="float" office:value="4096" calcext:value-type="float">
            <text:p>4096</text:p>
          </table:table-cell>
          <table:table-cell office:value-type="float" office:value="3065.12" calcext:value-type="float">
            <text:p>3065.12</text:p>
          </table:table-cell>
          <table:table-cell office:value-type="float" office:value="5097.54" calcext:value-type="float">
            <text:p>5097.5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21772132" calcext:value-type="float">
            <text:p>121772132</text:p>
          </table:table-cell>
          <table:table-cell office:value-type="float" office:value="57.45" calcext:value-type="float">
            <text:p>57.45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7" calcext:value-type="float">
            <text:p>-7</text:p>
          </table:table-cell>
          <table:table-cell table:formula="of:=BITLSHIFT(1; ABS([.B95])+6)" office:value-type="float" office:value="8192" calcext:value-type="float">
            <text:p>8192</text:p>
          </table:table-cell>
          <table:table-cell office:value-type="float" office:value="2993.26" calcext:value-type="float">
            <text:p>2993.26</text:p>
          </table:table-cell>
          <table:table-cell office:value-type="float" office:value="5384.34" calcext:value-type="float">
            <text:p>5384.3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16208900" calcext:value-type="float">
            <text:p>116208900</text:p>
          </table:table-cell>
          <table:table-cell office:value-type="float" office:value="54.83" calcext:value-type="float">
            <text:p>54.8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8" calcext:value-type="float">
            <text:p>-8</text:p>
          </table:table-cell>
          <table:table-cell table:formula="of:=BITLSHIFT(1; ABS([.B96])+6)" office:value-type="float" office:value="16384" calcext:value-type="float">
            <text:p>16384</text:p>
          </table:table-cell>
          <table:table-cell office:value-type="float" office:value="2816.91" calcext:value-type="float">
            <text:p>2816.91</text:p>
          </table:table-cell>
          <table:table-cell office:value-type="float" office:value="5311.92" calcext:value-type="float">
            <text:p>5311.92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11812676" calcext:value-type="float">
            <text:p>111812676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9" calcext:value-type="float">
            <text:p>-9</text:p>
          </table:table-cell>
          <table:table-cell table:formula="of:=BITLSHIFT(1; ABS([.B97])+6)" office:value-type="float" office:value="32768" calcext:value-type="float">
            <text:p>32768</text:p>
          </table:table-cell>
          <table:table-cell office:value-type="float" office:value="2668.8" calcext:value-type="float">
            <text:p>2668.8</text:p>
          </table:table-cell>
          <table:table-cell office:value-type="float" office:value="5202.01" calcext:value-type="float">
            <text:p>5202.0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8499868" calcext:value-type="float">
            <text:p>108499868</text:p>
          </table:table-cell>
          <table:table-cell office:value-type="float" office:value="51.19" calcext:value-type="float">
            <text:p>51.1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10" calcext:value-type="float">
            <text:p>-10</text:p>
          </table:table-cell>
          <table:table-cell table:formula="of:=BITLSHIFT(1; ABS([.B98])+6)" office:value-type="float" office:value="65536" calcext:value-type="float">
            <text:p>65536</text:p>
          </table:table-cell>
          <table:table-cell office:value-type="float" office:value="2423.81" calcext:value-type="float">
            <text:p>2423.81</text:p>
          </table:table-cell>
          <table:table-cell office:value-type="float" office:value="5198.24" calcext:value-type="float">
            <text:p>5198.2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6763332" calcext:value-type="float">
            <text:p>106763332</text:p>
          </table:table-cell>
          <table:table-cell office:value-type="float" office:value="50.37" calcext:value-type="float">
            <text:p>50.3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11" calcext:value-type="float">
            <text:p>-11</text:p>
          </table:table-cell>
          <table:table-cell table:formula="of:=BITLSHIFT(1; ABS([.B99])+6)" office:value-type="float" office:value="131072" calcext:value-type="float">
            <text:p>131072</text:p>
          </table:table-cell>
          <table:table-cell office:value-type="float" office:value="2296.31" calcext:value-type="float">
            <text:p>2296.31</text:p>
          </table:table-cell>
          <table:table-cell office:value-type="float" office:value="4919.85" calcext:value-type="float">
            <text:p>4919.85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941124" calcext:value-type="float">
            <text:p>105941124</text:p>
          </table:table-cell>
          <table:table-cell office:value-type="float" office:value="49.98" calcext:value-type="float">
            <text:p>49.98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12" calcext:value-type="float">
            <text:p>-12</text:p>
          </table:table-cell>
          <table:table-cell table:formula="of:=BITLSHIFT(1; ABS([.B100])+6)" office:value-type="float" office:value="262144" calcext:value-type="float">
            <text:p>262144</text:p>
          </table:table-cell>
          <table:table-cell office:value-type="float" office:value="2138.28" calcext:value-type="float">
            <text:p>2138.28</text:p>
          </table:table-cell>
          <table:table-cell office:value-type="float" office:value="4562.99" calcext:value-type="float">
            <text:p>4562.9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524242" calcext:value-type="float">
            <text:p>105524242</text:p>
          </table:table-cell>
          <table:table-cell office:value-type="float" office:value="49.79" calcext:value-type="float">
            <text:p>49.7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13" calcext:value-type="float">
            <text:p>-13</text:p>
          </table:table-cell>
          <table:table-cell table:formula="of:=BITLSHIFT(1; ABS([.B101])+6)" office:value-type="float" office:value="524288" calcext:value-type="float">
            <text:p>524288</text:p>
          </table:table-cell>
          <table:table-cell office:value-type="float" office:value="1700.16" calcext:value-type="float">
            <text:p>1700.16</text:p>
          </table:table-cell>
          <table:table-cell office:value-type="float" office:value="3494.82" calcext:value-type="float">
            <text:p>3494.82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318586" calcext:value-type="float">
            <text:p>105318586</text:p>
          </table:table-cell>
          <table:table-cell office:value-type="float" office:value="49.69" calcext:value-type="float">
            <text:p>49.6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14" calcext:value-type="float">
            <text:p>-14</text:p>
          </table:table-cell>
          <table:table-cell table:formula="of:=BITLSHIFT(1; ABS([.B102])+6)" office:value-type="float" office:value="1048576" calcext:value-type="float">
            <text:p>1048576</text:p>
          </table:table-cell>
          <table:table-cell office:value-type="float" office:value="1063.67" calcext:value-type="float">
            <text:p>1063.67</text:p>
          </table:table-cell>
          <table:table-cell office:value-type="float" office:value="2451.59" calcext:value-type="float">
            <text:p>2451.5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210594" calcext:value-type="float">
            <text:p>105210594</text:p>
          </table:table-cell>
          <table:table-cell office:value-type="float" office:value="49.64" calcext:value-type="float">
            <text:p>49.64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15" calcext:value-type="float">
            <text:p>-15</text:p>
          </table:table-cell>
          <table:table-cell table:formula="of:=BITLSHIFT(1; ABS([.B103])+6)" office:value-type="float" office:value="2097152" calcext:value-type="float">
            <text:p>2097152</text:p>
          </table:table-cell>
          <table:table-cell office:value-type="float" office:value="541.31" calcext:value-type="float">
            <text:p>541.31</text:p>
          </table:table-cell>
          <table:table-cell office:value-type="float" office:value="1498.06" calcext:value-type="float">
            <text:p>1498.06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164314" calcext:value-type="float">
            <text:p>105164314</text:p>
          </table:table-cell>
          <table:table-cell office:value-type="float" office:value="49.62" calcext:value-type="float">
            <text:p>49.6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16" calcext:value-type="float">
            <text:p>-16</text:p>
          </table:table-cell>
          <table:table-cell table:formula="of:=BITLSHIFT(1; ABS([.B104])+6)" office:value-type="float" office:value="4194304" calcext:value-type="float">
            <text:p>4194304</text:p>
          </table:table-cell>
          <table:table-cell office:value-type="float" office:value="316.69" calcext:value-type="float">
            <text:p>316.69</text:p>
          </table:table-cell>
          <table:table-cell office:value-type="float" office:value="861.88" calcext:value-type="float">
            <text:p>861.8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131307" calcext:value-type="float">
            <text:p>105131307</text:p>
          </table:table-cell>
          <table:table-cell office:value-type="float" office:value="49.6" calcext:value-type="float">
            <text:p>49.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17" calcext:value-type="float">
            <text:p>-17</text:p>
          </table:table-cell>
          <table:table-cell table:formula="of:=BITLSHIFT(1; ABS([.B105])+6)" office:value-type="float" office:value="8388608" calcext:value-type="float">
            <text:p>8388608</text:p>
          </table:table-cell>
          <table:table-cell office:value-type="float" office:value="164.87" calcext:value-type="float">
            <text:p>164.87</text:p>
          </table:table-cell>
          <table:table-cell office:value-type="float" office:value="442.52" calcext:value-type="float">
            <text:p>442.52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120763" calcext:value-type="float">
            <text:p>105120763</text:p>
          </table:table-cell>
          <table:table-cell office:value-type="float" office:value="49.6" calcext:value-type="float">
            <text:p>49.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snappy 3.0.5</text:p>
          </table:table-cell>
          <table:table-cell office:value-type="float" office:value="-18" calcext:value-type="float">
            <text:p>-18</text:p>
          </table:table-cell>
          <table:table-cell table:formula="of:=BITLSHIFT(1; ABS([.B106])+6)" office:value-type="float" office:value="16777216" calcext:value-type="float">
            <text:p>16777216</text:p>
          </table:table-cell>
          <table:table-cell office:value-type="float" office:value="101.07" calcext:value-type="float">
            <text:p>101.07</text:p>
          </table:table-cell>
          <table:table-cell office:value-type="float" office:value="275.08" calcext:value-type="float">
            <text:p>275.0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05112583" calcext:value-type="float">
            <text:p>105112583</text:p>
          </table:table-cell>
          <table:table-cell office:value-type="float" office:value="49.59" calcext:value-type="float">
            <text:p>49.59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3" calcext:value-type="float">
            <text:p>-3</text:p>
          </table:table-cell>
          <table:table-cell table:formula="of:=BITLSHIFT(1; ABS([.B107])+6)" office:value-type="float" office:value="512" calcext:value-type="float">
            <text:p>512</text:p>
          </table:table-cell>
          <table:table-cell office:value-type="float" office:value="478.09" calcext:value-type="float">
            <text:p>478.09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33956529" calcext:value-type="float">
            <text:p>133956529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4" calcext:value-type="float">
            <text:p>-4</text:p>
          </table:table-cell>
          <table:table-cell table:formula="of:=BITLSHIFT(1; ABS([.B108])+6)" office:value-type="float" office:value="1024" calcext:value-type="float">
            <text:p>1024</text:p>
          </table:table-cell>
          <table:table-cell office:value-type="float" office:value="650.04" calcext:value-type="float">
            <text:p>650.04</text:p>
          </table:table-cell>
          <table:table-cell office:value-type="float" office:value="2296.85" calcext:value-type="float">
            <text:p>2296.85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112547841" calcext:value-type="float">
            <text:p>112547841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5" calcext:value-type="float">
            <text:p>-5</text:p>
          </table:table-cell>
          <table:table-cell table:formula="of:=BITLSHIFT(1; ABS([.B109])+6)" office:value-type="float" office:value="2048" calcext:value-type="float">
            <text:p>2048</text:p>
          </table:table-cell>
          <table:table-cell office:value-type="float" office:value="813.74" calcext:value-type="float">
            <text:p>813.74</text:p>
          </table:table-cell>
          <table:table-cell office:value-type="float" office:value="3140.84" calcext:value-type="float">
            <text:p>3140.8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99476513" calcext:value-type="float">
            <text:p>99476513</text:p>
          </table:table-cell>
          <table:table-cell office:value-type="float" office:value="46.93" calcext:value-type="float">
            <text:p>46.9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6" calcext:value-type="float">
            <text:p>-6</text:p>
          </table:table-cell>
          <table:table-cell table:formula="of:=BITLSHIFT(1; ABS([.B110])+6)" office:value-type="float" office:value="4096" calcext:value-type="float">
            <text:p>4096</text:p>
          </table:table-cell>
          <table:table-cell office:value-type="float" office:value="945.52" calcext:value-type="float">
            <text:p>945.52</text:p>
          </table:table-cell>
          <table:table-cell office:value-type="float" office:value="3852.17" calcext:value-type="float">
            <text:p>3852.17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90781217" calcext:value-type="float">
            <text:p>90781217</text:p>
          </table:table-cell>
          <table:table-cell office:value-type="float" office:value="42.83" calcext:value-type="float">
            <text:p>42.8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7" calcext:value-type="float">
            <text:p>-7</text:p>
          </table:table-cell>
          <table:table-cell table:formula="of:=BITLSHIFT(1; ABS([.B111])+6)" office:value-type="float" office:value="8192" calcext:value-type="float">
            <text:p>8192</text:p>
          </table:table-cell>
          <table:table-cell office:value-type="float" office:value="1037.2" calcext:value-type="float">
            <text:p>1037.2</text:p>
          </table:table-cell>
          <table:table-cell office:value-type="float" office:value="4113.69" calcext:value-type="float">
            <text:p>4113.69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84363721" calcext:value-type="float">
            <text:p>84363721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8" calcext:value-type="float">
            <text:p>-8</text:p>
          </table:table-cell>
          <table:table-cell table:formula="of:=BITLSHIFT(1; ABS([.B112])+6)" office:value-type="float" office:value="16384" calcext:value-type="float">
            <text:p>16384</text:p>
          </table:table-cell>
          <table:table-cell office:value-type="float" office:value="1078.92" calcext:value-type="float">
            <text:p>1078.92</text:p>
          </table:table-cell>
          <table:table-cell office:value-type="float" office:value="4284.71" calcext:value-type="float">
            <text:p>4284.7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9625385" calcext:value-type="float">
            <text:p>79625385</text:p>
          </table:table-cell>
          <table:table-cell office:value-type="float" office:value="37.57" calcext:value-type="float">
            <text:p>37.57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9" calcext:value-type="float">
            <text:p>-9</text:p>
          </table:table-cell>
          <table:table-cell table:formula="of:=BITLSHIFT(1; ABS([.B113])+6)" office:value-type="float" office:value="32768" calcext:value-type="float">
            <text:p>32768</text:p>
          </table:table-cell>
          <table:table-cell office:value-type="float" office:value="1140.83" calcext:value-type="float">
            <text:p>1140.83</text:p>
          </table:table-cell>
          <table:table-cell office:value-type="float" office:value="4009.05" calcext:value-type="float">
            <text:p>4009.05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6188401" calcext:value-type="float">
            <text:p>76188401</text:p>
          </table:table-cell>
          <table:table-cell office:value-type="float" office:value="35.95" calcext:value-type="float">
            <text:p>35.95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10" calcext:value-type="float">
            <text:p>-10</text:p>
          </table:table-cell>
          <table:table-cell table:formula="of:=BITLSHIFT(1; ABS([.B114])+6)" office:value-type="float" office:value="65536" calcext:value-type="float">
            <text:p>65536</text:p>
          </table:table-cell>
          <table:table-cell office:value-type="float" office:value="1130.59" calcext:value-type="float">
            <text:p>1130.59</text:p>
          </table:table-cell>
          <table:table-cell office:value-type="float" office:value="4162.82" calcext:value-type="float">
            <text:p>4162.82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3879105" calcext:value-type="float">
            <text:p>73879105</text:p>
          </table:table-cell>
          <table:table-cell office:value-type="float" office:value="34.86" calcext:value-type="float">
            <text:p>34.8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11" calcext:value-type="float">
            <text:p>-11</text:p>
          </table:table-cell>
          <table:table-cell table:formula="of:=BITLSHIFT(1; ABS([.B115])+6)" office:value-type="float" office:value="131072" calcext:value-type="float">
            <text:p>131072</text:p>
          </table:table-cell>
          <table:table-cell office:value-type="float" office:value="1149.7" calcext:value-type="float">
            <text:p>1149.7</text:p>
          </table:table-cell>
          <table:table-cell office:value-type="float" office:value="3628.1" calcext:value-type="float">
            <text:p>3628.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2292721" calcext:value-type="float">
            <text:p>72292721</text:p>
          </table:table-cell>
          <table:table-cell office:value-type="float" office:value="34.11" calcext:value-type="float">
            <text:p>34.11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12" calcext:value-type="float">
            <text:p>-12</text:p>
          </table:table-cell>
          <table:table-cell table:formula="of:=BITLSHIFT(1; ABS([.B116])+6)" office:value-type="float" office:value="262144" calcext:value-type="float">
            <text:p>262144</text:p>
          </table:table-cell>
          <table:table-cell office:value-type="float" office:value="1179.19" calcext:value-type="float">
            <text:p>1179.19</text:p>
          </table:table-cell>
          <table:table-cell office:value-type="float" office:value="3885.28" calcext:value-type="float">
            <text:p>3885.2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1275148" calcext:value-type="float">
            <text:p>71275148</text:p>
          </table:table-cell>
          <table:table-cell office:value-type="float" office:value="33.63" calcext:value-type="float">
            <text:p>33.6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13" calcext:value-type="float">
            <text:p>-13</text:p>
          </table:table-cell>
          <table:table-cell table:formula="of:=BITLSHIFT(1; ABS([.B117])+6)" office:value-type="float" office:value="524288" calcext:value-type="float">
            <text:p>524288</text:p>
          </table:table-cell>
          <table:table-cell office:value-type="float" office:value="1266.1" calcext:value-type="float">
            <text:p>1266.1</text:p>
          </table:table-cell>
          <table:table-cell office:value-type="float" office:value="3761.92" calcext:value-type="float">
            <text:p>3761.92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0631172" calcext:value-type="float">
            <text:p>70631172</text:p>
          </table:table-cell>
          <table:table-cell office:value-type="float" office:value="33.32" calcext:value-type="float">
            <text:p>33.3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14" calcext:value-type="float">
            <text:p>-14</text:p>
          </table:table-cell>
          <table:table-cell table:formula="of:=BITLSHIFT(1; ABS([.B118])+6)" office:value-type="float" office:value="1048576" calcext:value-type="float">
            <text:p>1048576</text:p>
          </table:table-cell>
          <table:table-cell office:value-type="float" office:value="1205.06" calcext:value-type="float">
            <text:p>1205.06</text:p>
          </table:table-cell>
          <table:table-cell office:value-type="float" office:value="2991.11" calcext:value-type="float">
            <text:p>2991.11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0571476" calcext:value-type="float">
            <text:p>70571476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15" calcext:value-type="float">
            <text:p>-15</text:p>
          </table:table-cell>
          <table:table-cell table:formula="of:=BITLSHIFT(1; ABS([.B119])+6)" office:value-type="float" office:value="2097152" calcext:value-type="float">
            <text:p>2097152</text:p>
          </table:table-cell>
          <table:table-cell office:value-type="float" office:value="905.99" calcext:value-type="float">
            <text:p>905.99</text:p>
          </table:table-cell>
          <table:table-cell office:value-type="float" office:value="2069.24" calcext:value-type="float">
            <text:p>2069.24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0483468" calcext:value-type="float">
            <text:p>70483468</text:p>
          </table:table-cell>
          <table:table-cell office:value-type="float" office:value="33.26" calcext:value-type="float">
            <text:p>33.26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16" calcext:value-type="float">
            <text:p>-16</text:p>
          </table:table-cell>
          <table:table-cell table:formula="of:=BITLSHIFT(1; ABS([.B120])+6)" office:value-type="float" office:value="4194304" calcext:value-type="float">
            <text:p>4194304</text:p>
          </table:table-cell>
          <table:table-cell office:value-type="float" office:value="523.89" calcext:value-type="float">
            <text:p>523.89</text:p>
          </table:table-cell>
          <table:table-cell office:value-type="float" office:value="1326.38" calcext:value-type="float">
            <text:p>1326.38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0392169" calcext:value-type="float">
            <text:p>70392169</text:p>
          </table:table-cell>
          <table:table-cell office:value-type="float" office:value="33.21" calcext:value-type="float">
            <text:p>33.21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17" calcext:value-type="float">
            <text:p>-17</text:p>
          </table:table-cell>
          <table:table-cell table:formula="of:=BITLSHIFT(1; ABS([.B121])+6)" office:value-type="float" office:value="8388608" calcext:value-type="float">
            <text:p>8388608</text:p>
          </table:table-cell>
          <table:table-cell office:value-type="float" office:value="308.8" calcext:value-type="float">
            <text:p>308.8</text:p>
          </table:table-cell>
          <table:table-cell office:value-type="float" office:value="776.93" calcext:value-type="float">
            <text:p>776.93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0363274" calcext:value-type="float">
            <text:p>70363274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../datasets/silesia.tar</text:p>
          </table:table-cell>
          <table:table-cell/>
        </table:table-row>
        <table:table-row table:style-name="ro1">
          <table:table-cell office:value-type="string" calcext:value-type="string">
            <text:p>nvcomp_zstd 3.0.5</text:p>
          </table:table-cell>
          <table:table-cell office:value-type="float" office:value="-18" calcext:value-type="float">
            <text:p>-18</text:p>
          </table:table-cell>
          <table:table-cell table:formula="of:=BITLSHIFT(1; ABS([.B122])+6)" office:value-type="float" office:value="16777216" calcext:value-type="float">
            <text:p>16777216</text:p>
          </table:table-cell>
          <table:table-cell office:value-type="float" office:value="168.23" calcext:value-type="float">
            <text:p>168.23</text:p>
          </table:table-cell>
          <table:table-cell office:value-type="float" office:value="444.42" calcext:value-type="float">
            <text:p>444.42</text:p>
          </table:table-cell>
          <table:table-cell office:value-type="float" office:value="211948032" calcext:value-type="float">
            <text:p>211948032</text:p>
          </table:table-cell>
          <table:table-cell office:value-type="float" office:value="70359595" calcext:value-type="float">
            <text:p>70359595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../datasets/silesia.t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2-01T15:57:04.770387995</dc:date>
    <meta:editing-duration>PT59M54S</meta:editing-duration>
    <meta:editing-cycles>1</meta:editing-cycles>
    <meta:document-statistic meta:table-count="1" meta:cell-count="109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305cm" svg:height="9cm" xlink:href=".." xlink:type="simple" chart:class="chart:scatter" chart:style-name="ch1">
        <chart:title svg:x="4.611cm" svg:y="0.315cm" chart:style-name="ch2">
          <text:p>NVCOMP compression ratio per chunk size</text:p>
        </chart:title>
        <chart:legend chart:legend-position="end" svg:x="11.072cm" svg:y="1.155cm" style:legend-expansion="custom" svg:width="6.993cm" svg:height="7.115cm" style:legend-expansion-aspect-ratio="0.982853127196065" chart:style-name="ch3"/>
        <chart:plot-area chart:style-name="ch4" table:cell-range-address="cuda01_lzbench_nvcomp_all.C3:cuda01_lzbench_nvcomp_all.C16 cuda01_lzbench_nvcomp_all.A3:cuda01_lzbench_nvcomp_all.A3 cuda01_lzbench_nvcomp_all.H3:cuda01_lzbench_nvcomp_all.H57 cuda01_lzbench_nvcomp_all.A17:cuda01_lzbench_nvcomp_all.A17 cuda01_lzbench_nvcomp_all.A32:cuda01_lzbench_nvcomp_all.A32 cuda01_lzbench_nvcomp_all.A47:cuda01_lzbench_nvcomp_all.A47 cuda01_lzbench_nvcomp_all.A51:cuda01_lzbench_nvcomp_all.A51 cuda01_lzbench_nvcomp_all.A55:cuda01_lzbench_nvcomp_all.A55 cuda01_lzbench_nvcomp_all.A59:cuda01_lzbench_nvcomp_all.A59 cuda01_lzbench_nvcomp_all.H59:cuda01_lzbench_nvcomp_all.H122 cuda01_lzbench_nvcomp_all.A63:cuda01_lzbench_nvcomp_all.A63 cuda01_lzbench_nvcomp_all.A67:cuda01_lzbench_nvcomp_all.A67 cuda01_lzbench_nvcomp_all.A71:cuda01_lzbench_nvcomp_all.A71 cuda01_lzbench_nvcomp_all.A89:cuda01_lzbench_nvcomp_all.A89 cuda01_lzbench_nvcomp_all.A107:cuda01_lzbench_nvcomp_all.A107" chart:data-source-has-labels="row" svg:x="1.362cm" svg:y="1.287cm" svg:width="9.641cm" svg:height="7.605cm">
          <chart:coordinate-region svg:x="2.208cm" svg:y="1.486cm" svg:width="8.653cm" svg:height="5.613cm"/>
          <chart:axis chart:dimension="x" chart:name="primary-x" chart:style-name="ch5">
            <chart:title svg:x="4.762cm" svg:y="8.453cm" chart:style-name="ch6">
              <text:p>Chunk size in bytes</text:p>
            </chart:title>
          </chart:axis>
          <chart:axis chart:dimension="y" chart:name="primary-y" chart:style-name="ch7">
            <chart:title svg:x="0.449cm" svg:y="6.416cm" chart:style-name="ch8">
              <text:p>Compression ratio</text:p>
            </chart:title>
            <chart:grid chart:style-name="ch9" chart:class="major"/>
          </chart:axis>
          <chart:series chart:style-name="ch10" chart:values-cell-range-address="cuda01_lzbench_nvcomp_all.H3:cuda01_lzbench_nvcomp_all.H16" chart:label-cell-address="cuda01_lzbench_nvcomp_all.A3:cuda01_lzbench_nvcomp_all.A3" chart:class="chart:scatter">
            <chart:domain table:cell-range-address="cuda01_lzbench_nvcomp_all.C3:cuda01_lzbench_nvcomp_all.C16"/>
            <chart:data-point chart:repeated="14"/>
          </chart:series>
          <chart:series chart:style-name="ch11" chart:values-cell-range-address="cuda01_lzbench_nvcomp_all.H17:cuda01_lzbench_nvcomp_all.H31" chart:label-cell-address="cuda01_lzbench_nvcomp_all.A17:cuda01_lzbench_nvcomp_all.A17" chart:class="chart:scatter">
            <chart:domain table:cell-range-address="cuda01_lzbench_nvcomp_all.C17:cuda01_lzbench_nvcomp_all.C31"/>
            <chart:data-point chart:repeated="15"/>
          </chart:series>
          <chart:series chart:style-name="ch12" chart:values-cell-range-address="cuda01_lzbench_nvcomp_all.H32:cuda01_lzbench_nvcomp_all.H46" chart:label-cell-address="cuda01_lzbench_nvcomp_all.A32:cuda01_lzbench_nvcomp_all.A32" chart:class="chart:scatter">
            <chart:domain table:cell-range-address="cuda01_lzbench_nvcomp_all.C32:cuda01_lzbench_nvcomp_all.C46"/>
            <chart:data-point chart:repeated="15"/>
          </chart:series>
          <chart:series chart:style-name="ch13" chart:values-cell-range-address="cuda01_lzbench_nvcomp_all.H47:cuda01_lzbench_nvcomp_all.H50" chart:label-cell-address="cuda01_lzbench_nvcomp_all.A47:cuda01_lzbench_nvcomp_all.A47" chart:class="chart:scatter">
            <chart:domain table:cell-range-address="cuda01_lzbench_nvcomp_all.C47:cuda01_lzbench_nvcomp_all.C50"/>
            <chart:data-point chart:repeated="4"/>
          </chart:series>
          <chart:series chart:style-name="ch14" chart:values-cell-range-address="cuda01_lzbench_nvcomp_all.H51:cuda01_lzbench_nvcomp_all.H54" chart:label-cell-address="cuda01_lzbench_nvcomp_all.A51:cuda01_lzbench_nvcomp_all.A51" chart:class="chart:scatter">
            <chart:domain table:cell-range-address="cuda01_lzbench_nvcomp_all.C51:cuda01_lzbench_nvcomp_all.C54"/>
            <chart:data-point chart:repeated="4"/>
          </chart:series>
          <chart:series chart:style-name="ch15" chart:values-cell-range-address="cuda01_lzbench_nvcomp_all.H54:cuda01_lzbench_nvcomp_all.H57" chart:label-cell-address="cuda01_lzbench_nvcomp_all.A55:cuda01_lzbench_nvcomp_all.A55" chart:class="chart:scatter">
            <chart:domain table:cell-range-address="cuda01_lzbench_nvcomp_all.C55:cuda01_lzbench_nvcomp_all.C58"/>
            <chart:data-point chart:repeated="4"/>
          </chart:series>
          <chart:series chart:style-name="ch16" chart:values-cell-range-address="cuda01_lzbench_nvcomp_all.H59:cuda01_lzbench_nvcomp_all.H62" chart:label-cell-address="cuda01_lzbench_nvcomp_all.A59:cuda01_lzbench_nvcomp_all.A59" chart:class="chart:scatter">
            <chart:domain table:cell-range-address="cuda01_lzbench_nvcomp_all.C59:cuda01_lzbench_nvcomp_all.C62"/>
            <chart:data-point chart:repeated="4"/>
          </chart:series>
          <chart:series chart:style-name="ch17" chart:values-cell-range-address="cuda01_lzbench_nvcomp_all.H63:cuda01_lzbench_nvcomp_all.H66" chart:label-cell-address="cuda01_lzbench_nvcomp_all.A63:cuda01_lzbench_nvcomp_all.A63" chart:class="chart:scatter">
            <chart:domain table:cell-range-address="cuda01_lzbench_nvcomp_all.C63:cuda01_lzbench_nvcomp_all.C66"/>
            <chart:data-point chart:repeated="4"/>
          </chart:series>
          <chart:series chart:style-name="ch18" chart:values-cell-range-address="cuda01_lzbench_nvcomp_all.H67:cuda01_lzbench_nvcomp_all.H70" chart:label-cell-address="cuda01_lzbench_nvcomp_all.A67:cuda01_lzbench_nvcomp_all.A67" chart:class="chart:scatter">
            <chart:domain table:cell-range-address="cuda01_lzbench_nvcomp_all.C67:cuda01_lzbench_nvcomp_all.C70"/>
            <chart:data-point chart:repeated="4"/>
          </chart:series>
          <chart:series chart:style-name="ch19" chart:values-cell-range-address="cuda01_lzbench_nvcomp_all.H71:cuda01_lzbench_nvcomp_all.H88" chart:label-cell-address="cuda01_lzbench_nvcomp_all.A71:cuda01_lzbench_nvcomp_all.A71" chart:class="chart:scatter">
            <chart:domain table:cell-range-address="cuda01_lzbench_nvcomp_all.C71:cuda01_lzbench_nvcomp_all.C88"/>
            <chart:data-point chart:repeated="18"/>
          </chart:series>
          <chart:series chart:style-name="ch20" chart:values-cell-range-address="cuda01_lzbench_nvcomp_all.H89:cuda01_lzbench_nvcomp_all.H106" chart:label-cell-address="cuda01_lzbench_nvcomp_all.A89:cuda01_lzbench_nvcomp_all.A89" chart:class="chart:scatter">
            <chart:domain table:cell-range-address="cuda01_lzbench_nvcomp_all.C89:cuda01_lzbench_nvcomp_all.C106"/>
            <chart:data-point chart:repeated="18"/>
          </chart:series>
          <chart:series chart:style-name="ch21" chart:values-cell-range-address="cuda01_lzbench_nvcomp_all.H107:cuda01_lzbench_nvcomp_all.H122" chart:label-cell-address="cuda01_lzbench_nvcomp_all.A107:cuda01_lzbench_nvcomp_all.A107" chart:class="chart:scatter">
            <chart:domain table:cell-range-address="cuda01_lzbench_nvcomp_all.C107:cuda01_lzbench_nvcomp_all.C122"/>
            <chart:data-point chart:repeated="1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vcomp_ans 3.0.5</text:p>
                <draw:g>
                  <svg:desc>cuda01_lzbench_nvcomp_all.A3:cuda01_lzbench_nvcomp_all.A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bitcomp_default 3.0.5</text:p>
                <draw:g>
                  <svg:desc>cuda01_lzbench_nvcomp_all.A17:cuda01_lzbench_nvcomp_all.A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bitcomp_sparse 3.0.5</text:p>
                <draw:g>
                  <svg:desc>cuda01_lzbench_nvcomp_all.A32:cuda01_lzbench_nvcomp_all.A3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cascaded 3.0.5</text:p>
                <draw:g>
                  <svg:desc>cuda01_lzbench_nvcomp_all.A47:cuda01_lzbench_nvcomp_all.A4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deflate_compression 3.0.5</text:p>
                <draw:g>
                  <svg:desc>cuda01_lzbench_nvcomp_all.A51:cuda01_lzbench_nvcomp_all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deflate_throughput 3.0.5</text:p>
                <draw:g>
                  <svg:desc>cuda01_lzbench_nvcomp_all.A55:cuda01_lzbench_nvcomp_all.A5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gdeflate_compression 3.0.5</text:p>
                <draw:g>
                  <svg:desc>cuda01_lzbench_nvcomp_all.A59:cuda01_lzbench_nvcomp_all.A5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gdeflate_entropy 3.0.5</text:p>
                <draw:g>
                  <svg:desc>cuda01_lzbench_nvcomp_all.A63:cuda01_lzbench_nvcomp_all.A6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gdeflate_throughput 3.0.5</text:p>
                <draw:g>
                  <svg:desc>cuda01_lzbench_nvcomp_all.A67:cuda01_lzbench_nvcomp_all.A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lz4 3.0.5</text:p>
                <draw:g>
                  <svg:desc>cuda01_lzbench_nvcomp_all.A71:cuda01_lzbench_nvcomp_all.A7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snappy 3.0.5</text:p>
                <draw:g>
                  <svg:desc>cuda01_lzbench_nvcomp_all.A89:cuda01_lzbench_nvcomp_all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zstd 3.0.5</text:p>
                <draw:g>
                  <svg:desc>cuda01_lzbench_nvcomp_all.A107:cuda01_lzbench_nvcomp_all.A10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48">
                <text:p>2048</text:p>
                <draw:g>
                  <svg:desc>cuda01_lzbench_nvcomp_all.C3:cuda01_lzbench_nvcomp_all.C16</svg:desc>
                </draw:g>
              </table:table-cell>
              <table:table-cell office:value-type="float" office:value="87.07">
                <text:p>87.07</text:p>
                <draw:g>
                  <svg:desc>cuda01_lzbench_nvcomp_all.H3:cuda01_lzbench_nvcomp_all.H16</svg:desc>
                </draw:g>
              </table:table-cell>
              <table:table-cell office:value-type="float" office:value="1024">
                <text:p>1024</text:p>
                <draw:g>
                  <svg:desc>cuda01_lzbench_nvcomp_all.C17:cuda01_lzbench_nvcomp_all.C31</svg:desc>
                </draw:g>
              </table:table-cell>
              <table:table-cell office:value-type="float" office:value="90.96">
                <text:p>90.96</text:p>
                <draw:g>
                  <svg:desc>cuda01_lzbench_nvcomp_all.H17:cuda01_lzbench_nvcomp_all.H31</svg:desc>
                </draw:g>
              </table:table-cell>
              <table:table-cell office:value-type="float" office:value="1024">
                <text:p>1024</text:p>
                <draw:g>
                  <svg:desc>cuda01_lzbench_nvcomp_all.C32:cuda01_lzbench_nvcomp_all.C46</svg:desc>
                </draw:g>
              </table:table-cell>
              <table:table-cell office:value-type="float" office:value="98.37">
                <text:p>98.37</text:p>
                <draw:g>
                  <svg:desc>cuda01_lzbench_nvcomp_all.H32:cuda01_lzbench_nvcomp_all.H46</svg:desc>
                </draw:g>
              </table:table-cell>
              <table:table-cell office:value-type="float" office:value="64">
                <text:p>64</text:p>
                <draw:g>
                  <svg:desc>cuda01_lzbench_nvcomp_all.C47:cuda01_lzbench_nvcomp_all.C50</svg:desc>
                </draw:g>
              </table:table-cell>
              <table:table-cell office:value-type="float" office:value="92.83">
                <text:p>92.83</text:p>
                <draw:g>
                  <svg:desc>cuda01_lzbench_nvcomp_all.H47:cuda01_lzbench_nvcomp_all.H50</svg:desc>
                </draw:g>
              </table:table-cell>
              <table:table-cell office:value-type="float" office:value="8192">
                <text:p>8192</text:p>
                <draw:g>
                  <svg:desc>cuda01_lzbench_nvcomp_all.C51:cuda01_lzbench_nvcomp_all.C54</svg:desc>
                </draw:g>
              </table:table-cell>
              <table:table-cell office:value-type="float" office:value="38.39">
                <text:p>38.39</text:p>
                <draw:g>
                  <svg:desc>cuda01_lzbench_nvcomp_all.H51:cuda01_lzbench_nvcomp_all.H54</svg:desc>
                </draw:g>
              </table:table-cell>
              <table:table-cell office:value-type="float" office:value="8192">
                <text:p>8192</text:p>
                <draw:g>
                  <svg:desc>cuda01_lzbench_nvcomp_all.C55:cuda01_lzbench_nvcomp_all.C58</svg:desc>
                </draw:g>
              </table:table-cell>
              <table:table-cell office:value-type="float" office:value="32.9">
                <text:p>32.9</text:p>
                <draw:g>
                  <svg:desc>cuda01_lzbench_nvcomp_all.H54:cuda01_lzbench_nvcomp_all.H57</svg:desc>
                </draw:g>
              </table:table-cell>
              <table:table-cell office:value-type="float" office:value="8192">
                <text:p>8192</text:p>
                <draw:g>
                  <svg:desc>cuda01_lzbench_nvcomp_all.C59:cuda01_lzbench_nvcomp_all.C62</svg:desc>
                </draw:g>
              </table:table-cell>
              <table:table-cell office:value-type="float" office:value="40.73">
                <text:p>40.73</text:p>
                <draw:g>
                  <svg:desc>cuda01_lzbench_nvcomp_all.H59:cuda01_lzbench_nvcomp_all.H62</svg:desc>
                </draw:g>
              </table:table-cell>
              <table:table-cell office:value-type="float" office:value="8192">
                <text:p>8192</text:p>
                <draw:g>
                  <svg:desc>cuda01_lzbench_nvcomp_all.C63:cuda01_lzbench_nvcomp_all.C66</svg:desc>
                </draw:g>
              </table:table-cell>
              <table:table-cell office:value-type="float" office:value="63.7">
                <text:p>63.7</text:p>
                <draw:g>
                  <svg:desc>cuda01_lzbench_nvcomp_all.H63:cuda01_lzbench_nvcomp_all.H66</svg:desc>
                </draw:g>
              </table:table-cell>
              <table:table-cell office:value-type="float" office:value="8192">
                <text:p>8192</text:p>
                <draw:g>
                  <svg:desc>cuda01_lzbench_nvcomp_all.C67:cuda01_lzbench_nvcomp_all.C70</svg:desc>
                </draw:g>
              </table:table-cell>
              <table:table-cell office:value-type="float" office:value="46.53">
                <text:p>46.53</text:p>
                <draw:g>
                  <svg:desc>cuda01_lzbench_nvcomp_all.H67:cuda01_lzbench_nvcomp_all.H70</svg:desc>
                </draw:g>
              </table:table-cell>
              <table:table-cell office:value-type="float" office:value="128">
                <text:p>128</text:p>
                <draw:g>
                  <svg:desc>cuda01_lzbench_nvcomp_all.C71:cuda01_lzbench_nvcomp_all.C88</svg:desc>
                </draw:g>
              </table:table-cell>
              <table:table-cell office:value-type="float" office:value="98.83">
                <text:p>98.83</text:p>
                <draw:g>
                  <svg:desc>cuda01_lzbench_nvcomp_all.H71:cuda01_lzbench_nvcomp_all.H88</svg:desc>
                </draw:g>
              </table:table-cell>
              <table:table-cell office:value-type="float" office:value="128">
                <text:p>128</text:p>
                <draw:g>
                  <svg:desc>cuda01_lzbench_nvcomp_all.C89:cuda01_lzbench_nvcomp_all.C106</svg:desc>
                </draw:g>
              </table:table-cell>
              <table:table-cell office:value-type="float" office:value="96.53">
                <text:p>96.53</text:p>
                <draw:g>
                  <svg:desc>cuda01_lzbench_nvcomp_all.H89:cuda01_lzbench_nvcomp_all.H106</svg:desc>
                </draw:g>
              </table:table-cell>
              <table:table-cell office:value-type="float" office:value="512">
                <text:p>512</text:p>
                <draw:g>
                  <svg:desc>cuda01_lzbench_nvcomp_all.C107:cuda01_lzbench_nvcomp_all.C122</svg:desc>
                </draw:g>
              </table:table-cell>
              <table:table-cell office:value-type="float" office:value="63.2">
                <text:p>63.2</text:p>
                <draw:g>
                  <svg:desc>cuda01_lzbench_nvcomp_all.H107:cuda01_lzbench_nvcomp_all.H122</svg:desc>
                </draw:g>
              </table:table-cell>
            </table:table-row>
            <table:table-row>
              <table:table-cell office:value-type="string"/>
              <table:table-cell office:value-type="float" office:value="4096">
                <text:p>4096</text:p>
              </table:table-cell>
              <table:table-cell office:value-type="float" office:value="76.13">
                <text:p>76.13</text:p>
              </table:table-cell>
              <table:table-cell office:value-type="float" office:value="2048">
                <text:p>2048</text:p>
              </table:table-cell>
              <table:table-cell office:value-type="float" office:value="86.7">
                <text:p>86.7</text:p>
              </table:table-cell>
              <table:table-cell office:value-type="float" office:value="2048">
                <text:p>2048</text:p>
              </table:table-cell>
              <table:table-cell office:value-type="float" office:value="93.84">
                <text:p>93.84</text:p>
              </table:table-cell>
              <table:table-cell office:value-type="float" office:value="128">
                <text:p>128</text:p>
              </table:table-cell>
              <table:table-cell office:value-type="float" office:value="96.23">
                <text:p>96.23</text:p>
              </table:table-cell>
              <table:table-cell office:value-type="float" office:value="16384">
                <text:p>16384</text:p>
              </table:table-cell>
              <table:table-cell office:value-type="float" office:value="35.99">
                <text:p>35.99</text:p>
              </table:table-cell>
              <table:table-cell office:value-type="float" office:value="16384">
                <text:p>16384</text:p>
              </table:table-cell>
              <table:table-cell office:value-type="float" office:value="44.2">
                <text:p>44.2</text:p>
              </table:table-cell>
              <table:table-cell office:value-type="float" office:value="16384">
                <text:p>16384</text:p>
              </table:table-cell>
              <table:table-cell office:value-type="float" office:value="37.18">
                <text:p>37.18</text:p>
              </table:table-cell>
              <table:table-cell office:value-type="float" office:value="16384">
                <text:p>16384</text:p>
              </table:table-cell>
              <table:table-cell office:value-type="float" office:value="62.42">
                <text:p>62.42</text:p>
              </table:table-cell>
              <table:table-cell office:value-type="float" office:value="16384">
                <text:p>16384</text:p>
              </table:table-cell>
              <table:table-cell office:value-type="float" office:value="44.06">
                <text:p>44.06</text:p>
              </table:table-cell>
              <table:table-cell office:value-type="float" office:value="256">
                <text:p>256</text:p>
              </table:table-cell>
              <table:table-cell office:value-type="float" office:value="84.39">
                <text:p>84.39</text:p>
              </table:table-cell>
              <table:table-cell office:value-type="float" office:value="256">
                <text:p>256</text:p>
              </table:table-cell>
              <table:table-cell office:value-type="float" office:value="81.8">
                <text:p>81.8</text:p>
              </table:table-cell>
              <table:table-cell office:value-type="float" office:value="1024">
                <text:p>1024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/>
              <table:table-cell office:value-type="float" office:value="8192">
                <text:p>8192</text:p>
              </table:table-cell>
              <table:table-cell office:value-type="float" office:value="70.76">
                <text:p>70.76</text:p>
              </table:table-cell>
              <table:table-cell office:value-type="float" office:value="4096">
                <text:p>4096</text:p>
              </table:table-cell>
              <table:table-cell office:value-type="float" office:value="84.57">
                <text:p>84.57</text:p>
              </table:table-cell>
              <table:table-cell office:value-type="float" office:value="4096">
                <text:p>4096</text:p>
              </table:table-cell>
              <table:table-cell office:value-type="float" office:value="92.29">
                <text:p>92.29</text:p>
              </table:table-cell>
              <table:table-cell office:value-type="float" office:value="256">
                <text:p>256</text:p>
              </table:table-cell>
              <table:table-cell office:value-type="float" office:value="97.66">
                <text:p>97.66</text:p>
              </table:table-cell>
              <table:table-cell office:value-type="float" office:value="32768">
                <text:p>32768</text:p>
              </table:table-cell>
              <table:table-cell office:value-type="float" office:value="34.13">
                <text:p>34.13</text:p>
              </table:table-cell>
              <table:table-cell office:value-type="float" office:value="32768">
                <text:p>32768</text:p>
              </table:table-cell>
              <table:table-cell office:value-type="float" office:value="42.88">
                <text:p>42.88</text:p>
              </table:table-cell>
              <table:table-cell office:value-type="float" office:value="32768">
                <text:p>32768</text:p>
              </table:table-cell>
              <table:table-cell office:value-type="float" office:value="34.74">
                <text:p>34.74</text:p>
              </table:table-cell>
              <table:table-cell office:value-type="float" office:value="32768">
                <text:p>32768</text:p>
              </table:table-cell>
              <table:table-cell office:value-type="float" office:value="62">
                <text:p>62</text:p>
              </table:table-cell>
              <table:table-cell office:value-type="float" office:value="32768">
                <text:p>32768</text:p>
              </table:table-cell>
              <table:table-cell office:value-type="float" office:value="42.82">
                <text:p>42.82</text:p>
              </table:table-cell>
              <table:table-cell office:value-type="float" office:value="512">
                <text:p>512</text:p>
              </table:table-cell>
              <table:table-cell office:value-type="float" office:value="74.91">
                <text:p>74.91</text:p>
              </table:table-cell>
              <table:table-cell office:value-type="float" office:value="512">
                <text:p>512</text:p>
              </table:table-cell>
              <table:table-cell office:value-type="float" office:value="72.29">
                <text:p>72.29</text:p>
              </table:table-cell>
              <table:table-cell office:value-type="float" office:value="2048">
                <text:p>2048</text:p>
              </table:table-cell>
              <table:table-cell office:value-type="float" office:value="46.93">
                <text:p>46.93</text:p>
              </table:table-cell>
            </table:table-row>
            <table:table-row>
              <table:table-cell office:value-type="string"/>
              <table:table-cell office:value-type="float" office:value="16384">
                <text:p>16384</text:p>
              </table:table-cell>
              <table:table-cell office:value-type="float" office:value="65.99">
                <text:p>65.99</text:p>
              </table:table-cell>
              <table:table-cell office:value-type="float" office:value="8192">
                <text:p>8192</text:p>
              </table:table-cell>
              <table:table-cell office:value-type="float" office:value="83.22">
                <text:p>83.22</text:p>
              </table:table-cell>
              <table:table-cell office:value-type="float" office:value="8192">
                <text:p>8192</text:p>
              </table:table-cell>
              <table:table-cell office:value-type="float" office:value="89.17">
                <text:p>89.17</text:p>
              </table:table-cell>
              <table:table-cell office:value-type="float" office:value="512">
                <text:p>512</text:p>
              </table:table-cell>
              <table:table-cell office:value-type="float" office:value="99.06">
                <text:p>99.06</text:p>
              </table:table-cell>
              <table:table-cell office:value-type="float" office:value="65536">
                <text:p>65536</text:p>
              </table:table-cell>
              <table:table-cell office:value-type="float" office:value="32.9">
                <text:p>32.9</text:p>
              </table:table-cell>
              <table:table-cell office:value-type="float" office:value="65536">
                <text:p>65536</text:p>
              </table:table-cell>
              <table:table-cell office:value-type="float" office:value="42.22">
                <text:p>42.22</text:p>
              </table:table-cell>
              <table:table-cell office:value-type="float" office:value="65536">
                <text:p>65536</text:p>
              </table:table-cell>
              <table:table-cell office:value-type="float" office:value="33.23">
                <text:p>33.23</text:p>
              </table:table-cell>
              <table:table-cell office:value-type="float" office:value="65536">
                <text:p>65536</text:p>
              </table:table-cell>
              <table:table-cell office:value-type="float" office:value="62.06">
                <text:p>62.06</text:p>
              </table:table-cell>
              <table:table-cell office:value-type="float" office:value="65536">
                <text:p>65536</text:p>
              </table:table-cell>
              <table:table-cell office:value-type="float" office:value="42.22">
                <text:p>42.22</text:p>
              </table:table-cell>
              <table:table-cell office:value-type="float" office:value="1024">
                <text:p>1024</text:p>
              </table:table-cell>
              <table:table-cell office:value-type="float" office:value="68.5">
                <text:p>68.5</text:p>
              </table:table-cell>
              <table:table-cell office:value-type="float" office:value="1024">
                <text:p>1024</text:p>
              </table:table-cell>
              <table:table-cell office:value-type="float" office:value="65.71">
                <text:p>65.71</text:p>
              </table:table-cell>
              <table:table-cell office:value-type="float" office:value="4096">
                <text:p>4096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string"/>
              <table:table-cell office:value-type="float" office:value="32768">
                <text:p>32768</text:p>
              </table:table-cell>
              <table:table-cell office:value-type="float" office:value="63.83">
                <text:p>63.83</text:p>
              </table:table-cell>
              <table:table-cell office:value-type="float" office:value="16384">
                <text:p>16384</text:p>
              </table:table-cell>
              <table:table-cell office:value-type="float" office:value="82.92">
                <text:p>82.92</text:p>
              </table:table-cell>
              <table:table-cell office:value-type="float" office:value="16384">
                <text:p>16384</text:p>
              </table:table-cell>
              <table:table-cell office:value-type="float" office:value="88.87">
                <text:p>8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63.96">
                <text:p>63.96</text:p>
              </table:table-cell>
              <table:table-cell office:value-type="float" office:value="2048">
                <text:p>2048</text:p>
              </table:table-cell>
              <table:table-cell office:value-type="float" office:value="60.88">
                <text:p>60.88</text:p>
              </table:table-cell>
              <table:table-cell office:value-type="float" office:value="8192">
                <text:p>8192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/>
              <table:table-cell office:value-type="float" office:value="65536">
                <text:p>65536</text:p>
              </table:table-cell>
              <table:table-cell office:value-type="float" office:value="63.01">
                <text:p>63.01</text:p>
              </table:table-cell>
              <table:table-cell office:value-type="float" office:value="32768">
                <text:p>32768</text:p>
              </table:table-cell>
              <table:table-cell office:value-type="float" office:value="82.77">
                <text:p>82.77</text:p>
              </table:table-cell>
              <table:table-cell office:value-type="float" office:value="32768">
                <text:p>32768</text:p>
              </table:table-cell>
              <table:table-cell office:value-type="float" office:value="88.72">
                <text:p>8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6">
                <text:p>4096</text:p>
              </table:table-cell>
              <table:table-cell office:value-type="float" office:value="60.24">
                <text:p>60.24</text:p>
              </table:table-cell>
              <table:table-cell office:value-type="float" office:value="4096">
                <text:p>4096</text:p>
              </table:table-cell>
              <table:table-cell office:value-type="float" office:value="57.45">
                <text:p>57.45</text:p>
              </table:table-cell>
              <table:table-cell office:value-type="float" office:value="16384">
                <text:p>16384</text:p>
              </table:table-cell>
              <table:table-cell office:value-type="float" office:value="37.57">
                <text:p>37.57</text:p>
              </table:table-cell>
            </table:table-row>
            <table:table-row>
              <table:table-cell office:value-type="string"/>
              <table:table-cell office:value-type="float" office:value="131072">
                <text:p>131072</text:p>
              </table:table-cell>
              <table:table-cell office:value-type="float" office:value="62.89">
                <text:p>62.89</text:p>
              </table:table-cell>
              <table:table-cell office:value-type="float" office:value="65536">
                <text:p>65536</text:p>
              </table:table-cell>
              <table:table-cell office:value-type="float" office:value="82.69">
                <text:p>82.69</text:p>
              </table:table-cell>
              <table:table-cell office:value-type="float" office:value="65536">
                <text:p>65536</text:p>
              </table:table-cell>
              <table:table-cell office:value-type="float" office:value="88.65">
                <text:p>88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2">
                <text:p>8192</text:p>
              </table:table-cell>
              <table:table-cell office:value-type="float" office:value="57.04">
                <text:p>57.04</text:p>
              </table:table-cell>
              <table:table-cell office:value-type="float" office:value="8192">
                <text:p>8192</text:p>
              </table:table-cell>
              <table:table-cell office:value-type="float" office:value="54.83">
                <text:p>54.83</text:p>
              </table:table-cell>
              <table:table-cell office:value-type="float" office:value="32768">
                <text:p>32768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/>
              <table:table-cell office:value-type="float" office:value="262144">
                <text:p>262144</text:p>
              </table:table-cell>
              <table:table-cell office:value-type="float" office:value="63.04">
                <text:p>63.04</text:p>
              </table:table-cell>
              <table:table-cell office:value-type="float" office:value="131072">
                <text:p>131072</text:p>
              </table:table-cell>
              <table:table-cell office:value-type="float" office:value="82.65">
                <text:p>82.65</text:p>
              </table:table-cell>
              <table:table-cell office:value-type="float" office:value="131072">
                <text:p>131072</text:p>
              </table:table-cell>
              <table:table-cell office:value-type="float" office:value="88.61">
                <text:p>88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84">
                <text:p>16384</text:p>
              </table:table-cell>
              <table:table-cell office:value-type="float" office:value="54.27">
                <text:p>54.27</text:p>
              </table:table-cell>
              <table:table-cell office:value-type="float" office:value="16384">
                <text:p>16384</text:p>
              </table:table-cell>
              <table:table-cell office:value-type="float" office:value="52.75">
                <text:p>52.75</text:p>
              </table:table-cell>
              <table:table-cell office:value-type="float" office:value="65536">
                <text:p>65536</text:p>
              </table:table-cell>
              <table:table-cell office:value-type="float" office:value="34.86">
                <text:p>34.86</text:p>
              </table:table-cell>
            </table:table-row>
            <table:table-row>
              <table:table-cell office:value-type="string"/>
              <table:table-cell office:value-type="float" office:value="524288">
                <text:p>524288</text:p>
              </table:table-cell>
              <table:table-cell office:value-type="float" office:value="63.49">
                <text:p>63.49</text:p>
              </table:table-cell>
              <table:table-cell office:value-type="float" office:value="262144">
                <text:p>262144</text:p>
              </table:table-cell>
              <table:table-cell office:value-type="float" office:value="82.63">
                <text:p>82.63</text:p>
              </table:table-cell>
              <table:table-cell office:value-type="float" office:value="262144">
                <text:p>262144</text:p>
              </table:table-cell>
              <table:table-cell office:value-type="float" office:value="88.59">
                <text:p>88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68">
                <text:p>32768</text:p>
              </table:table-cell>
              <table:table-cell office:value-type="float" office:value="52.28">
                <text:p>52.28</text:p>
              </table:table-cell>
              <table:table-cell office:value-type="float" office:value="32768">
                <text:p>32768</text:p>
              </table:table-cell>
              <table:table-cell office:value-type="float" office:value="51.19">
                <text:p>51.19</text:p>
              </table:table-cell>
              <table:table-cell office:value-type="float" office:value="131072">
                <text:p>131072</text:p>
              </table:table-cell>
              <table:table-cell office:value-type="float" office:value="34.11">
                <text:p>34.11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64.07">
                <text:p>64.07</text:p>
              </table:table-cell>
              <table:table-cell office:value-type="float" office:value="524288">
                <text:p>524288</text:p>
              </table:table-cell>
              <table:table-cell office:value-type="float" office:value="82.62">
                <text:p>82.62</text:p>
              </table:table-cell>
              <table:table-cell office:value-type="float" office:value="524288">
                <text:p>524288</text:p>
              </table:table-cell>
              <table:table-cell office:value-type="float" office:value="88.58">
                <text:p>88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36">
                <text:p>65536</text:p>
              </table:table-cell>
              <table:table-cell office:value-type="float" office:value="50.8">
                <text:p>50.8</text:p>
              </table:table-cell>
              <table:table-cell office:value-type="float" office:value="65536">
                <text:p>65536</text:p>
              </table:table-cell>
              <table:table-cell office:value-type="float" office:value="50.37">
                <text:p>50.37</text:p>
              </table:table-cell>
              <table:table-cell office:value-type="float" office:value="262144">
                <text:p>262144</text:p>
              </table:table-cell>
              <table:table-cell office:value-type="float" office:value="33.63">
                <text:p>33.63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64.66">
                <text:p>64.66</text:p>
              </table:table-cell>
              <table:table-cell office:value-type="float" office:value="1048576">
                <text:p>1048576</text:p>
              </table:table-cell>
              <table:table-cell office:value-type="float" office:value="82.62">
                <text:p>82.62</text:p>
              </table:table-cell>
              <table:table-cell office:value-type="float" office:value="1048576">
                <text:p>1048576</text:p>
              </table:table-cell>
              <table:table-cell office:value-type="float" office:value="88.58">
                <text:p>88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72">
                <text:p>131072</text:p>
              </table:table-cell>
              <table:table-cell office:value-type="float" office:value="50.31">
                <text:p>50.31</text:p>
              </table:table-cell>
              <table:table-cell office:value-type="float" office:value="131072">
                <text:p>131072</text:p>
              </table:table-cell>
              <table:table-cell office:value-type="float" office:value="49.98">
                <text:p>49.98</text:p>
              </table:table-cell>
              <table:table-cell office:value-type="float" office:value="524288">
                <text:p>524288</text:p>
              </table:table-cell>
              <table:table-cell office:value-type="float" office:value="33.32">
                <text:p>33.32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65.8">
                <text:p>65.8</text:p>
              </table:table-cell>
              <table:table-cell office:value-type="float" office:value="2097152">
                <text:p>2097152</text:p>
              </table:table-cell>
              <table:table-cell office:value-type="float" office:value="82.62">
                <text:p>82.62</text:p>
              </table:table-cell>
              <table:table-cell office:value-type="float" office:value="2097152">
                <text:p>2097152</text:p>
              </table:table-cell>
              <table:table-cell office:value-type="float" office:value="88.57">
                <text:p>88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44">
                <text:p>262144</text:p>
              </table:table-cell>
              <table:table-cell office:value-type="float" office:value="50.01">
                <text:p>50.01</text:p>
              </table:table-cell>
              <table:table-cell office:value-type="float" office:value="262144">
                <text:p>262144</text:p>
              </table:table-cell>
              <table:table-cell office:value-type="float" office:value="49.79">
                <text:p>49.79</text:p>
              </table:table-cell>
              <table:table-cell office:value-type="float" office:value="1048576">
                <text:p>104857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67.84">
                <text:p>67.84</text:p>
              </table:table-cell>
              <table:table-cell office:value-type="float" office:value="4194304">
                <text:p>4194304</text:p>
              </table:table-cell>
              <table:table-cell office:value-type="float" office:value="82.62">
                <text:p>82.62</text:p>
              </table:table-cell>
              <table:table-cell office:value-type="float" office:value="4194304">
                <text:p>4194304</text:p>
              </table:table-cell>
              <table:table-cell office:value-type="float" office:value="88.57">
                <text:p>88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288">
                <text:p>524288</text:p>
              </table:table-cell>
              <table:table-cell office:value-type="float" office:value="49.86">
                <text:p>49.86</text:p>
              </table:table-cell>
              <table:table-cell office:value-type="float" office:value="524288">
                <text:p>524288</text:p>
              </table:table-cell>
              <table:table-cell office:value-type="float" office:value="49.69">
                <text:p>49.69</text:p>
              </table:table-cell>
              <table:table-cell office:value-type="float" office:value="2097152">
                <text:p>2097152</text:p>
              </table:table-cell>
              <table:table-cell office:value-type="float" office:value="33.26">
                <text:p>33.26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69.99">
                <text:p>69.99</text:p>
              </table:table-cell>
              <table:table-cell office:value-type="float" office:value="8388608">
                <text:p>8388608</text:p>
              </table:table-cell>
              <table:table-cell office:value-type="float" office:value="82.62">
                <text:p>82.62</text:p>
              </table:table-cell>
              <table:table-cell office:value-type="float" office:value="8388608">
                <text:p>8388608</text:p>
              </table:table-cell>
              <table:table-cell office:value-type="float" office:value="88.57">
                <text:p>88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576">
                <text:p>1048576</text:p>
              </table:table-cell>
              <table:table-cell office:value-type="float" office:value="49.79">
                <text:p>49.79</text:p>
              </table:table-cell>
              <table:table-cell office:value-type="float" office:value="1048576">
                <text:p>1048576</text:p>
              </table:table-cell>
              <table:table-cell office:value-type="float" office:value="49.64">
                <text:p>49.64</text:p>
              </table:table-cell>
              <table:table-cell office:value-type="float" office:value="4194304">
                <text:p>4194304</text:p>
              </table:table-cell>
              <table:table-cell office:value-type="float" office:value="33.21">
                <text:p>33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82.62">
                <text:p>82.62</text:p>
              </table:table-cell>
              <table:table-cell office:value-type="float" office:value="16777216">
                <text:p>16777216</text:p>
              </table:table-cell>
              <table:table-cell office:value-type="float" office:value="88.57">
                <text:p>88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7152">
                <text:p>2097152</text:p>
              </table:table-cell>
              <table:table-cell office:value-type="float" office:value="49.75">
                <text:p>49.75</text:p>
              </table:table-cell>
              <table:table-cell office:value-type="float" office:value="2097152">
                <text:p>2097152</text:p>
              </table:table-cell>
              <table:table-cell office:value-type="float" office:value="49.62">
                <text:p>49.62</text:p>
              </table:table-cell>
              <table:table-cell office:value-type="float" office:value="8388608">
                <text:p>838860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304">
                <text:p>4194304</text:p>
              </table:table-cell>
              <table:table-cell office:value-type="float" office:value="49.73">
                <text:p>49.73</text:p>
              </table:table-cell>
              <table:table-cell office:value-type="float" office:value="4194304">
                <text:p>4194304</text:p>
              </table:table-cell>
              <table:table-cell office:value-type="float" office:value="49.6">
                <text:p>49.6</text:p>
              </table:table-cell>
              <table:table-cell office:value-type="float" office:value="16777216">
                <text:p>1677721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8608">
                <text:p>8388608</text:p>
              </table:table-cell>
              <table:table-cell office:value-type="float" office:value="49.72">
                <text:p>49.72</text:p>
              </table:table-cell>
              <table:table-cell office:value-type="float" office:value="8388608">
                <text:p>8388608</text:p>
              </table:table-cell>
              <table:table-cell office:value-type="float" office:value="49.6">
                <text:p>4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49.71">
                <text:p>49.71</text:p>
              </table:table-cell>
              <table:table-cell office:value-type="float" office:value="16777216">
                <text:p>16777216</text:p>
              </table:table-cell>
              <table:table-cell office:value-type="float" office:value="49.59">
                <text:p>49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305cm" svg:height="9cm" xlink:href=".." xlink:type="simple" chart:class="chart:scatter" chart:style-name="ch1">
        <chart:title svg:x="3.718cm" svg:y="0.315cm" chart:style-name="ch2">
          <text:p>NVCOMP decompression throughput per chunk size</text:p>
        </chart:title>
        <chart:legend chart:legend-position="end" svg:x="11.072cm" svg:y="1.155cm" style:legend-expansion="custom" svg:width="6.993cm" svg:height="7.115cm" style:legend-expansion-aspect-ratio="0.982853127196065" chart:style-name="ch3"/>
        <chart:plot-area chart:style-name="ch4" table:cell-range-address="cuda01_lzbench_nvcomp_all.C3:cuda01_lzbench_nvcomp_all.C16 cuda01_lzbench_nvcomp_all.A3:cuda01_lzbench_nvcomp_all.A3 cuda01_lzbench_nvcomp_all.E3:cuda01_lzbench_nvcomp_all.E122 cuda01_lzbench_nvcomp_all.A17:cuda01_lzbench_nvcomp_all.A17 cuda01_lzbench_nvcomp_all.A32:cuda01_lzbench_nvcomp_all.A32 cuda01_lzbench_nvcomp_all.A47:cuda01_lzbench_nvcomp_all.A47 cuda01_lzbench_nvcomp_all.A51:cuda01_lzbench_nvcomp_all.A51 cuda01_lzbench_nvcomp_all.A55:cuda01_lzbench_nvcomp_all.A55 cuda01_lzbench_nvcomp_all.A59:cuda01_lzbench_nvcomp_all.A59 cuda01_lzbench_nvcomp_all.A63:cuda01_lzbench_nvcomp_all.A63 cuda01_lzbench_nvcomp_all.A67:cuda01_lzbench_nvcomp_all.A67 cuda01_lzbench_nvcomp_all.A71:cuda01_lzbench_nvcomp_all.A71 cuda01_lzbench_nvcomp_all.A89:cuda01_lzbench_nvcomp_all.A89 cuda01_lzbench_nvcomp_all.A107:cuda01_lzbench_nvcomp_all.A107" chart:data-source-has-labels="row" svg:x="1.163cm" svg:y="1.285cm" svg:width="9.84cm" svg:height="7.606cm">
          <chart:coordinate-region svg:x="2.208cm" svg:y="1.485cm" svg:width="8.653cm" svg:height="5.613cm"/>
          <chart:axis chart:dimension="x" chart:name="primary-x" chart:style-name="ch5">
            <chart:title svg:x="4.663cm" svg:y="8.453cm" chart:style-name="ch6">
              <text:p>Chunk size in bytes</text:p>
            </chart:title>
          </chart:axis>
          <chart:axis chart:dimension="y" chart:name="primary-y" chart:style-name="ch7">
            <chart:title svg:x="0.25cm" svg:y="7.54cm" chart:style-name="ch8">
              <text:p>Decompression throughput (MB/s)</text:p>
            </chart:title>
            <chart:grid chart:style-name="ch9" chart:class="major"/>
          </chart:axis>
          <chart:series chart:style-name="ch10" chart:values-cell-range-address="cuda01_lzbench_nvcomp_all.E3:cuda01_lzbench_nvcomp_all.E16" chart:label-cell-address="cuda01_lzbench_nvcomp_all.A3:cuda01_lzbench_nvcomp_all.A3" chart:class="chart:scatter">
            <chart:domain table:cell-range-address="cuda01_lzbench_nvcomp_all.C3:cuda01_lzbench_nvcomp_all.C16"/>
            <chart:data-point chart:repeated="14"/>
          </chart:series>
          <chart:series chart:style-name="ch11" chart:values-cell-range-address="cuda01_lzbench_nvcomp_all.E17:cuda01_lzbench_nvcomp_all.E31" chart:label-cell-address="cuda01_lzbench_nvcomp_all.A17:cuda01_lzbench_nvcomp_all.A17" chart:class="chart:scatter">
            <chart:domain table:cell-range-address="cuda01_lzbench_nvcomp_all.C17:cuda01_lzbench_nvcomp_all.C31"/>
            <chart:data-point chart:repeated="15"/>
          </chart:series>
          <chart:series chart:style-name="ch12" chart:values-cell-range-address="cuda01_lzbench_nvcomp_all.E32:cuda01_lzbench_nvcomp_all.E46" chart:label-cell-address="cuda01_lzbench_nvcomp_all.A32:cuda01_lzbench_nvcomp_all.A32" chart:class="chart:scatter">
            <chart:domain table:cell-range-address="cuda01_lzbench_nvcomp_all.C32:cuda01_lzbench_nvcomp_all.C46"/>
            <chart:data-point chart:repeated="15"/>
          </chart:series>
          <chart:series chart:style-name="ch13" chart:values-cell-range-address="cuda01_lzbench_nvcomp_all.E47:cuda01_lzbench_nvcomp_all.E50" chart:label-cell-address="cuda01_lzbench_nvcomp_all.A47:cuda01_lzbench_nvcomp_all.A47" chart:class="chart:scatter">
            <chart:domain table:cell-range-address="cuda01_lzbench_nvcomp_all.C47:cuda01_lzbench_nvcomp_all.C50"/>
            <chart:data-point chart:repeated="4"/>
          </chart:series>
          <chart:series chart:style-name="ch14" chart:values-cell-range-address="cuda01_lzbench_nvcomp_all.E51:cuda01_lzbench_nvcomp_all.E54" chart:label-cell-address="cuda01_lzbench_nvcomp_all.A51:cuda01_lzbench_nvcomp_all.A51" chart:class="chart:scatter">
            <chart:domain table:cell-range-address="cuda01_lzbench_nvcomp_all.C51:cuda01_lzbench_nvcomp_all.C54"/>
            <chart:data-point chart:repeated="4"/>
          </chart:series>
          <chart:series chart:style-name="ch15" chart:values-cell-range-address="cuda01_lzbench_nvcomp_all.E55:cuda01_lzbench_nvcomp_all.E58" chart:label-cell-address="cuda01_lzbench_nvcomp_all.A55:cuda01_lzbench_nvcomp_all.A55" chart:class="chart:scatter">
            <chart:domain table:cell-range-address="cuda01_lzbench_nvcomp_all.C55:cuda01_lzbench_nvcomp_all.C58"/>
            <chart:data-point chart:repeated="4"/>
          </chart:series>
          <chart:series chart:style-name="ch16" chart:values-cell-range-address="cuda01_lzbench_nvcomp_all.E59:cuda01_lzbench_nvcomp_all.E62" chart:label-cell-address="cuda01_lzbench_nvcomp_all.A59:cuda01_lzbench_nvcomp_all.A59" chart:class="chart:scatter">
            <chart:domain table:cell-range-address="cuda01_lzbench_nvcomp_all.C59:cuda01_lzbench_nvcomp_all.C62"/>
            <chart:data-point chart:repeated="4"/>
          </chart:series>
          <chart:series chart:style-name="ch17" chart:values-cell-range-address="cuda01_lzbench_nvcomp_all.E63:cuda01_lzbench_nvcomp_all.E66" chart:label-cell-address="cuda01_lzbench_nvcomp_all.A63:cuda01_lzbench_nvcomp_all.A63" chart:class="chart:scatter">
            <chart:domain table:cell-range-address="cuda01_lzbench_nvcomp_all.C63:cuda01_lzbench_nvcomp_all.C66"/>
            <chart:data-point chart:repeated="4"/>
          </chart:series>
          <chart:series chart:style-name="ch18" chart:values-cell-range-address="cuda01_lzbench_nvcomp_all.E67:cuda01_lzbench_nvcomp_all.E70" chart:label-cell-address="cuda01_lzbench_nvcomp_all.A67:cuda01_lzbench_nvcomp_all.A67" chart:class="chart:scatter">
            <chart:domain table:cell-range-address="cuda01_lzbench_nvcomp_all.C67:cuda01_lzbench_nvcomp_all.C70"/>
            <chart:data-point chart:repeated="4"/>
          </chart:series>
          <chart:series chart:style-name="ch19" chart:values-cell-range-address="cuda01_lzbench_nvcomp_all.E71:cuda01_lzbench_nvcomp_all.E88" chart:label-cell-address="cuda01_lzbench_nvcomp_all.A71:cuda01_lzbench_nvcomp_all.A71" chart:class="chart:scatter">
            <chart:domain table:cell-range-address="cuda01_lzbench_nvcomp_all.C71:cuda01_lzbench_nvcomp_all.C88"/>
            <chart:data-point chart:repeated="18"/>
          </chart:series>
          <chart:series chart:style-name="ch20" chart:values-cell-range-address="cuda01_lzbench_nvcomp_all.E89:cuda01_lzbench_nvcomp_all.E106" chart:label-cell-address="cuda01_lzbench_nvcomp_all.A89:cuda01_lzbench_nvcomp_all.A89" chart:class="chart:scatter">
            <chart:domain table:cell-range-address="cuda01_lzbench_nvcomp_all.C89:cuda01_lzbench_nvcomp_all.C106"/>
            <chart:data-point chart:repeated="18"/>
          </chart:series>
          <chart:series chart:style-name="ch21" chart:values-cell-range-address="cuda01_lzbench_nvcomp_all.E107:cuda01_lzbench_nvcomp_all.E122" chart:label-cell-address="cuda01_lzbench_nvcomp_all.A107:cuda01_lzbench_nvcomp_all.A107" chart:class="chart:scatter">
            <chart:domain table:cell-range-address="cuda01_lzbench_nvcomp_all.C107:cuda01_lzbench_nvcomp_all.C122"/>
            <chart:data-point chart:repeated="1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vcomp_ans 3.0.5</text:p>
                <draw:g>
                  <svg:desc>cuda01_lzbench_nvcomp_all.A3:cuda01_lzbench_nvcomp_all.A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bitcomp_default 3.0.5</text:p>
                <draw:g>
                  <svg:desc>cuda01_lzbench_nvcomp_all.A17:cuda01_lzbench_nvcomp_all.A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bitcomp_sparse 3.0.5</text:p>
                <draw:g>
                  <svg:desc>cuda01_lzbench_nvcomp_all.A32:cuda01_lzbench_nvcomp_all.A3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cascaded 3.0.5</text:p>
                <draw:g>
                  <svg:desc>cuda01_lzbench_nvcomp_all.A47:cuda01_lzbench_nvcomp_all.A4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deflate_compression 3.0.5</text:p>
                <draw:g>
                  <svg:desc>cuda01_lzbench_nvcomp_all.A51:cuda01_lzbench_nvcomp_all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deflate_throughput 3.0.5</text:p>
                <draw:g>
                  <svg:desc>cuda01_lzbench_nvcomp_all.A55:cuda01_lzbench_nvcomp_all.A5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gdeflate_compression 3.0.5</text:p>
                <draw:g>
                  <svg:desc>cuda01_lzbench_nvcomp_all.A59:cuda01_lzbench_nvcomp_all.A5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gdeflate_entropy 3.0.5</text:p>
                <draw:g>
                  <svg:desc>cuda01_lzbench_nvcomp_all.A63:cuda01_lzbench_nvcomp_all.A6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gdeflate_throughput 3.0.5</text:p>
                <draw:g>
                  <svg:desc>cuda01_lzbench_nvcomp_all.A67:cuda01_lzbench_nvcomp_all.A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lz4 3.0.5</text:p>
                <draw:g>
                  <svg:desc>cuda01_lzbench_nvcomp_all.A71:cuda01_lzbench_nvcomp_all.A7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snappy 3.0.5</text:p>
                <draw:g>
                  <svg:desc>cuda01_lzbench_nvcomp_all.A89:cuda01_lzbench_nvcomp_all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vcomp_zstd 3.0.5</text:p>
                <draw:g>
                  <svg:desc>cuda01_lzbench_nvcomp_all.A107:cuda01_lzbench_nvcomp_all.A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  <draw:g>
                  <svg:desc>cuda01_lzbench_nvcomp_all.C3:cuda01_lzbench_nvcomp_all.C16</svg:desc>
                </draw:g>
              </table:table-cell>
              <table:table-cell office:value-type="float" office:value="4308.79">
                <text:p>4308.79</text:p>
                <draw:g>
                  <svg:desc>cuda01_lzbench_nvcomp_all.E3:cuda01_lzbench_nvcomp_all.E16</svg:desc>
                </draw:g>
              </table:table-cell>
              <table:table-cell office:value-type="float" office:value="1024">
                <text:p>1024</text:p>
                <draw:g>
                  <svg:desc>cuda01_lzbench_nvcomp_all.C17:cuda01_lzbench_nvcomp_all.C31</svg:desc>
                </draw:g>
              </table:table-cell>
              <table:table-cell office:value-type="float" office:value="3931.71">
                <text:p>3931.71</text:p>
                <draw:g>
                  <svg:desc>cuda01_lzbench_nvcomp_all.E17:cuda01_lzbench_nvcomp_all.E31</svg:desc>
                </draw:g>
              </table:table-cell>
              <table:table-cell office:value-type="float" office:value="1024">
                <text:p>1024</text:p>
                <draw:g>
                  <svg:desc>cuda01_lzbench_nvcomp_all.C32:cuda01_lzbench_nvcomp_all.C46</svg:desc>
                </draw:g>
              </table:table-cell>
              <table:table-cell office:value-type="float" office:value="3801.15">
                <text:p>3801.15</text:p>
                <draw:g>
                  <svg:desc>cuda01_lzbench_nvcomp_all.E32:cuda01_lzbench_nvcomp_all.E46</svg:desc>
                </draw:g>
              </table:table-cell>
              <table:table-cell office:value-type="float" office:value="64">
                <text:p>64</text:p>
                <draw:g>
                  <svg:desc>cuda01_lzbench_nvcomp_all.C47:cuda01_lzbench_nvcomp_all.C50</svg:desc>
                </draw:g>
              </table:table-cell>
              <table:table-cell office:value-type="float" office:value="4179.1">
                <text:p>4179.1</text:p>
                <draw:g>
                  <svg:desc>cuda01_lzbench_nvcomp_all.E47:cuda01_lzbench_nvcomp_all.E50</svg:desc>
                </draw:g>
              </table:table-cell>
              <table:table-cell office:value-type="float" office:value="8192">
                <text:p>8192</text:p>
                <draw:g>
                  <svg:desc>cuda01_lzbench_nvcomp_all.C51:cuda01_lzbench_nvcomp_all.C54</svg:desc>
                </draw:g>
              </table:table-cell>
              <table:table-cell office:value-type="float" office:value="4028.23">
                <text:p>4028.23</text:p>
                <draw:g>
                  <svg:desc>cuda01_lzbench_nvcomp_all.E51:cuda01_lzbench_nvcomp_all.E54</svg:desc>
                </draw:g>
              </table:table-cell>
              <table:table-cell office:value-type="float" office:value="8192">
                <text:p>8192</text:p>
                <draw:g>
                  <svg:desc>cuda01_lzbench_nvcomp_all.C55:cuda01_lzbench_nvcomp_all.C58</svg:desc>
                </draw:g>
              </table:table-cell>
              <table:table-cell office:value-type="float" office:value="3746.44">
                <text:p>3746.44</text:p>
                <draw:g>
                  <svg:desc>cuda01_lzbench_nvcomp_all.E55:cuda01_lzbench_nvcomp_all.E58</svg:desc>
                </draw:g>
              </table:table-cell>
              <table:table-cell office:value-type="float" office:value="8192">
                <text:p>8192</text:p>
                <draw:g>
                  <svg:desc>cuda01_lzbench_nvcomp_all.C59:cuda01_lzbench_nvcomp_all.C62</svg:desc>
                </draw:g>
              </table:table-cell>
              <table:table-cell office:value-type="float" office:value="6429.53">
                <text:p>6429.53</text:p>
                <draw:g>
                  <svg:desc>cuda01_lzbench_nvcomp_all.E59:cuda01_lzbench_nvcomp_all.E62</svg:desc>
                </draw:g>
              </table:table-cell>
              <table:table-cell office:value-type="float" office:value="8192">
                <text:p>8192</text:p>
                <draw:g>
                  <svg:desc>cuda01_lzbench_nvcomp_all.C63:cuda01_lzbench_nvcomp_all.C66</svg:desc>
                </draw:g>
              </table:table-cell>
              <table:table-cell office:value-type="float" office:value="5263.6">
                <text:p>5263.6</text:p>
                <draw:g>
                  <svg:desc>cuda01_lzbench_nvcomp_all.E63:cuda01_lzbench_nvcomp_all.E66</svg:desc>
                </draw:g>
              </table:table-cell>
              <table:table-cell office:value-type="float" office:value="8192">
                <text:p>8192</text:p>
                <draw:g>
                  <svg:desc>cuda01_lzbench_nvcomp_all.C67:cuda01_lzbench_nvcomp_all.C70</svg:desc>
                </draw:g>
              </table:table-cell>
              <table:table-cell office:value-type="float" office:value="5998.96">
                <text:p>5998.96</text:p>
                <draw:g>
                  <svg:desc>cuda01_lzbench_nvcomp_all.E67:cuda01_lzbench_nvcomp_all.E70</svg:desc>
                </draw:g>
              </table:table-cell>
              <table:table-cell office:value-type="float" office:value="128">
                <text:p>128</text:p>
                <draw:g>
                  <svg:desc>cuda01_lzbench_nvcomp_all.C71:cuda01_lzbench_nvcomp_all.C88</svg:desc>
                </draw:g>
              </table:table-cell>
              <table:table-cell office:value-type="float" office:value="3663.26">
                <text:p>3663.26</text:p>
                <draw:g>
                  <svg:desc>cuda01_lzbench_nvcomp_all.E71:cuda01_lzbench_nvcomp_all.E88</svg:desc>
                </draw:g>
              </table:table-cell>
              <table:table-cell office:value-type="float" office:value="128">
                <text:p>128</text:p>
                <draw:g>
                  <svg:desc>cuda01_lzbench_nvcomp_all.C89:cuda01_lzbench_nvcomp_all.C106</svg:desc>
                </draw:g>
              </table:table-cell>
              <table:table-cell office:value-type="float" office:value="3727.06">
                <text:p>3727.06</text:p>
                <draw:g>
                  <svg:desc>cuda01_lzbench_nvcomp_all.E89:cuda01_lzbench_nvcomp_all.E106</svg:desc>
                </draw:g>
              </table:table-cell>
              <table:table-cell office:value-type="float" office:value="512">
                <text:p>512</text:p>
                <draw:g>
                  <svg:desc>cuda01_lzbench_nvcomp_all.C107:cuda01_lzbench_nvcomp_all.C122</svg:desc>
                </draw:g>
              </table:table-cell>
              <table:table-cell office:value-type="float" office:value="1703.89">
                <text:p>1703.89</text:p>
                <draw:g>
                  <svg:desc>cuda01_lzbench_nvcomp_all.E107:cuda01_lzbench_nvcomp_all.E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5126.54">
                <text:p>5126.54</text:p>
              </table:table-cell>
              <table:table-cell office:value-type="float" office:value="2048">
                <text:p>2048</text:p>
              </table:table-cell>
              <table:table-cell office:value-type="float" office:value="4271.57">
                <text:p>4271.57</text:p>
              </table:table-cell>
              <table:table-cell office:value-type="float" office:value="2048">
                <text:p>2048</text:p>
              </table:table-cell>
              <table:table-cell office:value-type="float" office:value="4040.99">
                <text:p>4040.99</text:p>
              </table:table-cell>
              <table:table-cell office:value-type="float" office:value="128">
                <text:p>128</text:p>
              </table:table-cell>
              <table:table-cell office:value-type="float" office:value="3876.74">
                <text:p>3876.74</text:p>
              </table:table-cell>
              <table:table-cell office:value-type="float" office:value="16384">
                <text:p>16384</text:p>
              </table:table-cell>
              <table:table-cell office:value-type="float" office:value="4595.3">
                <text:p>4595.3</text:p>
              </table:table-cell>
              <table:table-cell office:value-type="float" office:value="16384">
                <text:p>16384</text:p>
              </table:table-cell>
              <table:table-cell office:value-type="float" office:value="4064.79">
                <text:p>4064.79</text:p>
              </table:table-cell>
              <table:table-cell office:value-type="float" office:value="16384">
                <text:p>16384</text:p>
              </table:table-cell>
              <table:table-cell office:value-type="float" office:value="6585.71">
                <text:p>6585.71</text:p>
              </table:table-cell>
              <table:table-cell office:value-type="float" office:value="16384">
                <text:p>16384</text:p>
              </table:table-cell>
              <table:table-cell office:value-type="float" office:value="5107.81">
                <text:p>5107.81</text:p>
              </table:table-cell>
              <table:table-cell office:value-type="float" office:value="16384">
                <text:p>16384</text:p>
              </table:table-cell>
              <table:table-cell office:value-type="float" office:value="5761.71">
                <text:p>5761.71</text:p>
              </table:table-cell>
              <table:table-cell office:value-type="float" office:value="256">
                <text:p>256</text:p>
              </table:table-cell>
              <table:table-cell office:value-type="float" office:value="3976.36">
                <text:p>3976.36</text:p>
              </table:table-cell>
              <table:table-cell office:value-type="float" office:value="256">
                <text:p>256</text:p>
              </table:table-cell>
              <table:table-cell office:value-type="float" office:value="4130.33">
                <text:p>4130.33</text:p>
              </table:table-cell>
              <table:table-cell office:value-type="float" office:value="1024">
                <text:p>1024</text:p>
              </table:table-cell>
              <table:table-cell office:value-type="float" office:value="2296.85">
                <text:p>2296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92">
                <text:p>8192</text:p>
              </table:table-cell>
              <table:table-cell office:value-type="float" office:value="5109.23">
                <text:p>5109.23</text:p>
              </table:table-cell>
              <table:table-cell office:value-type="float" office:value="4096">
                <text:p>4096</text:p>
              </table:table-cell>
              <table:table-cell office:value-type="float" office:value="5078.8">
                <text:p>5078.8</text:p>
              </table:table-cell>
              <table:table-cell office:value-type="float" office:value="4096">
                <text:p>4096</text:p>
              </table:table-cell>
              <table:table-cell office:value-type="float" office:value="4429.89">
                <text:p>4429.89</text:p>
              </table:table-cell>
              <table:table-cell office:value-type="float" office:value="256">
                <text:p>256</text:p>
              </table:table-cell>
              <table:table-cell office:value-type="float" office:value="4264.13">
                <text:p>4264.13</text:p>
              </table:table-cell>
              <table:table-cell office:value-type="float" office:value="32768">
                <text:p>32768</text:p>
              </table:table-cell>
              <table:table-cell office:value-type="float" office:value="4612.47">
                <text:p>4612.47</text:p>
              </table:table-cell>
              <table:table-cell office:value-type="float" office:value="32768">
                <text:p>32768</text:p>
              </table:table-cell>
              <table:table-cell office:value-type="float" office:value="4193.69">
                <text:p>4193.69</text:p>
              </table:table-cell>
              <table:table-cell office:value-type="float" office:value="32768">
                <text:p>32768</text:p>
              </table:table-cell>
              <table:table-cell office:value-type="float" office:value="6648.14">
                <text:p>6648.14</text:p>
              </table:table-cell>
              <table:table-cell office:value-type="float" office:value="32768">
                <text:p>32768</text:p>
              </table:table-cell>
              <table:table-cell office:value-type="float" office:value="5161.68">
                <text:p>5161.68</text:p>
              </table:table-cell>
              <table:table-cell office:value-type="float" office:value="32768">
                <text:p>32768</text:p>
              </table:table-cell>
              <table:table-cell office:value-type="float" office:value="5824.37">
                <text:p>5824.37</text:p>
              </table:table-cell>
              <table:table-cell office:value-type="float" office:value="512">
                <text:p>512</text:p>
              </table:table-cell>
              <table:table-cell office:value-type="float" office:value="4552.26">
                <text:p>4552.26</text:p>
              </table:table-cell>
              <table:table-cell office:value-type="float" office:value="512">
                <text:p>512</text:p>
              </table:table-cell>
              <table:table-cell office:value-type="float" office:value="4443.63">
                <text:p>4443.63</text:p>
              </table:table-cell>
              <table:table-cell office:value-type="float" office:value="2048">
                <text:p>2048</text:p>
              </table:table-cell>
              <table:table-cell office:value-type="float" office:value="3140.84">
                <text:p>314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84">
                <text:p>16384</text:p>
              </table:table-cell>
              <table:table-cell office:value-type="float" office:value="5598.75">
                <text:p>5598.75</text:p>
              </table:table-cell>
              <table:table-cell office:value-type="float" office:value="8192">
                <text:p>8192</text:p>
              </table:table-cell>
              <table:table-cell office:value-type="float" office:value="4699.49">
                <text:p>4699.49</text:p>
              </table:table-cell>
              <table:table-cell office:value-type="float" office:value="8192">
                <text:p>8192</text:p>
              </table:table-cell>
              <table:table-cell office:value-type="float" office:value="4593.39">
                <text:p>4593.39</text:p>
              </table:table-cell>
              <table:table-cell office:value-type="float" office:value="512">
                <text:p>512</text:p>
              </table:table-cell>
              <table:table-cell office:value-type="float" office:value="4097.41">
                <text:p>4097.41</text:p>
              </table:table-cell>
              <table:table-cell office:value-type="float" office:value="65536">
                <text:p>65536</text:p>
              </table:table-cell>
              <table:table-cell office:value-type="float" office:value="4588.82">
                <text:p>4588.82</text:p>
              </table:table-cell>
              <table:table-cell office:value-type="float" office:value="65536">
                <text:p>65536</text:p>
              </table:table-cell>
              <table:table-cell office:value-type="float" office:value="3950.3">
                <text:p>3950.3</text:p>
              </table:table-cell>
              <table:table-cell office:value-type="float" office:value="65536">
                <text:p>65536</text:p>
              </table:table-cell>
              <table:table-cell office:value-type="float" office:value="6399.36">
                <text:p>6399.36</text:p>
              </table:table-cell>
              <table:table-cell office:value-type="float" office:value="65536">
                <text:p>65536</text:p>
              </table:table-cell>
              <table:table-cell office:value-type="float" office:value="5004.74">
                <text:p>5004.74</text:p>
              </table:table-cell>
              <table:table-cell office:value-type="float" office:value="65536">
                <text:p>65536</text:p>
              </table:table-cell>
              <table:table-cell office:value-type="float" office:value="5664.95">
                <text:p>5664.95</text:p>
              </table:table-cell>
              <table:table-cell office:value-type="float" office:value="1024">
                <text:p>1024</text:p>
              </table:table-cell>
              <table:table-cell office:value-type="float" office:value="4424.71">
                <text:p>4424.71</text:p>
              </table:table-cell>
              <table:table-cell office:value-type="float" office:value="1024">
                <text:p>1024</text:p>
              </table:table-cell>
              <table:table-cell office:value-type="float" office:value="4757.41">
                <text:p>4757.41</text:p>
              </table:table-cell>
              <table:table-cell office:value-type="float" office:value="4096">
                <text:p>4096</text:p>
              </table:table-cell>
              <table:table-cell office:value-type="float" office:value="3852.17">
                <text:p>3852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68">
                <text:p>32768</text:p>
              </table:table-cell>
              <table:table-cell office:value-type="float" office:value="5603.99">
                <text:p>5603.99</text:p>
              </table:table-cell>
              <table:table-cell office:value-type="float" office:value="16384">
                <text:p>16384</text:p>
              </table:table-cell>
              <table:table-cell office:value-type="float" office:value="5083">
                <text:p>5083</text:p>
              </table:table-cell>
              <table:table-cell office:value-type="float" office:value="16384">
                <text:p>16384</text:p>
              </table:table-cell>
              <table:table-cell office:value-type="float" office:value="4583.96">
                <text:p>458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4833.84">
                <text:p>4833.84</text:p>
              </table:table-cell>
              <table:table-cell office:value-type="float" office:value="2048">
                <text:p>2048</text:p>
              </table:table-cell>
              <table:table-cell office:value-type="float" office:value="5099.31">
                <text:p>5099.31</text:p>
              </table:table-cell>
              <table:table-cell office:value-type="float" office:value="8192">
                <text:p>8192</text:p>
              </table:table-cell>
              <table:table-cell office:value-type="float" office:value="4113.69">
                <text:p>4113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6">
                <text:p>65536</text:p>
              </table:table-cell>
              <table:table-cell office:value-type="float" office:value="5751.68">
                <text:p>5751.68</text:p>
              </table:table-cell>
              <table:table-cell office:value-type="float" office:value="32768">
                <text:p>32768</text:p>
              </table:table-cell>
              <table:table-cell office:value-type="float" office:value="4587.65">
                <text:p>4587.65</text:p>
              </table:table-cell>
              <table:table-cell office:value-type="float" office:value="32768">
                <text:p>32768</text:p>
              </table:table-cell>
              <table:table-cell office:value-type="float" office:value="4516.1">
                <text:p>451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6">
                <text:p>4096</text:p>
              </table:table-cell>
              <table:table-cell office:value-type="float" office:value="5049.84">
                <text:p>5049.84</text:p>
              </table:table-cell>
              <table:table-cell office:value-type="float" office:value="4096">
                <text:p>4096</text:p>
              </table:table-cell>
              <table:table-cell office:value-type="float" office:value="5097.54">
                <text:p>5097.54</text:p>
              </table:table-cell>
              <table:table-cell office:value-type="float" office:value="16384">
                <text:p>16384</text:p>
              </table:table-cell>
              <table:table-cell office:value-type="float" office:value="4284.71">
                <text:p>4284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072">
                <text:p>131072</text:p>
              </table:table-cell>
              <table:table-cell office:value-type="float" office:value="5901.65">
                <text:p>5901.65</text:p>
              </table:table-cell>
              <table:table-cell office:value-type="float" office:value="65536">
                <text:p>65536</text:p>
              </table:table-cell>
              <table:table-cell office:value-type="float" office:value="4786.7">
                <text:p>4786.7</text:p>
              </table:table-cell>
              <table:table-cell office:value-type="float" office:value="65536">
                <text:p>65536</text:p>
              </table:table-cell>
              <table:table-cell office:value-type="float" office:value="4538.34">
                <text:p>4538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2">
                <text:p>8192</text:p>
              </table:table-cell>
              <table:table-cell office:value-type="float" office:value="4628.88">
                <text:p>4628.88</text:p>
              </table:table-cell>
              <table:table-cell office:value-type="float" office:value="8192">
                <text:p>8192</text:p>
              </table:table-cell>
              <table:table-cell office:value-type="float" office:value="5384.34">
                <text:p>5384.34</text:p>
              </table:table-cell>
              <table:table-cell office:value-type="float" office:value="32768">
                <text:p>32768</text:p>
              </table:table-cell>
              <table:table-cell office:value-type="float" office:value="4009.05">
                <text:p>400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144">
                <text:p>262144</text:p>
              </table:table-cell>
              <table:table-cell office:value-type="float" office:value="5445.79">
                <text:p>5445.79</text:p>
              </table:table-cell>
              <table:table-cell office:value-type="float" office:value="131072">
                <text:p>131072</text:p>
              </table:table-cell>
              <table:table-cell office:value-type="float" office:value="4581.18">
                <text:p>4581.18</text:p>
              </table:table-cell>
              <table:table-cell office:value-type="float" office:value="131072">
                <text:p>131072</text:p>
              </table:table-cell>
              <table:table-cell office:value-type="float" office:value="4556.64">
                <text:p>4556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84">
                <text:p>16384</text:p>
              </table:table-cell>
              <table:table-cell office:value-type="float" office:value="5230.77">
                <text:p>5230.77</text:p>
              </table:table-cell>
              <table:table-cell office:value-type="float" office:value="16384">
                <text:p>16384</text:p>
              </table:table-cell>
              <table:table-cell office:value-type="float" office:value="5311.92">
                <text:p>5311.92</text:p>
              </table:table-cell>
              <table:table-cell office:value-type="float" office:value="65536">
                <text:p>65536</text:p>
              </table:table-cell>
              <table:table-cell office:value-type="float" office:value="4162.82">
                <text:p>4162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4288">
                <text:p>524288</text:p>
              </table:table-cell>
              <table:table-cell office:value-type="float" office:value="5543.96">
                <text:p>5543.96</text:p>
              </table:table-cell>
              <table:table-cell office:value-type="float" office:value="262144">
                <text:p>262144</text:p>
              </table:table-cell>
              <table:table-cell office:value-type="float" office:value="4792.74">
                <text:p>4792.74</text:p>
              </table:table-cell>
              <table:table-cell office:value-type="float" office:value="262144">
                <text:p>262144</text:p>
              </table:table-cell>
              <table:table-cell office:value-type="float" office:value="4550.51">
                <text:p>455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68">
                <text:p>32768</text:p>
              </table:table-cell>
              <table:table-cell office:value-type="float" office:value="5416.68">
                <text:p>5416.68</text:p>
              </table:table-cell>
              <table:table-cell office:value-type="float" office:value="32768">
                <text:p>32768</text:p>
              </table:table-cell>
              <table:table-cell office:value-type="float" office:value="5202.01">
                <text:p>5202.01</text:p>
              </table:table-cell>
              <table:table-cell office:value-type="float" office:value="131072">
                <text:p>131072</text:p>
              </table:table-cell>
              <table:table-cell office:value-type="float" office:value="3628.1">
                <text:p>362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8576">
                <text:p>1048576</text:p>
              </table:table-cell>
              <table:table-cell office:value-type="float" office:value="5408.29">
                <text:p>5408.29</text:p>
              </table:table-cell>
              <table:table-cell office:value-type="float" office:value="524288">
                <text:p>524288</text:p>
              </table:table-cell>
              <table:table-cell office:value-type="float" office:value="5153.76">
                <text:p>5153.76</text:p>
              </table:table-cell>
              <table:table-cell office:value-type="float" office:value="524288">
                <text:p>524288</text:p>
              </table:table-cell>
              <table:table-cell office:value-type="float" office:value="4495.91">
                <text:p>449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36">
                <text:p>65536</text:p>
              </table:table-cell>
              <table:table-cell office:value-type="float" office:value="4400.81">
                <text:p>4400.81</text:p>
              </table:table-cell>
              <table:table-cell office:value-type="float" office:value="65536">
                <text:p>65536</text:p>
              </table:table-cell>
              <table:table-cell office:value-type="float" office:value="5198.24">
                <text:p>5198.24</text:p>
              </table:table-cell>
              <table:table-cell office:value-type="float" office:value="262144">
                <text:p>262144</text:p>
              </table:table-cell>
              <table:table-cell office:value-type="float" office:value="3885.28">
                <text:p>3885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7152">
                <text:p>2097152</text:p>
              </table:table-cell>
              <table:table-cell office:value-type="float" office:value="5362.49">
                <text:p>5362.49</text:p>
              </table:table-cell>
              <table:table-cell office:value-type="float" office:value="1048576">
                <text:p>1048576</text:p>
              </table:table-cell>
              <table:table-cell office:value-type="float" office:value="4918.83">
                <text:p>4918.83</text:p>
              </table:table-cell>
              <table:table-cell office:value-type="float" office:value="1048576">
                <text:p>1048576</text:p>
              </table:table-cell>
              <table:table-cell office:value-type="float" office:value="4509.98">
                <text:p>4509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72">
                <text:p>131072</text:p>
              </table:table-cell>
              <table:table-cell office:value-type="float" office:value="4952.43">
                <text:p>4952.43</text:p>
              </table:table-cell>
              <table:table-cell office:value-type="float" office:value="131072">
                <text:p>131072</text:p>
              </table:table-cell>
              <table:table-cell office:value-type="float" office:value="4919.85">
                <text:p>4919.85</text:p>
              </table:table-cell>
              <table:table-cell office:value-type="float" office:value="524288">
                <text:p>524288</text:p>
              </table:table-cell>
              <table:table-cell office:value-type="float" office:value="3761.92">
                <text:p>3761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4304">
                <text:p>4194304</text:p>
              </table:table-cell>
              <table:table-cell office:value-type="float" office:value="5430.87">
                <text:p>5430.87</text:p>
              </table:table-cell>
              <table:table-cell office:value-type="float" office:value="2097152">
                <text:p>2097152</text:p>
              </table:table-cell>
              <table:table-cell office:value-type="float" office:value="4938.25">
                <text:p>4938.25</text:p>
              </table:table-cell>
              <table:table-cell office:value-type="float" office:value="2097152">
                <text:p>2097152</text:p>
              </table:table-cell>
              <table:table-cell office:value-type="float" office:value="4794.86">
                <text:p>4794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44">
                <text:p>262144</text:p>
              </table:table-cell>
              <table:table-cell office:value-type="float" office:value="4462.26">
                <text:p>4462.26</text:p>
              </table:table-cell>
              <table:table-cell office:value-type="float" office:value="262144">
                <text:p>262144</text:p>
              </table:table-cell>
              <table:table-cell office:value-type="float" office:value="4562.99">
                <text:p>4562.99</text:p>
              </table:table-cell>
              <table:table-cell office:value-type="float" office:value="1048576">
                <text:p>1048576</text:p>
              </table:table-cell>
              <table:table-cell office:value-type="float" office:value="2991.11">
                <text:p>2991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88608">
                <text:p>8388608</text:p>
              </table:table-cell>
              <table:table-cell office:value-type="float" office:value="5652.42">
                <text:p>5652.42</text:p>
              </table:table-cell>
              <table:table-cell office:value-type="float" office:value="4194304">
                <text:p>4194304</text:p>
              </table:table-cell>
              <table:table-cell office:value-type="float" office:value="4118.38">
                <text:p>4118.38</text:p>
              </table:table-cell>
              <table:table-cell office:value-type="float" office:value="4194304">
                <text:p>4194304</text:p>
              </table:table-cell>
              <table:table-cell office:value-type="float" office:value="4404.35">
                <text:p>4404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288">
                <text:p>524288</text:p>
              </table:table-cell>
              <table:table-cell office:value-type="float" office:value="3660.99">
                <text:p>3660.99</text:p>
              </table:table-cell>
              <table:table-cell office:value-type="float" office:value="524288">
                <text:p>524288</text:p>
              </table:table-cell>
              <table:table-cell office:value-type="float" office:value="3494.82">
                <text:p>3494.82</text:p>
              </table:table-cell>
              <table:table-cell office:value-type="float" office:value="2097152">
                <text:p>2097152</text:p>
              </table:table-cell>
              <table:table-cell office:value-type="float" office:value="2069.24">
                <text:p>2069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77216">
                <text:p>16777216</text:p>
              </table:table-cell>
              <table:table-cell office:value-type="float" office:value="5377.04">
                <text:p>5377.04</text:p>
              </table:table-cell>
              <table:table-cell office:value-type="float" office:value="8388608">
                <text:p>8388608</text:p>
              </table:table-cell>
              <table:table-cell office:value-type="float" office:value="3763.16">
                <text:p>3763.16</text:p>
              </table:table-cell>
              <table:table-cell office:value-type="float" office:value="8388608">
                <text:p>8388608</text:p>
              </table:table-cell>
              <table:table-cell office:value-type="float" office:value="4402.56">
                <text:p>440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576">
                <text:p>1048576</text:p>
              </table:table-cell>
              <table:table-cell office:value-type="float" office:value="2604.76">
                <text:p>2604.76</text:p>
              </table:table-cell>
              <table:table-cell office:value-type="float" office:value="1048576">
                <text:p>1048576</text:p>
              </table:table-cell>
              <table:table-cell office:value-type="float" office:value="2451.59">
                <text:p>2451.59</text:p>
              </table:table-cell>
              <table:table-cell office:value-type="float" office:value="4194304">
                <text:p>4194304</text:p>
              </table:table-cell>
              <table:table-cell office:value-type="float" office:value="1326.38">
                <text:p>1326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3210.59">
                <text:p>3210.59</text:p>
              </table:table-cell>
              <table:table-cell office:value-type="float" office:value="16777216">
                <text:p>16777216</text:p>
              </table:table-cell>
              <table:table-cell office:value-type="float" office:value="3863.72">
                <text:p>386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7152">
                <text:p>2097152</text:p>
              </table:table-cell>
              <table:table-cell office:value-type="float" office:value="1684.78">
                <text:p>1684.78</text:p>
              </table:table-cell>
              <table:table-cell office:value-type="float" office:value="2097152">
                <text:p>2097152</text:p>
              </table:table-cell>
              <table:table-cell office:value-type="float" office:value="1498.06">
                <text:p>1498.06</text:p>
              </table:table-cell>
              <table:table-cell office:value-type="float" office:value="8388608">
                <text:p>8388608</text:p>
              </table:table-cell>
              <table:table-cell office:value-type="float" office:value="776.93">
                <text:p>776.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304">
                <text:p>4194304</text:p>
              </table:table-cell>
              <table:table-cell office:value-type="float" office:value="865.77">
                <text:p>865.77</text:p>
              </table:table-cell>
              <table:table-cell office:value-type="float" office:value="4194304">
                <text:p>4194304</text:p>
              </table:table-cell>
              <table:table-cell office:value-type="float" office:value="861.88">
                <text:p>861.88</text:p>
              </table:table-cell>
              <table:table-cell office:value-type="float" office:value="16777216">
                <text:p>16777216</text:p>
              </table:table-cell>
              <table:table-cell office:value-type="float" office:value="444.42">
                <text:p>444.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8608">
                <text:p>8388608</text:p>
              </table:table-cell>
              <table:table-cell office:value-type="float" office:value="527.19">
                <text:p>527.19</text:p>
              </table:table-cell>
              <table:table-cell office:value-type="float" office:value="8388608">
                <text:p>8388608</text:p>
              </table:table-cell>
              <table:table-cell office:value-type="float" office:value="442.52">
                <text:p>442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292.39">
                <text:p>292.39</text:p>
              </table:table-cell>
              <table:table-cell office:value-type="float" office:value="16777216">
                <text:p>16777216</text:p>
              </table:table-cell>
              <table:table-cell office:value-type="float" office:value="275.08">
                <text:p>275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305cm" svg:height="9cm" xlink:href=".." xlink:type="simple" chart:class="chart:scatter" chart:style-name="ch1">
        <chart:title svg:x="2.99cm" svg:y="0.315cm" chart:style-name="ch2">
          <text:p>NVCOMP decompression throughput per compression ratio</text:p>
        </chart:title>
        <chart:legend chart:legend-position="end" svg:x="11.072cm" svg:y="1.155cm" style:legend-expansion="custom" svg:width="6.993cm" svg:height="7.115cm" style:legend-expansion-aspect-ratio="0.982853127196065" chart:style-name="ch3"/>
        <chart:plot-area chart:style-name="ch4" table:cell-range-address="cuda01_lzbench_nvcomp_all.H3:cuda01_lzbench_nvcomp_all.H16 cuda01_lzbench_nvcomp_all.A3:cuda01_lzbench_nvcomp_all.A3 cuda01_lzbench_nvcomp_all.E3:cuda01_lzbench_nvcomp_all.E122 cuda01_lzbench_nvcomp_all.A17:cuda01_lzbench_nvcomp_all.A17 cuda01_lzbench_nvcomp_all.A32:cuda01_lzbench_nvcomp_all.A32 cuda01_lzbench_nvcomp_all.A47:cuda01_lzbench_nvcomp_all.A47 cuda01_lzbench_nvcomp_all.A51:cuda01_lzbench_nvcomp_all.A51 cuda01_lzbench_nvcomp_all.A55:cuda01_lzbench_nvcomp_all.A55 cuda01_lzbench_nvcomp_all.A59:cuda01_lzbench_nvcomp_all.A59 cuda01_lzbench_nvcomp_all.A63:cuda01_lzbench_nvcomp_all.A63 cuda01_lzbench_nvcomp_all.A67:cuda01_lzbench_nvcomp_all.A67 cuda01_lzbench_nvcomp_all.A71:cuda01_lzbench_nvcomp_all.A71 cuda01_lzbench_nvcomp_all.A89:cuda01_lzbench_nvcomp_all.A89 cuda01_lzbench_nvcomp_all.A107:cuda01_lzbench_nvcomp_all.A107" chart:data-source-has-labels="row" svg:x="1.163cm" svg:y="1.285cm" svg:width="9.997cm" svg:height="6.46cm">
          <chart:coordinate-region svg:x="2.208cm" svg:y="1.485cm" svg:width="8.653cm" svg:height="5.613cm"/>
          <chart:axis chart:dimension="x" chart:name="primary-x" chart:style-name="ch5">
            <chart:title svg:x="4.834cm" svg:y="7.926cm" chart:style-name="ch6">
              <text:p>Compression ratio</text:p>
            </chart:title>
          </chart:axis>
          <chart:axis chart:dimension="y" chart:name="primary-y" chart:style-name="ch7">
            <chart:title svg:x="0.25cm" svg:y="6.967cm" chart:style-name="ch8">
              <text:p>Decompression throughput (MB/s)</text:p>
            </chart:title>
            <chart:grid chart:style-name="ch9" chart:class="major"/>
          </chart:axis>
          <chart:series chart:style-name="ch10" chart:values-cell-range-address="cuda01_lzbench_nvcomp_all.E3:cuda01_lzbench_nvcomp_all.E16" chart:label-cell-address="cuda01_lzbench_nvcomp_all.A3:cuda01_lzbench_nvcomp_all.A3" chart:class="chart:scatter">
            <chart:domain table:cell-range-address="cuda01_lzbench_nvcomp_all.H3:cuda01_lzbench_nvcomp_all.H16"/>
            <chart:data-point chart:repeated="14"/>
          </chart:series>
          <chart:series chart:style-name="ch11" chart:values-cell-range-address="cuda01_lzbench_nvcomp_all.E17:cuda01_lzbench_nvcomp_all.E31" chart:label-cell-address="cuda01_lzbench_nvcomp_all.A17:cuda01_lzbench_nvcomp_all.A17" chart:class="chart:scatter">
            <chart:domain table:cell-range-address="cuda01_lzbench_nvcomp_all.H17:cuda01_lzbench_nvcomp_all.H31"/>
            <chart:data-point chart:repeated="15"/>
          </chart:series>
          <chart:series chart:style-name="ch12" chart:values-cell-range-address="cuda01_lzbench_nvcomp_all.E32:cuda01_lzbench_nvcomp_all.E46" chart:label-cell-address="cuda01_lzbench_nvcomp_all.A32:cuda01_lzbench_nvcomp_all.A32" chart:class="chart:scatter">
            <chart:domain table:cell-range-address="cuda01_lzbench_nvcomp_all.H32:cuda01_lzbench_nvcomp_all.H46"/>
            <chart:data-point chart:repeated="15"/>
          </chart:series>
          <chart:series chart:style-name="ch13" chart:values-cell-range-address="cuda01_lzbench_nvcomp_all.E47:cuda01_lzbench_nvcomp_all.E50" chart:label-cell-address="cuda01_lzbench_nvcomp_all.A47:cuda01_lzbench_nvcomp_all.A47" chart:class="chart:scatter">
            <chart:domain table:cell-range-address="cuda01_lzbench_nvcomp_all.H47:cuda01_lzbench_nvcomp_all.H50"/>
            <chart:data-point chart:repeated="4"/>
          </chart:series>
          <chart:series chart:style-name="ch14" chart:values-cell-range-address="cuda01_lzbench_nvcomp_all.E51:cuda01_lzbench_nvcomp_all.E54" chart:label-cell-address="cuda01_lzbench_nvcomp_all.A51:cuda01_lzbench_nvcomp_all.A51" chart:class="chart:scatter">
            <chart:domain table:cell-range-address="cuda01_lzbench_nvcomp_all.H51:cuda01_lzbench_nvcomp_all.H54"/>
            <chart:data-point chart:repeated="4"/>
          </chart:series>
          <chart:series chart:style-name="ch15" chart:values-cell-range-address="cuda01_lzbench_nvcomp_all.E55:cuda01_lzbench_nvcomp_all.E58" chart:label-cell-address="cuda01_lzbench_nvcomp_all.A55:cuda01_lzbench_nvcomp_all.A55" chart:class="chart:scatter">
            <chart:domain table:cell-range-address="cuda01_lzbench_nvcomp_all.H55:cuda01_lzbench_nvcomp_all.H58"/>
            <chart:data-point chart:repeated="4"/>
          </chart:series>
          <chart:series chart:style-name="ch16" chart:values-cell-range-address="cuda01_lzbench_nvcomp_all.E59:cuda01_lzbench_nvcomp_all.E62" chart:label-cell-address="cuda01_lzbench_nvcomp_all.A59:cuda01_lzbench_nvcomp_all.A59" chart:class="chart:scatter">
            <chart:domain table:cell-range-address="cuda01_lzbench_nvcomp_all.H59:cuda01_lzbench_nvcomp_all.H62"/>
            <chart:data-point chart:repeated="4"/>
          </chart:series>
          <chart:series chart:style-name="ch17" chart:values-cell-range-address="cuda01_lzbench_nvcomp_all.E63:cuda01_lzbench_nvcomp_all.E66" chart:label-cell-address="cuda01_lzbench_nvcomp_all.A63:cuda01_lzbench_nvcomp_all.A63" chart:class="chart:scatter">
            <chart:domain table:cell-range-address="cuda01_lzbench_nvcomp_all.H63:cuda01_lzbench_nvcomp_all.H66"/>
            <chart:data-point chart:repeated="4"/>
          </chart:series>
          <chart:series chart:style-name="ch18" chart:values-cell-range-address="cuda01_lzbench_nvcomp_all.E67:cuda01_lzbench_nvcomp_all.E70" chart:label-cell-address="cuda01_lzbench_nvcomp_all.A67:cuda01_lzbench_nvcomp_all.A67" chart:class="chart:scatter">
            <chart:domain table:cell-range-address="cuda01_lzbench_nvcomp_all.H67:cuda01_lzbench_nvcomp_all.H70"/>
            <chart:data-point chart:repeated="4"/>
          </chart:series>
          <chart:series chart:style-name="ch19" chart:values-cell-range-address="cuda01_lzbench_nvcomp_all.E71:cuda01_lzbench_nvcomp_all.E88" chart:label-cell-address="cuda01_lzbench_nvcomp_all.A71:cuda01_lzbench_nvcomp_all.A71" chart:class="chart:scatter">
            <chart:domain table:cell-range-address="cuda01_lzbench_nvcomp_all.H71:cuda01_lzbench_nvcomp_all.H88"/>
            <chart:data-point chart:repeated="18"/>
          </chart:series>
          <chart:series chart:style-name="ch20" chart:values-cell-range-address="cuda01_lzbench_nvcomp_all.E89:cuda01_lzbench_nvcomp_all.E106" chart:label-cell-address="cuda01_lzbench_nvcomp_all.A89:cuda01_lzbench_nvcomp_all.A89" chart:class="chart:scatter">
            <chart:domain table:cell-range-address="cuda01_lzbench_nvcomp_all.H89:cuda01_lzbench_nvcomp_all.H106"/>
            <chart:data-point chart:repeated="18"/>
          </chart:series>
          <chart:series chart:style-name="ch21" chart:values-cell-range-address="cuda01_lzbench_nvcomp_all.E107:cuda01_lzbench_nvcomp_all.E122" chart:label-cell-address="cuda01_lzbench_nvcomp_all.A107:cuda01_lzbench_nvcomp_all.A107" chart:class="chart:scatter">
            <chart:domain table:cell-range-address="cuda01_lzbench_nvcomp_all.H107:cuda01_lzbench_nvcomp_all.H122"/>
            <chart:data-point chart:repeated="1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nvcomp_ans 3.0.5</text:p>
                <draw:g>
                  <svg:desc>cuda01_lzbench_nvcomp_all.A3:cuda01_lzbench_nvcomp_all.A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comp_bitcomp_default 3.0.5</text:p>
                <draw:g>
                  <svg:desc>cuda01_lzbench_nvcomp_all.A17:cuda01_lzbench_nvcomp_all.A1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comp_bitcomp_sparse 3.0.5</text:p>
                <draw:g>
                  <svg:desc>cuda01_lzbench_nvcomp_all.A32:cuda01_lzbench_nvcomp_all.A3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comp_cascaded 3.0.5</text:p>
                <draw:g>
                  <svg:desc>cuda01_lzbench_nvcomp_all.A47:cuda01_lzbench_nvcomp_all.A4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comp_deflate_compression 3.0.5</text:p>
                <draw:g>
                  <svg:desc>cuda01_lzbench_nvcomp_all.A51:cuda01_lzbench_nvcomp_all.A5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comp_deflate_throughput 3.0.5</text:p>
                <draw:g>
                  <svg:desc>cuda01_lzbench_nvcomp_all.A55:cuda01_lzbench_nvcomp_all.A55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comp_gdeflate_compression 3.0.5</text:p>
                <draw:g>
                  <svg:desc>cuda01_lzbench_nvcomp_all.A59:cuda01_lzbench_nvcomp_all.A5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comp_gdeflate_entropy 3.0.5</text:p>
                <draw:g>
                  <svg:desc>cuda01_lzbench_nvcomp_all.A63:cuda01_lzbench_nvcomp_all.A6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comp_gdeflate_throughput 3.0.5</text:p>
                <draw:g>
                  <svg:desc>cuda01_lzbench_nvcomp_all.A67:cuda01_lzbench_nvcomp_all.A6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comp_lz4 3.0.5</text:p>
                <draw:g>
                  <svg:desc>cuda01_lzbench_nvcomp_all.A71:cuda01_lzbench_nvcomp_all.A7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comp_snappy 3.0.5</text:p>
                <draw:g>
                  <svg:desc>cuda01_lzbench_nvcomp_all.A89:cuda01_lzbench_nvcomp_all.A8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comp_zstd 3.0.5</text:p>
                <draw:g>
                  <svg:desc>cuda01_lzbench_nvcomp_all.A107:cuda01_lzbench_nvcomp_all.A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.07">
                <text:p>87.07</text:p>
                <draw:g>
                  <svg:desc>cuda01_lzbench_nvcomp_all.H3:cuda01_lzbench_nvcomp_all.H16</svg:desc>
                </draw:g>
              </table:table-cell>
              <table:table-cell office:value-type="float" office:value="4308.79">
                <text:p>4308.79</text:p>
                <draw:g>
                  <svg:desc>cuda01_lzbench_nvcomp_all.E3:cuda01_lzbench_nvcomp_all.E16</svg:desc>
                </draw:g>
              </table:table-cell>
              <table:table-cell office:value-type="float" office:value="90.96">
                <text:p>90.96</text:p>
                <draw:g>
                  <svg:desc>cuda01_lzbench_nvcomp_all.H17:cuda01_lzbench_nvcomp_all.H31</svg:desc>
                </draw:g>
              </table:table-cell>
              <table:table-cell office:value-type="float" office:value="3931.71">
                <text:p>3931.71</text:p>
                <draw:g>
                  <svg:desc>cuda01_lzbench_nvcomp_all.E17:cuda01_lzbench_nvcomp_all.E31</svg:desc>
                </draw:g>
              </table:table-cell>
              <table:table-cell office:value-type="float" office:value="98.37">
                <text:p>98.37</text:p>
                <draw:g>
                  <svg:desc>cuda01_lzbench_nvcomp_all.H32:cuda01_lzbench_nvcomp_all.H46</svg:desc>
                </draw:g>
              </table:table-cell>
              <table:table-cell office:value-type="float" office:value="3801.15">
                <text:p>3801.15</text:p>
                <draw:g>
                  <svg:desc>cuda01_lzbench_nvcomp_all.E32:cuda01_lzbench_nvcomp_all.E46</svg:desc>
                </draw:g>
              </table:table-cell>
              <table:table-cell office:value-type="float" office:value="92.83">
                <text:p>92.83</text:p>
                <draw:g>
                  <svg:desc>cuda01_lzbench_nvcomp_all.H47:cuda01_lzbench_nvcomp_all.H50</svg:desc>
                </draw:g>
              </table:table-cell>
              <table:table-cell office:value-type="float" office:value="4179.1">
                <text:p>4179.1</text:p>
                <draw:g>
                  <svg:desc>cuda01_lzbench_nvcomp_all.E47:cuda01_lzbench_nvcomp_all.E50</svg:desc>
                </draw:g>
              </table:table-cell>
              <table:table-cell office:value-type="float" office:value="38.39">
                <text:p>38.39</text:p>
                <draw:g>
                  <svg:desc>cuda01_lzbench_nvcomp_all.H51:cuda01_lzbench_nvcomp_all.H54</svg:desc>
                </draw:g>
              </table:table-cell>
              <table:table-cell office:value-type="float" office:value="4028.23">
                <text:p>4028.23</text:p>
                <draw:g>
                  <svg:desc>cuda01_lzbench_nvcomp_all.E51:cuda01_lzbench_nvcomp_all.E54</svg:desc>
                </draw:g>
              </table:table-cell>
              <table:table-cell office:value-type="float" office:value="44.2">
                <text:p>44.2</text:p>
                <draw:g>
                  <svg:desc>cuda01_lzbench_nvcomp_all.H55:cuda01_lzbench_nvcomp_all.H58</svg:desc>
                </draw:g>
              </table:table-cell>
              <table:table-cell office:value-type="float" office:value="3746.44">
                <text:p>3746.44</text:p>
                <draw:g>
                  <svg:desc>cuda01_lzbench_nvcomp_all.E55:cuda01_lzbench_nvcomp_all.E58</svg:desc>
                </draw:g>
              </table:table-cell>
              <table:table-cell office:value-type="float" office:value="40.73">
                <text:p>40.73</text:p>
                <draw:g>
                  <svg:desc>cuda01_lzbench_nvcomp_all.H59:cuda01_lzbench_nvcomp_all.H62</svg:desc>
                </draw:g>
              </table:table-cell>
              <table:table-cell office:value-type="float" office:value="6429.53">
                <text:p>6429.53</text:p>
                <draw:g>
                  <svg:desc>cuda01_lzbench_nvcomp_all.E59:cuda01_lzbench_nvcomp_all.E62</svg:desc>
                </draw:g>
              </table:table-cell>
              <table:table-cell office:value-type="float" office:value="63.7">
                <text:p>63.7</text:p>
                <draw:g>
                  <svg:desc>cuda01_lzbench_nvcomp_all.H63:cuda01_lzbench_nvcomp_all.H66</svg:desc>
                </draw:g>
              </table:table-cell>
              <table:table-cell office:value-type="float" office:value="5263.6">
                <text:p>5263.6</text:p>
                <draw:g>
                  <svg:desc>cuda01_lzbench_nvcomp_all.E63:cuda01_lzbench_nvcomp_all.E66</svg:desc>
                </draw:g>
              </table:table-cell>
              <table:table-cell office:value-type="float" office:value="46.53">
                <text:p>46.53</text:p>
                <draw:g>
                  <svg:desc>cuda01_lzbench_nvcomp_all.H67:cuda01_lzbench_nvcomp_all.H70</svg:desc>
                </draw:g>
              </table:table-cell>
              <table:table-cell office:value-type="float" office:value="5998.96">
                <text:p>5998.96</text:p>
                <draw:g>
                  <svg:desc>cuda01_lzbench_nvcomp_all.E67:cuda01_lzbench_nvcomp_all.E70</svg:desc>
                </draw:g>
              </table:table-cell>
              <table:table-cell office:value-type="float" office:value="98.83">
                <text:p>98.83</text:p>
                <draw:g>
                  <svg:desc>cuda01_lzbench_nvcomp_all.H71:cuda01_lzbench_nvcomp_all.H88</svg:desc>
                </draw:g>
              </table:table-cell>
              <table:table-cell office:value-type="float" office:value="3663.26">
                <text:p>3663.26</text:p>
                <draw:g>
                  <svg:desc>cuda01_lzbench_nvcomp_all.E71:cuda01_lzbench_nvcomp_all.E88</svg:desc>
                </draw:g>
              </table:table-cell>
              <table:table-cell office:value-type="float" office:value="96.53">
                <text:p>96.53</text:p>
                <draw:g>
                  <svg:desc>cuda01_lzbench_nvcomp_all.H89:cuda01_lzbench_nvcomp_all.H106</svg:desc>
                </draw:g>
              </table:table-cell>
              <table:table-cell office:value-type="float" office:value="3727.06">
                <text:p>3727.06</text:p>
                <draw:g>
                  <svg:desc>cuda01_lzbench_nvcomp_all.E89:cuda01_lzbench_nvcomp_all.E106</svg:desc>
                </draw:g>
              </table:table-cell>
              <table:table-cell office:value-type="float" office:value="63.2">
                <text:p>63.2</text:p>
                <draw:g>
                  <svg:desc>cuda01_lzbench_nvcomp_all.H107:cuda01_lzbench_nvcomp_all.H122</svg:desc>
                </draw:g>
              </table:table-cell>
              <table:table-cell office:value-type="float" office:value="1703.89">
                <text:p>1703.89</text:p>
                <draw:g>
                  <svg:desc>cuda01_lzbench_nvcomp_all.E107:cuda01_lzbench_nvcomp_all.E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13">
                <text:p>76.13</text:p>
              </table:table-cell>
              <table:table-cell office:value-type="float" office:value="5126.54">
                <text:p>5126.54</text:p>
              </table:table-cell>
              <table:table-cell office:value-type="float" office:value="86.7">
                <text:p>86.7</text:p>
              </table:table-cell>
              <table:table-cell office:value-type="float" office:value="4271.57">
                <text:p>4271.57</text:p>
              </table:table-cell>
              <table:table-cell office:value-type="float" office:value="93.84">
                <text:p>93.84</text:p>
              </table:table-cell>
              <table:table-cell office:value-type="float" office:value="4040.99">
                <text:p>4040.99</text:p>
              </table:table-cell>
              <table:table-cell office:value-type="float" office:value="96.23">
                <text:p>96.23</text:p>
              </table:table-cell>
              <table:table-cell office:value-type="float" office:value="3876.74">
                <text:p>3876.74</text:p>
              </table:table-cell>
              <table:table-cell office:value-type="float" office:value="35.99">
                <text:p>35.99</text:p>
              </table:table-cell>
              <table:table-cell office:value-type="float" office:value="4595.3">
                <text:p>4595.3</text:p>
              </table:table-cell>
              <table:table-cell office:value-type="float" office:value="42.88">
                <text:p>42.88</text:p>
              </table:table-cell>
              <table:table-cell office:value-type="float" office:value="4064.79">
                <text:p>4064.79</text:p>
              </table:table-cell>
              <table:table-cell office:value-type="float" office:value="37.18">
                <text:p>37.18</text:p>
              </table:table-cell>
              <table:table-cell office:value-type="float" office:value="6585.71">
                <text:p>6585.71</text:p>
              </table:table-cell>
              <table:table-cell office:value-type="float" office:value="62.42">
                <text:p>62.42</text:p>
              </table:table-cell>
              <table:table-cell office:value-type="float" office:value="5107.81">
                <text:p>5107.81</text:p>
              </table:table-cell>
              <table:table-cell office:value-type="float" office:value="44.06">
                <text:p>44.06</text:p>
              </table:table-cell>
              <table:table-cell office:value-type="float" office:value="5761.71">
                <text:p>5761.71</text:p>
              </table:table-cell>
              <table:table-cell office:value-type="float" office:value="84.39">
                <text:p>84.39</text:p>
              </table:table-cell>
              <table:table-cell office:value-type="float" office:value="3976.36">
                <text:p>3976.36</text:p>
              </table:table-cell>
              <table:table-cell office:value-type="float" office:value="81.8">
                <text:p>81.8</text:p>
              </table:table-cell>
              <table:table-cell office:value-type="float" office:value="4130.33">
                <text:p>4130.33</text:p>
              </table:table-cell>
              <table:table-cell office:value-type="float" office:value="53.1">
                <text:p>53.1</text:p>
              </table:table-cell>
              <table:table-cell office:value-type="float" office:value="2296.85">
                <text:p>2296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6">
                <text:p>70.76</text:p>
              </table:table-cell>
              <table:table-cell office:value-type="float" office:value="5109.23">
                <text:p>5109.23</text:p>
              </table:table-cell>
              <table:table-cell office:value-type="float" office:value="84.57">
                <text:p>84.57</text:p>
              </table:table-cell>
              <table:table-cell office:value-type="float" office:value="5078.8">
                <text:p>5078.8</text:p>
              </table:table-cell>
              <table:table-cell office:value-type="float" office:value="92.29">
                <text:p>92.29</text:p>
              </table:table-cell>
              <table:table-cell office:value-type="float" office:value="4429.89">
                <text:p>4429.89</text:p>
              </table:table-cell>
              <table:table-cell office:value-type="float" office:value="97.66">
                <text:p>97.66</text:p>
              </table:table-cell>
              <table:table-cell office:value-type="float" office:value="4264.13">
                <text:p>4264.13</text:p>
              </table:table-cell>
              <table:table-cell office:value-type="float" office:value="34.13">
                <text:p>34.13</text:p>
              </table:table-cell>
              <table:table-cell office:value-type="float" office:value="4612.47">
                <text:p>4612.47</text:p>
              </table:table-cell>
              <table:table-cell office:value-type="float" office:value="42.22">
                <text:p>42.22</text:p>
              </table:table-cell>
              <table:table-cell office:value-type="float" office:value="4193.69">
                <text:p>4193.69</text:p>
              </table:table-cell>
              <table:table-cell office:value-type="float" office:value="34.74">
                <text:p>34.74</text:p>
              </table:table-cell>
              <table:table-cell office:value-type="float" office:value="6648.14">
                <text:p>6648.14</text:p>
              </table:table-cell>
              <table:table-cell office:value-type="float" office:value="62">
                <text:p>62</text:p>
              </table:table-cell>
              <table:table-cell office:value-type="float" office:value="5161.68">
                <text:p>5161.68</text:p>
              </table:table-cell>
              <table:table-cell office:value-type="float" office:value="42.82">
                <text:p>42.82</text:p>
              </table:table-cell>
              <table:table-cell office:value-type="float" office:value="5824.37">
                <text:p>5824.37</text:p>
              </table:table-cell>
              <table:table-cell office:value-type="float" office:value="74.91">
                <text:p>74.91</text:p>
              </table:table-cell>
              <table:table-cell office:value-type="float" office:value="4552.26">
                <text:p>4552.26</text:p>
              </table:table-cell>
              <table:table-cell office:value-type="float" office:value="72.29">
                <text:p>72.29</text:p>
              </table:table-cell>
              <table:table-cell office:value-type="float" office:value="4443.63">
                <text:p>4443.63</text:p>
              </table:table-cell>
              <table:table-cell office:value-type="float" office:value="46.93">
                <text:p>46.93</text:p>
              </table:table-cell>
              <table:table-cell office:value-type="float" office:value="3140.84">
                <text:p>314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99">
                <text:p>65.99</text:p>
              </table:table-cell>
              <table:table-cell office:value-type="float" office:value="5598.75">
                <text:p>5598.75</text:p>
              </table:table-cell>
              <table:table-cell office:value-type="float" office:value="83.22">
                <text:p>83.22</text:p>
              </table:table-cell>
              <table:table-cell office:value-type="float" office:value="4699.49">
                <text:p>4699.49</text:p>
              </table:table-cell>
              <table:table-cell office:value-type="float" office:value="89.17">
                <text:p>89.17</text:p>
              </table:table-cell>
              <table:table-cell office:value-type="float" office:value="4593.39">
                <text:p>4593.39</text:p>
              </table:table-cell>
              <table:table-cell office:value-type="float" office:value="99.06">
                <text:p>99.06</text:p>
              </table:table-cell>
              <table:table-cell office:value-type="float" office:value="4097.41">
                <text:p>4097.41</text:p>
              </table:table-cell>
              <table:table-cell office:value-type="float" office:value="32.9">
                <text:p>32.9</text:p>
              </table:table-cell>
              <table:table-cell office:value-type="float" office:value="4588.82">
                <text:p>4588.82</text:p>
              </table:table-cell>
              <table:table-cell office:value-type="float" office:value="41.9">
                <text:p>41.9</text:p>
              </table:table-cell>
              <table:table-cell office:value-type="float" office:value="3950.3">
                <text:p>3950.3</text:p>
              </table:table-cell>
              <table:table-cell office:value-type="float" office:value="33.23">
                <text:p>33.23</text:p>
              </table:table-cell>
              <table:table-cell office:value-type="float" office:value="6399.36">
                <text:p>6399.36</text:p>
              </table:table-cell>
              <table:table-cell office:value-type="float" office:value="62.06">
                <text:p>62.06</text:p>
              </table:table-cell>
              <table:table-cell office:value-type="float" office:value="5004.74">
                <text:p>5004.74</text:p>
              </table:table-cell>
              <table:table-cell office:value-type="float" office:value="42.22">
                <text:p>42.22</text:p>
              </table:table-cell>
              <table:table-cell office:value-type="float" office:value="5664.95">
                <text:p>5664.95</text:p>
              </table:table-cell>
              <table:table-cell office:value-type="float" office:value="68.5">
                <text:p>68.5</text:p>
              </table:table-cell>
              <table:table-cell office:value-type="float" office:value="4424.71">
                <text:p>4424.71</text:p>
              </table:table-cell>
              <table:table-cell office:value-type="float" office:value="65.71">
                <text:p>65.71</text:p>
              </table:table-cell>
              <table:table-cell office:value-type="float" office:value="4757.41">
                <text:p>4757.41</text:p>
              </table:table-cell>
              <table:table-cell office:value-type="float" office:value="42.83">
                <text:p>42.83</text:p>
              </table:table-cell>
              <table:table-cell office:value-type="float" office:value="3852.17">
                <text:p>3852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83">
                <text:p>63.83</text:p>
              </table:table-cell>
              <table:table-cell office:value-type="float" office:value="5603.99">
                <text:p>5603.99</text:p>
              </table:table-cell>
              <table:table-cell office:value-type="float" office:value="82.92">
                <text:p>82.92</text:p>
              </table:table-cell>
              <table:table-cell office:value-type="float" office:value="5083">
                <text:p>5083</text:p>
              </table:table-cell>
              <table:table-cell office:value-type="float" office:value="88.87">
                <text:p>88.87</text:p>
              </table:table-cell>
              <table:table-cell office:value-type="float" office:value="4583.96">
                <text:p>458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96">
                <text:p>63.96</text:p>
              </table:table-cell>
              <table:table-cell office:value-type="float" office:value="4833.84">
                <text:p>4833.84</text:p>
              </table:table-cell>
              <table:table-cell office:value-type="float" office:value="60.88">
                <text:p>60.88</text:p>
              </table:table-cell>
              <table:table-cell office:value-type="float" office:value="5099.31">
                <text:p>5099.31</text:p>
              </table:table-cell>
              <table:table-cell office:value-type="float" office:value="39.8">
                <text:p>39.8</text:p>
              </table:table-cell>
              <table:table-cell office:value-type="float" office:value="4113.69">
                <text:p>4113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01">
                <text:p>63.01</text:p>
              </table:table-cell>
              <table:table-cell office:value-type="float" office:value="5751.68">
                <text:p>5751.68</text:p>
              </table:table-cell>
              <table:table-cell office:value-type="float" office:value="82.77">
                <text:p>82.77</text:p>
              </table:table-cell>
              <table:table-cell office:value-type="float" office:value="4587.65">
                <text:p>4587.65</text:p>
              </table:table-cell>
              <table:table-cell office:value-type="float" office:value="88.72">
                <text:p>88.72</text:p>
              </table:table-cell>
              <table:table-cell office:value-type="float" office:value="4516.1">
                <text:p>451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24">
                <text:p>60.24</text:p>
              </table:table-cell>
              <table:table-cell office:value-type="float" office:value="5049.84">
                <text:p>5049.84</text:p>
              </table:table-cell>
              <table:table-cell office:value-type="float" office:value="57.45">
                <text:p>57.45</text:p>
              </table:table-cell>
              <table:table-cell office:value-type="float" office:value="5097.54">
                <text:p>5097.54</text:p>
              </table:table-cell>
              <table:table-cell office:value-type="float" office:value="37.57">
                <text:p>37.57</text:p>
              </table:table-cell>
              <table:table-cell office:value-type="float" office:value="4284.71">
                <text:p>4284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89">
                <text:p>62.89</text:p>
              </table:table-cell>
              <table:table-cell office:value-type="float" office:value="5901.65">
                <text:p>5901.65</text:p>
              </table:table-cell>
              <table:table-cell office:value-type="float" office:value="82.69">
                <text:p>82.69</text:p>
              </table:table-cell>
              <table:table-cell office:value-type="float" office:value="4786.7">
                <text:p>4786.7</text:p>
              </table:table-cell>
              <table:table-cell office:value-type="float" office:value="88.65">
                <text:p>88.65</text:p>
              </table:table-cell>
              <table:table-cell office:value-type="float" office:value="4538.34">
                <text:p>4538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04">
                <text:p>57.04</text:p>
              </table:table-cell>
              <table:table-cell office:value-type="float" office:value="4628.88">
                <text:p>4628.88</text:p>
              </table:table-cell>
              <table:table-cell office:value-type="float" office:value="54.83">
                <text:p>54.83</text:p>
              </table:table-cell>
              <table:table-cell office:value-type="float" office:value="5384.34">
                <text:p>5384.34</text:p>
              </table:table-cell>
              <table:table-cell office:value-type="float" office:value="35.95">
                <text:p>35.95</text:p>
              </table:table-cell>
              <table:table-cell office:value-type="float" office:value="4009.05">
                <text:p>400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.04">
                <text:p>63.04</text:p>
              </table:table-cell>
              <table:table-cell office:value-type="float" office:value="5445.79">
                <text:p>5445.79</text:p>
              </table:table-cell>
              <table:table-cell office:value-type="float" office:value="82.65">
                <text:p>82.65</text:p>
              </table:table-cell>
              <table:table-cell office:value-type="float" office:value="4581.18">
                <text:p>4581.18</text:p>
              </table:table-cell>
              <table:table-cell office:value-type="float" office:value="88.61">
                <text:p>88.61</text:p>
              </table:table-cell>
              <table:table-cell office:value-type="float" office:value="4556.64">
                <text:p>4556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27">
                <text:p>54.27</text:p>
              </table:table-cell>
              <table:table-cell office:value-type="float" office:value="5230.77">
                <text:p>5230.77</text:p>
              </table:table-cell>
              <table:table-cell office:value-type="float" office:value="52.75">
                <text:p>52.75</text:p>
              </table:table-cell>
              <table:table-cell office:value-type="float" office:value="5311.92">
                <text:p>5311.92</text:p>
              </table:table-cell>
              <table:table-cell office:value-type="float" office:value="34.86">
                <text:p>34.86</text:p>
              </table:table-cell>
              <table:table-cell office:value-type="float" office:value="4162.82">
                <text:p>4162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49">
                <text:p>63.49</text:p>
              </table:table-cell>
              <table:table-cell office:value-type="float" office:value="5543.96">
                <text:p>5543.96</text:p>
              </table:table-cell>
              <table:table-cell office:value-type="float" office:value="82.63">
                <text:p>82.63</text:p>
              </table:table-cell>
              <table:table-cell office:value-type="float" office:value="4792.74">
                <text:p>4792.74</text:p>
              </table:table-cell>
              <table:table-cell office:value-type="float" office:value="88.59">
                <text:p>88.59</text:p>
              </table:table-cell>
              <table:table-cell office:value-type="float" office:value="4550.51">
                <text:p>455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28">
                <text:p>52.28</text:p>
              </table:table-cell>
              <table:table-cell office:value-type="float" office:value="5416.68">
                <text:p>5416.68</text:p>
              </table:table-cell>
              <table:table-cell office:value-type="float" office:value="51.19">
                <text:p>51.19</text:p>
              </table:table-cell>
              <table:table-cell office:value-type="float" office:value="5202.01">
                <text:p>5202.01</text:p>
              </table:table-cell>
              <table:table-cell office:value-type="float" office:value="34.11">
                <text:p>34.11</text:p>
              </table:table-cell>
              <table:table-cell office:value-type="float" office:value="3628.1">
                <text:p>362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07">
                <text:p>64.07</text:p>
              </table:table-cell>
              <table:table-cell office:value-type="float" office:value="5408.29">
                <text:p>5408.29</text:p>
              </table:table-cell>
              <table:table-cell office:value-type="float" office:value="82.62">
                <text:p>82.62</text:p>
              </table:table-cell>
              <table:table-cell office:value-type="float" office:value="5153.76">
                <text:p>5153.76</text:p>
              </table:table-cell>
              <table:table-cell office:value-type="float" office:value="88.58">
                <text:p>88.58</text:p>
              </table:table-cell>
              <table:table-cell office:value-type="float" office:value="4495.91">
                <text:p>449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">
                <text:p>50.8</text:p>
              </table:table-cell>
              <table:table-cell office:value-type="float" office:value="4400.81">
                <text:p>4400.81</text:p>
              </table:table-cell>
              <table:table-cell office:value-type="float" office:value="50.37">
                <text:p>50.37</text:p>
              </table:table-cell>
              <table:table-cell office:value-type="float" office:value="5198.24">
                <text:p>5198.24</text:p>
              </table:table-cell>
              <table:table-cell office:value-type="float" office:value="33.63">
                <text:p>33.63</text:p>
              </table:table-cell>
              <table:table-cell office:value-type="float" office:value="3885.28">
                <text:p>3885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.66">
                <text:p>64.66</text:p>
              </table:table-cell>
              <table:table-cell office:value-type="float" office:value="5362.49">
                <text:p>5362.49</text:p>
              </table:table-cell>
              <table:table-cell office:value-type="float" office:value="82.62">
                <text:p>82.62</text:p>
              </table:table-cell>
              <table:table-cell office:value-type="float" office:value="4918.83">
                <text:p>4918.83</text:p>
              </table:table-cell>
              <table:table-cell office:value-type="float" office:value="88.58">
                <text:p>88.58</text:p>
              </table:table-cell>
              <table:table-cell office:value-type="float" office:value="4509.98">
                <text:p>4509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31">
                <text:p>50.31</text:p>
              </table:table-cell>
              <table:table-cell office:value-type="float" office:value="4952.43">
                <text:p>4952.43</text:p>
              </table:table-cell>
              <table:table-cell office:value-type="float" office:value="49.98">
                <text:p>49.98</text:p>
              </table:table-cell>
              <table:table-cell office:value-type="float" office:value="4919.85">
                <text:p>4919.85</text:p>
              </table:table-cell>
              <table:table-cell office:value-type="float" office:value="33.32">
                <text:p>33.32</text:p>
              </table:table-cell>
              <table:table-cell office:value-type="float" office:value="3761.92">
                <text:p>3761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.8">
                <text:p>65.8</text:p>
              </table:table-cell>
              <table:table-cell office:value-type="float" office:value="5430.87">
                <text:p>5430.87</text:p>
              </table:table-cell>
              <table:table-cell office:value-type="float" office:value="82.62">
                <text:p>82.62</text:p>
              </table:table-cell>
              <table:table-cell office:value-type="float" office:value="4938.25">
                <text:p>4938.25</text:p>
              </table:table-cell>
              <table:table-cell office:value-type="float" office:value="88.57">
                <text:p>88.57</text:p>
              </table:table-cell>
              <table:table-cell office:value-type="float" office:value="4794.86">
                <text:p>4794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01">
                <text:p>50.01</text:p>
              </table:table-cell>
              <table:table-cell office:value-type="float" office:value="4462.26">
                <text:p>4462.26</text:p>
              </table:table-cell>
              <table:table-cell office:value-type="float" office:value="49.79">
                <text:p>49.79</text:p>
              </table:table-cell>
              <table:table-cell office:value-type="float" office:value="4562.99">
                <text:p>4562.99</text:p>
              </table:table-cell>
              <table:table-cell office:value-type="float" office:value="33.3">
                <text:p>33.3</text:p>
              </table:table-cell>
              <table:table-cell office:value-type="float" office:value="2991.11">
                <text:p>2991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.84">
                <text:p>67.84</text:p>
              </table:table-cell>
              <table:table-cell office:value-type="float" office:value="5652.42">
                <text:p>5652.42</text:p>
              </table:table-cell>
              <table:table-cell office:value-type="float" office:value="82.62">
                <text:p>82.62</text:p>
              </table:table-cell>
              <table:table-cell office:value-type="float" office:value="4118.38">
                <text:p>4118.38</text:p>
              </table:table-cell>
              <table:table-cell office:value-type="float" office:value="88.57">
                <text:p>88.57</text:p>
              </table:table-cell>
              <table:table-cell office:value-type="float" office:value="4404.35">
                <text:p>4404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6">
                <text:p>49.86</text:p>
              </table:table-cell>
              <table:table-cell office:value-type="float" office:value="3660.99">
                <text:p>3660.99</text:p>
              </table:table-cell>
              <table:table-cell office:value-type="float" office:value="49.69">
                <text:p>49.69</text:p>
              </table:table-cell>
              <table:table-cell office:value-type="float" office:value="3494.82">
                <text:p>3494.82</text:p>
              </table:table-cell>
              <table:table-cell office:value-type="float" office:value="33.26">
                <text:p>33.26</text:p>
              </table:table-cell>
              <table:table-cell office:value-type="float" office:value="2069.24">
                <text:p>2069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.99">
                <text:p>69.99</text:p>
              </table:table-cell>
              <table:table-cell office:value-type="float" office:value="5377.04">
                <text:p>5377.04</text:p>
              </table:table-cell>
              <table:table-cell office:value-type="float" office:value="82.62">
                <text:p>82.62</text:p>
              </table:table-cell>
              <table:table-cell office:value-type="float" office:value="3763.16">
                <text:p>3763.16</text:p>
              </table:table-cell>
              <table:table-cell office:value-type="float" office:value="88.57">
                <text:p>88.57</text:p>
              </table:table-cell>
              <table:table-cell office:value-type="float" office:value="4402.56">
                <text:p>440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9">
                <text:p>49.79</text:p>
              </table:table-cell>
              <table:table-cell office:value-type="float" office:value="2604.76">
                <text:p>2604.76</text:p>
              </table:table-cell>
              <table:table-cell office:value-type="float" office:value="49.64">
                <text:p>49.64</text:p>
              </table:table-cell>
              <table:table-cell office:value-type="float" office:value="2451.59">
                <text:p>2451.59</text:p>
              </table:table-cell>
              <table:table-cell office:value-type="float" office:value="33.21">
                <text:p>33.21</text:p>
              </table:table-cell>
              <table:table-cell office:value-type="float" office:value="1326.38">
                <text:p>1326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62">
                <text:p>82.62</text:p>
              </table:table-cell>
              <table:table-cell office:value-type="float" office:value="3210.59">
                <text:p>3210.59</text:p>
              </table:table-cell>
              <table:table-cell office:value-type="float" office:value="88.57">
                <text:p>88.57</text:p>
              </table:table-cell>
              <table:table-cell office:value-type="float" office:value="3863.72">
                <text:p>386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5">
                <text:p>49.75</text:p>
              </table:table-cell>
              <table:table-cell office:value-type="float" office:value="1684.78">
                <text:p>1684.78</text:p>
              </table:table-cell>
              <table:table-cell office:value-type="float" office:value="49.62">
                <text:p>49.62</text:p>
              </table:table-cell>
              <table:table-cell office:value-type="float" office:value="1498.06">
                <text:p>1498.06</text:p>
              </table:table-cell>
              <table:table-cell office:value-type="float" office:value="33.2">
                <text:p>33.2</text:p>
              </table:table-cell>
              <table:table-cell office:value-type="float" office:value="776.93">
                <text:p>776.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3">
                <text:p>49.73</text:p>
              </table:table-cell>
              <table:table-cell office:value-type="float" office:value="865.77">
                <text:p>865.77</text:p>
              </table:table-cell>
              <table:table-cell office:value-type="float" office:value="49.6">
                <text:p>49.6</text:p>
              </table:table-cell>
              <table:table-cell office:value-type="float" office:value="861.88">
                <text:p>861.88</text:p>
              </table:table-cell>
              <table:table-cell office:value-type="float" office:value="33.2">
                <text:p>33.2</text:p>
              </table:table-cell>
              <table:table-cell office:value-type="float" office:value="444.42">
                <text:p>444.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2">
                <text:p>49.72</text:p>
              </table:table-cell>
              <table:table-cell office:value-type="float" office:value="527.19">
                <text:p>527.19</text:p>
              </table:table-cell>
              <table:table-cell office:value-type="float" office:value="49.6">
                <text:p>49.6</text:p>
              </table:table-cell>
              <table:table-cell office:value-type="float" office:value="442.52">
                <text:p>442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1">
                <text:p>49.71</text:p>
              </table:table-cell>
              <table:table-cell office:value-type="float" office:value="292.39">
                <text:p>292.39</text:p>
              </table:table-cell>
              <table:table-cell office:value-type="float" office:value="49.59">
                <text:p>49.59</text:p>
              </table:table-cell>
              <table:table-cell office:value-type="float" office:value="275.08">
                <text:p>275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